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9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7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7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wrap" fo:padding-top="0.04921in" fo:padding-bottom="0.04921in" fo:padding-left="0.09843in" fo:padding-right="0.09843in" draw:textarea-vertical-align="top" draw:textarea-horizontal-align="center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6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SC Regular" style:font-family-complex="Noto Sans Devanagar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385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366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37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236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page1" draw:style-name="a2332" draw:master-page-name="Master1-Layout7-blank-Vuota" presentation:presentation-page-layout-name="Master1-PPL7" draw:id="Slide-256">
        <draw:frame draw:id="id329" draw:style-name="a2353" draw:name="CasellaDiTesto 1" svg:x="0in" svg:y="0.65512in" svg:width="7.5in" svg:height="3.35709in">
          <draw:text-box>
            <text:p text:style-name="a2334" text:class-names="" text:cond-style-name=""><text:span text:style-name="a2333" text:class-names=""/></text:p>
            <text:p text:style-name="a2336" text:class-names="" text:cond-style-name=""><text:span text:style-name="a2335" text:class-names="">Introduction to Robotics and Mechatronics</text:span></text:p>
            <text:p text:style-name="a2338" text:class-names="" text:cond-style-name=""><text:span text:style-name="a2337" text:class-names=""/></text:p>
            <text:p text:style-name="a2340" text:class-names="" text:cond-style-name=""><text:span text:style-name="a2339" text:class-names="">GROUP 2.5</text:span></text:p>
            <text:p text:style-name="a2342" text:class-names="" text:cond-style-name=""><text:span text:style-name="a2341" text:class-names="">Benson Chalethu</text:span></text:p>
            <text:p text:style-name="a2344" text:class-names="" text:cond-style-name=""><text:span text:style-name="a2343" text:class-names="">Pietro Griffa</text:span></text:p>
            <text:p text:style-name="a2346" text:class-names="" text:cond-style-name=""><text:span text:style-name="a2345" text:class-names="">Ingvar Groza</text:span></text:p>
            <text:p text:style-name="a2348" text:class-names="" text:cond-style-name=""><text:span text:style-name="a2347" text:class-names=""/></text:p>
            <text:p text:style-name="a2350" text:class-names="" text:cond-style-name=""><text:span text:style-name="a2349" text:class-names="">PreLab 05</text:span></text:p>
            <text:p text:style-name="a2352" text:class-names="" text:cond-style-name=""><text:span text:style-name="a2351" text:class-names=""/></text:p>
          </draw:text-box>
          <svg:title/>
          <svg:desc/>
        </draw:frame>
        <draw:frame draw:id="id330" draw:style-name="a2356" draw:name="CasellaDiTesto 2" svg:x="0in" svg:y="4.70603in" svg:width="7.5in" svg:height="0.37874in">
          <draw:text-box>
            <text:p text:style-name="a2355" text:class-names="" text:cond-style-name=""><text:span text:style-name="a2354" text:class-names=""><text:tab/>Q1</text:span></text:p>
          </draw:text-box>
          <svg:title/>
          <svg:desc/>
        </draw:frame>
        <draw:frame draw:id="id331" draw:style-name="a2378" draw:name="CasellaDiTesto 6" svg:x="0.29861in" svg:y="5.43563in" svg:width="6.90278in" svg:height="4.03906in">
          <draw:text-box>
            <text:list text:style-name="a2361">
              <text:list-item>
                <text:p text:style-name="a2360" text:class-names="" text:cond-style-name=""><text:span text:style-name="a2357" text:class-names="">Increasing<text:s text:c="1"/></text:span><text:span text:style-name="a2358" text:class-names="">fc</text:span><text:span text:style-name="a2359" text:class-names="">: passband of Blackman filter increases.</text:span></text:p>
              </text:list-item>
            </text:list>
            <text:list text:style-name="a2366">
              <text:list-item>
                <text:p text:style-name="a2365" text:class-names="" text:cond-style-name=""><text:span text:style-name="a2362" text:class-names="">Increasing<text:s text:c="1"/></text:span><text:span text:style-name="a2363" text:class-names="">M</text:span><text:span text:style-name="a2364" text:class-names="">: transition bandwidth is decreased and width of the stopband ripples are decreased.</text:span></text:p>
              </text:list-item>
            </text:list>
            <text:list text:style-name="a2371">
              <text:list-item>
                <text:p text:style-name="a2370" text:class-names="" text:cond-style-name=""><text:span text:style-name="a2367" text:class-names="">Increasing<text:s text:c="1"/></text:span><text:span text:style-name="a2368" text:class-names="">N</text:span><text:span text:style-name="a2369" text:class-names="">: roll-off of the moving average increases and width of the stopband ripples of the moving average is decreased.</text:span></text:p>
              </text:list-item>
            </text:list>
            <text:p text:style-name="a2373" text:class-names="" text:cond-style-name=""><text:span text:style-name="a2372" text:class-names=""/></text:p>
            <text:p text:style-name="a2375" text:class-names="" text:cond-style-name=""><text:span text:style-name="a2374" text:class-names="">Compared to the Blackman filter the moving average filter bounces. That means it is not very suitable for a low pass filter.</text:span></text:p>
            <text:p text:style-name="a2377" text:class-names="" text:cond-style-name=""><text:span text:style-name="a2376" text:class-names="">Besides that, there is not a specific cut off frequency so most of the signal passes through. To have similar properties like a Blackman filter N has to be increased.</text:span></text:p>
          </draw:text-box>
          <svg:title/>
          <svg:desc/>
        </draw:frame>
        <presentation:notes draw:style-name="a2387">
          <draw:frame draw:id="id332" draw:style-name="a2381" draw:name="Segnaposto numero diapositiva 6" svg:x="4.67953in" svg:y="11.10827in" svg:width="3.5878in" svg:height="0.58425in">
            <draw:text-box>
              <text:p text:style-name="a2380" text:class-names="" text:cond-style-name=""><text:span text:style-name="a2379" text:class-names=""><text:page-number style:num-format="1" text:fixed="false"/></text:span></text:p>
            </draw:text-box>
            <svg:title/>
            <svg:desc/>
          </draw:frame>
          <draw:frame draw:id="id333" draw:style-name="a2384" draw:name="Segnaposto numero diapositiva 6" svg:x="4.67953in" svg:y="11.10827in" svg:width="3.5878in" svg:height="0.58425in">
            <draw:text-box>
              <text:p text:style-name="a2383" text:class-names="" text:cond-style-name=""><text:span text:style-name="a2382" text:class-names=""><text:page-number style:num-format="1" text:fixed="false"/></text:span></text:p>
            </draw:text-box>
            <svg:title/>
            <svg:desc/>
          </draw:frame>
          <draw:page-thumbnail draw:page-number="1" svg:x="2.61458in" svg:y="0.88889in" svg:width="3.03646in" svg:height="4.38368in" presentation:class="page" draw:id="id334" presentation:style-name="a2385" draw:name="Segnaposto immagine diapositiva 1">
            <svg:title/>
            <svg:desc/>
          </draw:page-thumbnail>
          <draw:frame draw:id="id335" presentation:style-name="a238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388" draw:master-page-name="Master3-Layout7-blank-Vuota" presentation:presentation-page-layout-name="Master3-PPL7" draw:id="Slide-257">
        <draw:frame draw:id="id336" draw:style-name="a2391" draw:name="CasellaDiTesto 1" svg:x="0in" svg:y="0.73543in" svg:width="7.5in" svg:height="0.38976in">
          <draw:text-box>
            <text:p text:style-name="a2390" text:class-names="" text:cond-style-name=""><text:span text:style-name="a2389" text:class-names=""><text:tab/>Q4</text:span></text:p>
          </draw:text-box>
          <svg:title/>
          <svg:desc/>
        </draw:frame>
        <draw:frame draw:id="id337" draw:style-name="a2400" draw:name="CasellaDiTesto 8" svg:x="0.29861in" svg:y="1.375in" svg:width="6.90278in" svg:height="3.13027in">
          <draw:text-box>
            <text:p text:style-name="a2393" text:class-names="" text:cond-style-name=""><text:span text:style-name="a2392" text:class-names="">The Nyquist‘s Sampling Theorem, or simply Sampling Theorem, states that you must sample a signal at more than two times the maximum frequency to retain all frequencies components.</text:span></text:p>
            <text:p text:style-name="a2395" text:class-names="" text:cond-style-name=""><text:span text:style-name="a2394" text:class-names="">If a signal is sampled at less than that rate, aliasing can result.</text:span></text:p>
            <text:p text:style-name="a2399" text:class-names="" text:cond-style-name=""><text:span text:style-name="a2396" text:class-names="">Aliasing is defined as the misidentification of a signal frequency, introducing distortion or error, and as such it causes loss of information or, possibly even worse, a misinterpretation of the signal</text:span><text:span text:style-name="a2397" text:class-names="">.</text:span><text:span text:style-name="a2398" text:class-names=""/></text:p>
          </draw:text-box>
          <svg:title/>
          <svg:desc/>
        </draw:frame>
        <presentation:notes draw:style-name="a2409">
          <draw:frame draw:id="id338" draw:style-name="a2403" draw:name="Segnaposto numero diapositiva 6" svg:x="4.67953in" svg:y="11.10827in" svg:width="3.5878in" svg:height="0.58425in">
            <draw:text-box>
              <text:p text:style-name="a2402" text:class-names="" text:cond-style-name=""><text:span text:style-name="a2401" text:class-names=""><text:page-number style:num-format="1" text:fixed="false"/></text:span></text:p>
            </draw:text-box>
            <svg:title/>
            <svg:desc/>
          </draw:frame>
          <draw:frame draw:id="id339" draw:style-name="a2406" draw:name="Segnaposto numero diapositiva 6" svg:x="4.67953in" svg:y="11.10827in" svg:width="3.5878in" svg:height="0.58425in">
            <draw:text-box>
              <text:p text:style-name="a2405" text:class-names="" text:cond-style-name=""><text:span text:style-name="a2404" text:class-names=""><text:page-number style:num-format="1" text:fixed="false"/></text:span></text:p>
            </draw:text-box>
            <svg:title/>
            <svg:desc/>
          </draw:frame>
          <draw:page-thumbnail draw:page-number="2" svg:x="2.61458in" svg:y="0.88889in" svg:width="3.03646in" svg:height="4.38368in" presentation:class="page" draw:id="id340" presentation:style-name="a2407" draw:name="Segnaposto immagine diapositiva 1">
            <svg:title/>
            <svg:desc/>
          </draw:page-thumbnail>
          <draw:frame draw:id="id341" presentation:style-name="a240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</style:presentation-page-layout>
    <style:presentation-page-layout style:name="Master1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</style:presentation-page-layout>
    <style:presentation-page-layout style:name="Master3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6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2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1">
      <style:graphic-properties draw:fill="none" draw:stroke="non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draw:fill="none" draw:stroke="non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0">
      <style:graphic-properties draw:fill="none" draw:stroke="none"/>
    </style:style>
    <style:style style:family="paragraph" style:name="a11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draw:fill="none" draw:stroke="none"/>
    </style:style>
    <style:style style:family="text" style:name="a9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draw:fill="none" draw:stroke="non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0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draw:fill="none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2">
      <style:graphic-properties draw:fill="none" draw:stroke="non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9">
      <style:graphic-properties draw:fill="none" draw:stroke="non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56">
      <style:graphic-properties draw:fill="none" draw:stroke="none"/>
    </style:style>
    <style:style style:family="paragraph" style:name="a981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3">
      <style:graphic-properties draw:fill="none" draw:stroke="non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draw:fill="none" draw:stroke="none"/>
    </style:style>
    <style:style style:family="presentation" style:name="a1427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1">
      <style:graphic-properties draw:fill="none" draw:stroke="non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draw:fill="none" draw:stroke="none"/>
    </style:style>
    <style:style style:family="presentation" style:name="a2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8">
      <style:graphic-properties draw:fill="none" draw:stroke="non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5">
      <style:graphic-properties draw:fill="none" draw:stroke="non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5">
      <style:graphic-properties draw:fill="none" draw:stroke="non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non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9">
      <style:graphic-properties draw:fill="none" draw:stroke="non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draw:fill="none" draw:stroke="none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draw:fill="none" draw:stroke="non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7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draw:fill="none" draw:stroke="none"/>
    </style:style>
    <style:style style:family="presentation" style:name="a1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draw:fill="none" draw:stroke="non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draw:fill="none" draw:stroke="non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4">
      <style:graphic-properties draw:fill="none" draw:stroke="none"/>
    </style:style>
    <style:style style:family="text" style:name="a17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draw:fill="none" draw:stroke="non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4">
      <style:graphic-properties draw:fill="none" draw:stroke="non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8">
      <style:graphic-properties draw:fill="none" draw:stroke="none"/>
    </style:style>
    <style:style style:family="presentation" style:name="a1286">
      <style:graphic-properties draw:fill="none" draw:stroke="non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3">
      <style:graphic-properties draw:fill="none" draw:stroke="non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draw:fill="none" draw:stroke="non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draw:fill="none" draw:stroke="non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draw:fill="none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2">
      <style:graphic-properties draw:fill="none" draw:stroke="none"/>
    </style:style>
    <style:style style:family="presentation" style:name="a1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7">
      <style:graphic-properties draw:fill="none" draw:stroke="non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draw:fill="none" draw:stroke="non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2">
      <style:graphic-properties fo:wrap-option="no-wrap" fo:padding-top="0.04331in" fo:padding-bottom="0.04331in" fo:padding-left="0.08622in" fo:padding-right="0.086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5">
      <style:graphic-properties fo:wrap-option="no-wrap" fo:padding-top="0.04331in" fo:padding-bottom="0.04331in" fo:padding-left="0.08622in" fo:padding-right="0.086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28">
      <style:graphic-properties fo:wrap-option="no-wrap" fo:padding-top="0.04331in" fo:padding-bottom="0.04331in" fo:padding-left="0.08622in" fo:padding-right="0.0862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no-wrap" fo:padding-top="0.04331in" fo:padding-bottom="0.04331in" fo:padding-left="0.08622in" fo:padding-right="0.0862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draw:fill="none" draw:stroke="non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draw:fill="none" draw:stroke="non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draw:fill="none" draw:stroke="non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presentation" style:name="a18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draw:fill="none" draw:stroke="non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draw:fill="none" draw:stroke="non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draw:fill="none" draw:stroke="non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88">
      <style:graphic-properties draw:fill="none" draw:stroke="non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4">
      <style:graphic-properties draw:fill="none" draw:stroke="non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draw:fill="none" draw:stroke="non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2">
      <style:graphic-properties draw:fill="none" draw:stroke="non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draw:fill="none" draw:stroke="non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70">
      <style:graphic-properties draw:fill="none" draw:stroke="non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non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2">
      <style:graphic-properties draw:fill="none" draw:stroke="non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3">
      <style:graphic-properties draw:fill="none" draw:stroke="non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draw:fill="none" draw:stroke="non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none" draw:stroke="none"/>
    </style:style>
    <style:style style:family="drawing-page" style:name="a1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85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5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42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7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1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1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6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1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7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8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3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8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3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4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0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5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4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4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2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3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2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1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5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Vuota" style:page-layout-name="pageLayout1" draw:style-name="a0">
      <draw:frame draw:id="id0" presentation:style-name="a4" draw:name="Date Placeholder 1" svg:x="0.51575in" svg:y="10.04094in" svg:width="1.68701in" svg:height="0.57638in" presentation:class="date-time" presentation:placeholder="false">
        <draw:text-box>
          <text:p text:style-name="a3" text:class-names="" text:cond-style-name=""><text:span text:style-name="a1" text:class-names=""><text:date text:fixed="false" style:data-style-name="a2">3/31/2019</text:date></text:span></text:p>
        </draw:text-box>
        <svg:title/>
        <svg:desc/>
      </draw:frame>
      <draw:frame draw:id="id1" presentation:style-name="a7" draw:name="Footer Placeholder 2" svg:x="2.48425in" svg:y="10.04094in" svg:width="2.53071in" svg:height="0.57638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Slide Number Placeholder 3" svg:x="5.29685in" svg:y="10.04094in" svg:width="1.68701in" svg:height="0.57638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Segnaposto titolo 4" svg:x="0.3748in" svg:y="0.43189in" svg:width="6.74961in" svg:height="1.80866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29" draw:name="Segnaposto testo 5" svg:x="0.3748in" svg:y="2.53465in" svg:width="6.74961in" svg:height="6.2826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0" draw:name="Titolo 1" svg:x="0.9374in" svg:y="1.77244in" svg:width="5.6248in" svg:height="3.77244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2" presentation:style-name="a53" draw:name="Sottotitolo 2" svg:x="0.9374in" svg:y="5.68937in" svg:width="5.6248in" svg:height="2.61614in" presentation:class="subtitle" presentation:placeholder="false">
        <draw:text-box>
          <text:p text:style-name="a52" text:class-names="" text:cond-style-name=""><text:span text:style-name="a51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.51575in" svg:y="10.04094in" svg:width="1.68701in" svg:height="0.57638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3/31/2019</text:date></text:span></text:p>
        </draw:text-box>
        <svg:title/>
        <svg:desc/>
      </draw:frame>
      <draw:frame draw:id="id14" presentation:style-name="a60" draw:name="Segnaposto piè di pagina 4" svg:x="2.48425in" svg:y="10.04094in" svg:width="2.53071in" svg:height="0.5763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5.29685in" svg:y="10.04094in" svg:width="1.68701in" svg:height="0.5763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4" draw:name="Titolo 1" svg:x="0.3748in" svg:y="0.43189in" svg:width="6.74961in" svg:height="1.80866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17" presentation:style-name="a87" draw:name="Segnaposto contenuto 2" svg:x="0.3748in" svg:y="2.53465in" svg:width="6.74961in" svg:height="6.28268in" presentation:class="title" presentation:placeholder="false">
        <draw:text-box>
          <text:p text:style-name="a86" text:class-names="" text:cond-style-name=""><text:span text:style-name="a8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8" presentation:style-name="a91" draw:name="Segnaposto data 3" svg:x="0.51575in" svg:y="10.04094in" svg:width="1.68701in" svg:height="0.57638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3/31/2019</text:date></text:span></text:p>
        </draw:text-box>
        <svg:title/>
        <svg:desc/>
      </draw:frame>
      <draw:frame draw:id="id19" presentation:style-name="a94" draw:name="Segnaposto piè di pagina 4" svg:x="2.48425in" svg:y="10.04094in" svg:width="2.53071in" svg:height="0.5763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Segnaposto numero diapositiva 5" svg:x="5.29685in" svg:y="10.04094in" svg:width="1.68701in" svg:height="0.5763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Segnaposto immagine diapositiva 1">
          <svg:title/>
          <svg:desc/>
        </draw:page-thumbnail>
        <draw:frame draw:id="id6" presentation:style-name="a101" draw:name="Segnaposto note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Segnaposto intestazione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Segnaposto dat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Segnaposto piè di pa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Segnaposto numero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15">
      <draw:frame draw:id="id21" presentation:style-name="a118" draw:name="Titolo 1" svg:x="0.5122in" svg:y="2.70157in" svg:width="6.4689in" svg:height="4.50512in" presentation:class="title" presentation:placeholder="false">
        <draw:text-box>
          <text:p text:style-name="a117" text:class-names="" text:cond-style-name=""><text:span text:style-name="a116" text:class-names="">Fare clic per modificare lo stile del titolo</text:span></text:p>
        </draw:text-box>
        <svg:title/>
        <svg:desc/>
      </draw:frame>
      <draw:frame draw:id="id22" presentation:style-name="a122" draw:name="Segnaposto testo 2" svg:x="0.5122in" svg:y="7.25in" svg:width="6.4689in" svg:height="2.36969in" presentation:class="outline" presentation:placeholder="false">
        <draw:text-box>
          <text:list text:style-name="a121">
            <text:list-item>
              <text:p text:style-name="a120" text:class-names="" text:cond-style-name=""><text:span text:style-name="a119" text:class-names="">Fare clic per modificare stili del testo dello schema</text:span></text:p>
            </text:list-item>
          </text:list>
        </draw:text-box>
        <svg:title/>
        <svg:desc/>
      </draw:frame>
      <draw:frame draw:id="id23" presentation:style-name="a126" draw:name="Segnaposto data 3" svg:x="0.51575in" svg:y="10.04094in" svg:width="1.68701in" svg:height="0.57638in" presentation:class="date-time" presentation:placeholder="false">
        <draw:text-box>
          <text:p text:style-name="a125" text:class-names="" text:cond-style-name=""><text:span text:style-name="a123" text:class-names=""><text:date text:fixed="false" style:data-style-name="a124">3/31/2019</text:date></text:span></text:p>
        </draw:text-box>
        <svg:title/>
        <svg:desc/>
      </draw:frame>
      <draw:frame draw:id="id24" presentation:style-name="a129" draw:name="Segnaposto piè di pagina 4" svg:x="2.48425in" svg:y="10.04094in" svg:width="2.53071in" svg:height="0.5763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Segnaposto numero diapositiva 5" svg:x="5.29685in" svg:y="10.04094in" svg:width="1.68701in" svg:height="0.5763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Segnaposto immagine diapositiva 1">
          <svg:title/>
          <svg:desc/>
        </draw:page-thumbnail>
        <draw:frame draw:id="id6" presentation:style-name="a136" draw:name="Segnaposto note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Segnaposto intestazione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Segnaposto dat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Segnaposto piè di pa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Segnaposto numero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50">
      <draw:frame draw:id="id26" presentation:style-name="a153" draw:name="Titolo 1" svg:x="0.3748in" svg:y="0.43189in" svg:width="6.74961in" svg:height="1.80866in" presentation:class="title" presentation:placeholder="false">
        <draw:text-box>
          <text:p text:style-name="a152" text:class-names="" text:cond-style-name=""><text:span text:style-name="a151" text:class-names="">Fare clic per modificare lo stile del titolo</text:span></text:p>
        </draw:text-box>
        <svg:title/>
        <svg:desc/>
      </draw:frame>
      <draw:frame draw:id="id27" presentation:style-name="a156" draw:name="Segnaposto contenuto 2" svg:x="0.3752in" svg:y="2.53465in" svg:width="3.29173in" svg:height="6.28307in" presentation:class="title" presentation:placeholder="false">
        <draw:text-box>
          <text:p text:style-name="a155" text:class-names="" text:cond-style-name=""><text:span text:style-name="a15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" presentation:style-name="a159" draw:name="Segnaposto contenuto 3" svg:x="3.83346in" svg:y="2.53465in" svg:width="3.29173in" svg:height="6.28307in" presentation:class="title" presentation:placeholder="false">
        <draw:text-box>
          <text:p text:style-name="a158" text:class-names="" text:cond-style-name=""><text:span text:style-name="a157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" presentation:style-name="a163" draw:name="Segnaposto data 4" svg:x="0.51575in" svg:y="10.04094in" svg:width="1.68701in" svg:height="0.57638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3/31/2019</text:date></text:span></text:p>
        </draw:text-box>
        <svg:title/>
        <svg:desc/>
      </draw:frame>
      <draw:frame draw:id="id30" presentation:style-name="a166" draw:name="Segnaposto piè di pagina 5" svg:x="2.48425in" svg:y="10.04094in" svg:width="2.53071in" svg:height="0.57638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1" presentation:style-name="a169" draw:name="Segnaposto numero diapositiva 6" svg:x="5.29685in" svg:y="10.04094in" svg:width="1.68701in" svg:height="0.57638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186">
        <draw:page-thumbnail svg:x="1.21063in" svg:y="0.88858in" svg:width="5.84567in" svg:height="4.38425in" presentation:class="page" draw:id="id5" presentation:style-name="a170" draw:name="Segnaposto immagine diapositiva 1">
          <svg:title/>
          <svg:desc/>
        </draw:page-thumbnail>
        <draw:frame draw:id="id6" presentation:style-name="a173" draw:name="Segnaposto note 2" svg:x="0.82677in" svg:y="5.55394in" svg:width="6.61378in" svg:height="5.26142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7" presentation:style-name="a176" draw:name="Segnaposto intestazione 3" svg:x="0in" svg:y="0in" svg:width="3.5878in" svg:height="0.5842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8" presentation:style-name="a179" draw:name="Segnaposto data 4" svg:x="4.67953in" svg:y="0in" svg:width="3.5878in" svg:height="0.58425in" presentation:class="date-time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9" presentation:style-name="a182" draw:name="Segnaposto piè di pagina 5" svg:x="0in" svg:y="11.10827in" svg:width="3.5878in" svg:height="0.5842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Segnaposto numero diapositiva 6" svg:x="4.67953in" svg:y="11.10827in" svg:width="3.5878in" svg:height="0.5842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187">
      <draw:frame draw:id="id32" presentation:style-name="a190" draw:name="Titolo 1" svg:x="0.51732in" svg:y="0.57638in" svg:width="6.4689in" svg:height="2.0937in" presentation:class="title" presentation:placeholder="false">
        <draw:text-box>
          <text:p text:style-name="a189" text:class-names="" text:cond-style-name=""><text:span text:style-name="a188" text:class-names="">Fare clic per modificare lo stile del titolo</text:span></text:p>
        </draw:text-box>
        <svg:title/>
        <svg:desc/>
      </draw:frame>
      <draw:frame draw:id="id33" presentation:style-name="a194" draw:name="Segnaposto testo 2" svg:x="0.51732in" svg:y="2.6563in" svg:width="3.17205in" svg:height="1.30039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Fare clic per modificare stili del testo dello schema</text:span></text:p>
            </text:list-item>
          </text:list>
        </draw:text-box>
        <svg:title/>
        <svg:desc/>
      </draw:frame>
      <draw:frame draw:id="id34" presentation:style-name="a197" draw:name="Segnaposto contenuto 3" svg:x="0.51732in" svg:y="3.95669in" svg:width="3.17205in" svg:height="5.82126in" presentation:class="title" presentation:placeholder="false">
        <draw:text-box>
          <text:p text:style-name="a196" text:class-names="" text:cond-style-name=""><text:span text:style-name="a19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5" presentation:style-name="a201" draw:name="Segnaposto testo 4" svg:x="3.79685in" svg:y="2.6563in" svg:width="3.18937in" svg:height="1.30039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Fare clic per modificare stili del testo dello schema</text:span></text:p>
            </text:list-item>
          </text:list>
        </draw:text-box>
        <svg:title/>
        <svg:desc/>
      </draw:frame>
      <draw:frame draw:id="id36" presentation:style-name="a204" draw:name="Segnaposto contenuto 5" svg:x="3.79685in" svg:y="3.95669in" svg:width="3.18937in" svg:height="5.82126in" presentation:class="title" presentation:placeholder="false">
        <draw:text-box>
          <text:p text:style-name="a203" text:class-names="" text:cond-style-name=""><text:span text:style-name="a20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7" presentation:style-name="a208" draw:name="Segnaposto data 6" svg:x="0.51575in" svg:y="10.04094in" svg:width="1.68701in" svg:height="0.57638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3/31/2019</text:date></text:span></text:p>
        </draw:text-box>
        <svg:title/>
        <svg:desc/>
      </draw:frame>
      <draw:frame draw:id="id38" presentation:style-name="a211" draw:name="Segnaposto piè di pagina 7" svg:x="2.48425in" svg:y="10.04094in" svg:width="2.53071in" svg:height="0.57638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egnaposto numero diapositiva 8" svg:x="5.29685in" svg:y="10.04094in" svg:width="1.68701in" svg:height="0.57638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1.21063in" svg:y="0.88858in" svg:width="5.84567in" svg:height="4.38425in" presentation:class="page" draw:id="id5" presentation:style-name="a215" draw:name="Segnaposto immagine diapositiva 1">
          <svg:title/>
          <svg:desc/>
        </draw:page-thumbnail>
        <draw:frame draw:id="id6" presentation:style-name="a218" draw:name="Segnaposto note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Segnaposto intestazione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Segnaposto data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Segnaposto piè di pagina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egnaposto numero diapositiva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32">
      <draw:frame draw:id="id40" presentation:style-name="a235" draw:name="Titolo 1" svg:x="0.3748in" svg:y="0.43189in" svg:width="6.74961in" svg:height="1.80866in" presentation:class="title" presentation:placeholder="false">
        <draw:text-box>
          <text:p text:style-name="a234" text:class-names="" text:cond-style-name=""><text:span text:style-name="a233" text:class-names="">Fare clic per modificare lo stile del titolo</text:span></text:p>
        </draw:text-box>
        <svg:title/>
        <svg:desc/>
      </draw:frame>
      <draw:frame draw:id="id41" presentation:style-name="a239" draw:name="Segnaposto data 2" svg:x="0.51575in" svg:y="10.04094in" svg:width="1.68701in" svg:height="0.57638in" presentation:class="date-time" presentation:placeholder="false">
        <draw:text-box>
          <text:p text:style-name="a238" text:class-names="" text:cond-style-name=""><text:span text:style-name="a236" text:class-names=""><text:date text:fixed="false" style:data-style-name="a237">3/31/2019</text:date></text:span></text:p>
        </draw:text-box>
        <svg:title/>
        <svg:desc/>
      </draw:frame>
      <draw:frame draw:id="id42" presentation:style-name="a242" draw:name="Segnaposto piè di pagina 3" svg:x="2.48425in" svg:y="10.04094in" svg:width="2.53071in" svg:height="0.57638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3" presentation:style-name="a245" draw:name="Segnaposto numero diapositiva 4" svg:x="5.29685in" svg:y="10.04094in" svg:width="1.68701in" svg:height="0.57638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  <presentation:notes style:page-layout-name="pageLayout2" draw:style-name="a262">
        <draw:page-thumbnail svg:x="1.21063in" svg:y="0.88858in" svg:width="5.84567in" svg:height="4.38425in" presentation:class="page" draw:id="id5" presentation:style-name="a246" draw:name="Segnaposto immagine diapositiva 1">
          <svg:title/>
          <svg:desc/>
        </draw:page-thumbnail>
        <draw:frame draw:id="id6" presentation:style-name="a249" draw:name="Segnaposto note 2" svg:x="0.82677in" svg:y="5.55394in" svg:width="6.61378in" svg:height="5.26142in" presentation:class="notes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7" presentation:style-name="a252" draw:name="Segnaposto intestazione 3" svg:x="0in" svg:y="0in" svg:width="3.5878in" svg:height="0.58425in" presentation:class="head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8" presentation:style-name="a255" draw:name="Segnaposto data 4" svg:x="4.67953in" svg:y="0in" svg:width="3.5878in" svg:height="0.58425in" presentation:class="date-time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9" presentation:style-name="a258" draw:name="Segnaposto piè di pagina 5" svg:x="0in" svg:y="11.10827in" svg:width="3.5878in" svg:height="0.58425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0" presentation:style-name="a261" draw:name="Segnaposto numero diapositiva 6" svg:x="4.67953in" svg:y="11.10827in" svg:width="3.5878in" svg:height="0.58425in" presentation:class="page-number" presentation:placeholder="false">
          <draw:text-box>
            <text:p text:style-name="a260" text:class-names="" text:cond-style-name=""><text:span text:style-name="a2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263">
      <draw:frame draw:id="id44" presentation:style-name="a267" draw:name="Segnaposto data 1" svg:x="0.51575in" svg:y="10.04094in" svg:width="1.68701in" svg:height="0.57638in" presentation:class="date-time" presentation:placeholder="false">
        <draw:text-box>
          <text:p text:style-name="a266" text:class-names="" text:cond-style-name=""><text:span text:style-name="a264" text:class-names=""><text:date text:fixed="false" style:data-style-name="a265">3/31/2019</text:date></text:span></text:p>
        </draw:text-box>
        <svg:title/>
        <svg:desc/>
      </draw:frame>
      <draw:frame draw:id="id45" presentation:style-name="a270" draw:name="Segnaposto piè di pagina 2" svg:x="2.48425in" svg:y="10.04094in" svg:width="2.53071in" svg:height="0.57638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46" presentation:style-name="a273" draw:name="Segnaposto numero diapositiva 3" svg:x="5.29685in" svg:y="10.04094in" svg:width="1.68701in" svg:height="0.57638in" presentation:class="page-number" presentation:placeholder="false">
        <draw:text-box>
          <text:p text:style-name="a272" text:class-names="" text:cond-style-name=""><text:span text:style-name="a271" text:class-names=""><text:page-number style:num-format="1" text:fixed="false"/></text:span></text:p>
        </draw:text-box>
        <svg:title/>
        <svg:desc/>
      </draw:frame>
      <draw:frame draw:id="id47" presentation:style-name="a276" draw:name="Titolo 4" svg:x="0.3748in" svg:y="0.43189in" svg:width="6.74961in" svg:height="1.80866in" presentation:class="title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48" presentation:style-name="a280" draw:name="Segnaposto testo 5" svg:x="0.3748in" svg:y="2.53465in" svg:width="6.74961in" svg:height="6.28268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/></text:p>
            </text:list-item>
          </text:list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egnaposto immagine diapositiva 1">
          <svg:title/>
          <svg:desc/>
        </draw:page-thumbnail>
        <draw:frame draw:id="id6" presentation:style-name="a284" draw:name="Segnaposto note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Segnaposto intestazione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Segnaposto data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Segnaposto piè di pagina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egnaposto numero diapositiva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298">
      <draw:frame draw:id="id49" presentation:style-name="a301" draw:name="Titolo 1" svg:x="0.51732in" svg:y="0.72205in" svg:width="2.4185in" svg:height="2.52795in" presentation:class="title" presentation:placeholder="false">
        <draw:text-box>
          <text:p text:style-name="a300" text:class-names="" text:cond-style-name=""><text:span text:style-name="a299" text:class-names="">Fare clic per modificare lo stile del titolo</text:span></text:p>
        </draw:text-box>
        <svg:title/>
        <svg:desc/>
      </draw:frame>
      <draw:frame draw:id="id50" presentation:style-name="a304" draw:name="Segnaposto contenuto 2" svg:x="3.18937in" svg:y="1.55906in" svg:width="3.79685in" svg:height="7.69961in" presentation:class="title" presentation:placeholder="false">
        <draw:text-box>
          <text:p text:style-name="a303" text:class-names="" text:cond-style-name=""><text:span text:style-name="a30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51" presentation:style-name="a308" draw:name="Segnaposto testo 3" svg:x="0.51732in" svg:y="3.25in" svg:width="2.4185in" svg:height="6.02087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Fare clic per modificare stili del testo dello schema</text:span></text:p>
            </text:list-item>
          </text:list>
        </draw:text-box>
        <svg:title/>
        <svg:desc/>
      </draw:frame>
      <draw:frame draw:id="id52" presentation:style-name="a312" draw:name="Segnaposto data 4" svg:x="0.51575in" svg:y="10.04094in" svg:width="1.68701in" svg:height="0.57638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3/31/2019</text:date></text:span></text:p>
        </draw:text-box>
        <svg:title/>
        <svg:desc/>
      </draw:frame>
      <draw:frame draw:id="id53" presentation:style-name="a315" draw:name="Segnaposto piè di pagina 5" svg:x="2.48425in" svg:y="10.04094in" svg:width="2.53071in" svg:height="0.57638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54" presentation:style-name="a318" draw:name="Segnaposto numero diapositiva 6" svg:x="5.29685in" svg:y="10.04094in" svg:width="1.68701in" svg:height="0.57638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1.21063in" svg:y="0.88858in" svg:width="5.84567in" svg:height="4.38425in" presentation:class="page" draw:id="id5" presentation:style-name="a319" draw:name="Segnaposto immagine diapositiva 1">
          <svg:title/>
          <svg:desc/>
        </draw:page-thumbnail>
        <draw:frame draw:id="id6" presentation:style-name="a322" draw:name="Segnaposto note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egnaposto intestazione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Segnaposto data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Segnaposto piè di pagina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egnaposto numero diapositiva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36">
      <draw:frame draw:id="id55" presentation:style-name="a339" draw:name="Titolo 1" svg:x="0.51732in" svg:y="0.72205in" svg:width="2.4185in" svg:height="2.52795in" presentation:class="title" presentation:placeholder="false">
        <draw:text-box>
          <text:p text:style-name="a338" text:class-names="" text:cond-style-name=""><text:span text:style-name="a337" text:class-names="">Fare clic per modificare lo stile del titolo</text:span></text:p>
        </draw:text-box>
        <svg:title/>
        <svg:desc/>
      </draw:frame>
      <draw:frame draw:id="id56" presentation:style-name="a342" draw:name="Segnaposto immagine 2" svg:x="3.18937in" svg:y="1.55906in" svg:width="3.79685in" svg:height="7.69961in" presentation:class="title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egnaposto testo 3" svg:x="0.51732in" svg:y="3.25in" svg:width="2.4185in" svg:height="6.02087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Fare clic per modificare stili del testo dello schema</text:span></text:p>
            </text:list-item>
          </text:list>
        </draw:text-box>
        <svg:title/>
        <svg:desc/>
      </draw:frame>
      <draw:frame draw:id="id58" presentation:style-name="a350" draw:name="Segnaposto data 4" svg:x="0.51575in" svg:y="10.04094in" svg:width="1.68701in" svg:height="0.57638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3/31/2019</text:date></text:span></text:p>
        </draw:text-box>
        <svg:title/>
        <svg:desc/>
      </draw:frame>
      <draw:frame draw:id="id59" presentation:style-name="a353" draw:name="Segnaposto piè di pagina 5" svg:x="2.48425in" svg:y="10.04094in" svg:width="2.53071in" svg:height="0.57638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0" presentation:style-name="a356" draw:name="Segnaposto numero diapositiva 6" svg:x="5.29685in" svg:y="10.04094in" svg:width="1.68701in" svg:height="0.57638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presentation:notes style:page-layout-name="pageLayout2" draw:style-name="a373">
        <draw:page-thumbnail svg:x="1.21063in" svg:y="0.88858in" svg:width="5.84567in" svg:height="4.38425in" presentation:class="page" draw:id="id5" presentation:style-name="a357" draw:name="Segnaposto immagine diapositiva 1">
          <svg:title/>
          <svg:desc/>
        </draw:page-thumbnail>
        <draw:frame draw:id="id6" presentation:style-name="a360" draw:name="Segnaposto note 2" svg:x="0.82677in" svg:y="5.55394in" svg:width="6.61378in" svg:height="5.26142in" presentation:class="notes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7" presentation:style-name="a363" draw:name="Segnaposto intestazione 3" svg:x="0in" svg:y="0in" svg:width="3.5878in" svg:height="0.58425in" presentation:class="head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8" presentation:style-name="a366" draw:name="Segnaposto data 4" svg:x="4.67953in" svg:y="0in" svg:width="3.5878in" svg:height="0.58425in" presentation:class="date-time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9" presentation:style-name="a369" draw:name="Segnaposto piè di pagina 5" svg:x="0in" svg:y="11.10827in" svg:width="3.5878in" svg:height="0.58425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0" presentation:style-name="a372" draw:name="Segnaposto numero diapositiva 6" svg:x="4.67953in" svg:y="11.10827in" svg:width="3.5878in" svg:height="0.58425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374">
      <draw:frame draw:id="id61" presentation:style-name="a377" draw:name="Titolo 1" svg:x="0.3748in" svg:y="0.43189in" svg:width="6.74961in" svg:height="1.80866in" presentation:class="title" presentation:placeholder="false">
        <draw:text-box>
          <text:p text:style-name="a376" text:class-names="" text:cond-style-name=""><text:span text:style-name="a375" text:class-names="">Fare clic per modificare lo stile del titolo</text:span></text:p>
        </draw:text-box>
        <svg:title/>
        <svg:desc/>
      </draw:frame>
      <draw:frame draw:id="id62" presentation:style-name="a393" draw:name="Segnaposto testo verticale 2" svg:x="0.3748in" svg:y="2.53465in" svg:width="6.74961in" svg:height="6.28268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Fare clic per modificare stili del testo dello schema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o livello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9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97" draw:name="Segnaposto data 3" svg:x="0.51575in" svg:y="10.04094in" svg:width="1.68701in" svg:height="0.57638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3/31/2019</text:date></text:span></text:p>
        </draw:text-box>
        <svg:title/>
        <svg:desc/>
      </draw:frame>
      <draw:frame draw:id="id64" presentation:style-name="a400" draw:name="Segnaposto piè di pagina 4" svg:x="2.48425in" svg:y="10.04094in" svg:width="2.53071in" svg:height="0.57638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65" presentation:style-name="a403" draw:name="Segnaposto numero diapositiva 5" svg:x="5.29685in" svg:y="10.04094in" svg:width="1.68701in" svg:height="0.57638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/></text:span></text:p>
        </draw:text-box>
        <svg:title/>
        <svg:desc/>
      </draw:frame>
      <presentation:notes style:page-layout-name="pageLayout2" draw:style-name="a420">
        <draw:page-thumbnail svg:x="1.21063in" svg:y="0.88858in" svg:width="5.84567in" svg:height="4.38425in" presentation:class="page" draw:id="id5" presentation:style-name="a404" draw:name="Segnaposto immagine diapositiva 1">
          <svg:title/>
          <svg:desc/>
        </draw:page-thumbnail>
        <draw:frame draw:id="id6" presentation:style-name="a407" draw:name="Segnaposto note 2" svg:x="0.82677in" svg:y="5.55394in" svg:width="6.61378in" svg:height="5.26142in" presentation:class="notes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7" presentation:style-name="a410" draw:name="Segnaposto intestazione 3" svg:x="0in" svg:y="0in" svg:width="3.5878in" svg:height="0.58425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Segnaposto data 4" svg:x="4.67953in" svg:y="0in" svg:width="3.5878in" svg:height="0.58425in" presentation:class="date-time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Segnaposto piè di pagina 5" svg:x="0in" svg:y="11.10827in" svg:width="3.5878in" svg:height="0.58425in" presentation:class="foot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Segnaposto numero diapositiva 6" svg:x="4.67953in" svg:y="11.10827in" svg:width="3.5878in" svg:height="0.58425in" presentation:class="page-number" presentation:placeholder="false">
          <draw:text-box>
            <text:p text:style-name="a418" text:class-names="" text:cond-style-name=""><text:span text:style-name="a4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21">
      <draw:frame draw:id="id66" presentation:style-name="a424" draw:name="Titolo verticale 1" svg:x="5.4374in" svg:y="0.43228in" svg:width="1.6874in" svg:height="8.38543in" presentation:class="title" presentation:placeholder="false">
        <draw:text-box>
          <text:p text:style-name="a423" text:class-names="" text:cond-style-name=""><text:span text:style-name="a422" text:class-names="">Fare clic per modificare lo stile del titolo</text:span></text:p>
        </draw:text-box>
        <svg:title/>
        <svg:desc/>
      </draw:frame>
      <draw:frame draw:id="id67" presentation:style-name="a440" draw:name="Segnaposto testo verticale 2" svg:x="0.3752in" svg:y="0.43228in" svg:width="4.89567in" svg:height="8.38543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Fare clic per modificare stili del testo dello schema</text:span></text:p>
            </text:list-item>
          </text:list>
          <text:list text:style-name="a430">
            <text:list-item>
              <text:list text:style-name="a430">
                <text:list-item>
                  <text:p text:style-name="a429" text:class-names="" text:cond-style-name=""><text:span text:style-name="a428" text:class-names="">Secondo livello</text:span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3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p text:style-name="a435" text:class-names="" text:cond-style-name=""><text:span text:style-name="a43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list text:style-name="a439">
                            <text:list-item>
                              <text:p text:style-name="a438" text:class-names="" text:cond-style-name=""><text:span text:style-name="a43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44" draw:name="Segnaposto data 3" svg:x="0.51575in" svg:y="10.04094in" svg:width="1.68701in" svg:height="0.57638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3/31/2019</text:date></text:span></text:p>
        </draw:text-box>
        <svg:title/>
        <svg:desc/>
      </draw:frame>
      <draw:frame draw:id="id69" presentation:style-name="a447" draw:name="Segnaposto piè di pagina 4" svg:x="2.48425in" svg:y="10.04094in" svg:width="2.53071in" svg:height="0.57638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70" presentation:style-name="a450" draw:name="Segnaposto numero diapositiva 5" svg:x="5.29685in" svg:y="10.04094in" svg:width="1.68701in" svg:height="0.57638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page-thumbnail svg:x="1.21063in" svg:y="0.88858in" svg:width="5.84567in" svg:height="4.38425in" presentation:class="page" draw:id="id5" presentation:style-name="a451" draw:name="Segnaposto immagine diapositiva 1">
          <svg:title/>
          <svg:desc/>
        </draw:page-thumbnail>
        <draw:frame draw:id="id6" presentation:style-name="a454" draw:name="Segnaposto note 2" svg:x="0.82677in" svg:y="5.55394in" svg:width="6.61378in" svg:height="5.26142in" presentation:class="notes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7" presentation:style-name="a457" draw:name="Segnaposto intestazione 3" svg:x="0in" svg:y="0in" svg:width="3.5878in" svg:height="0.58425in" presentation:class="head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8" presentation:style-name="a460" draw:name="Segnaposto data 4" svg:x="4.67953in" svg:y="0in" svg:width="3.5878in" svg:height="0.58425in" presentation:class="date-time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3" draw:name="Segnaposto piè di pagina 5" svg:x="0in" svg:y="11.10827in" svg:width="3.5878in" svg:height="0.5842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egnaposto numero diapositiva 6" svg:x="4.67953in" svg:y="11.10827in" svg:width="3.5878in" svg:height="0.5842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ster2-Vuota_" style:page-layout-name="pageLayout1" draw:style-name="a468">
      <draw:frame draw:id="id71" presentation:style-name="a472" draw:name="Date Placeholder 1" svg:x="0.51575in" svg:y="10.04094in" svg:width="1.68701in" svg:height="0.57638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3/31/2019</text:date></text:span></text:p>
        </draw:text-box>
        <svg:title/>
        <svg:desc/>
      </draw:frame>
      <draw:frame draw:id="id72" presentation:style-name="a475" draw:name="Footer Placeholder 2" svg:x="2.48425in" svg:y="10.04094in" svg:width="2.53071in" svg:height="0.57638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73" presentation:style-name="a478" draw:name="Slide Number Placeholder 3" svg:x="5.29685in" svg:y="10.04094in" svg:width="1.68701in" svg:height="0.57638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  <draw:frame draw:id="id74" presentation:style-name="a481" draw:name="Segnaposto titolo 4" svg:x="0.3748in" svg:y="0.43189in" svg:width="6.74961in" svg:height="1.80866in" presentation:class="title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5" presentation:style-name="a497" draw:name="Segnaposto testo 5" svg:x="0.3748in" svg:y="2.53465in" svg:width="6.74961in" svg:height="6.28268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Fare clic per modificare stili del testo dello schema</text:span></text:p>
            </text:list-item>
          </text:list>
          <text:list text:style-name="a487">
            <text:list-item>
              <text:list text:style-name="a487">
                <text:list-item>
                  <text:p text:style-name="a486" text:class-names="" text:cond-style-name=""><text:span text:style-name="a485" text:class-names="">Secondo livello</text:span></text:p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p text:style-name="a489" text:class-names="" text:cond-style-name=""><text:span text:style-name="a4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p text:style-name="a492" text:class-names="" text:cond-style-name=""><text:span text:style-name="a4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4">
        <draw:page-thumbnail svg:x="1.21063in" svg:y="0.88858in" svg:width="5.84567in" svg:height="4.38425in" presentation:class="page" draw:id="id5" presentation:style-name="a498" draw:name="Segnaposto immagine diapositiva 1">
          <svg:title/>
          <svg:desc/>
        </draw:page-thumbnail>
        <draw:frame draw:id="id6" presentation:style-name="a501" draw:name="Segnaposto note 2" svg:x="0.82677in" svg:y="5.55394in" svg:width="6.61378in" svg:height="5.26142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7" presentation:style-name="a504" draw:name="Segnaposto intestazione 3" svg:x="0in" svg:y="0in" svg:width="3.5878in" svg:height="0.5842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8" presentation:style-name="a507" draw:name="Segnaposto data 4" svg:x="4.67953in" svg:y="0in" svg:width="3.5878in" svg:height="0.5842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9" presentation:style-name="a510" draw:name="Segnaposto piè di pagina 5" svg:x="0in" svg:y="11.10827in" svg:width="3.5878in" svg:height="0.58425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0" presentation:style-name="a513" draw:name="Segnaposto numero diapositiva 6" svg:x="4.67953in" svg:y="11.10827in" svg:width="3.5878in" svg:height="0.58425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15">
      <draw:frame draw:id="id76" presentation:style-name="a518" draw:name="Titolo 1" svg:x="0.9374in" svg:y="1.77244in" svg:width="5.6248in" svg:height="3.77244in" presentation:class="title" presentation:placeholder="false">
        <draw:text-box>
          <text:p text:style-name="a517" text:class-names="" text:cond-style-name=""><text:span text:style-name="a516" text:class-names="">Fare clic per modificare lo stile del titolo</text:span></text:p>
        </draw:text-box>
        <svg:title/>
        <svg:desc/>
      </draw:frame>
      <draw:frame draw:id="id77" presentation:style-name="a521" draw:name="Sottotitolo 2" svg:x="0.9374in" svg:y="5.68937in" svg:width="5.6248in" svg:height="2.61614in" presentation:class="subtitle" presentation:placeholder="false">
        <draw:text-box>
          <text:p text:style-name="a520" text:class-names="" text:cond-style-name=""><text:span text:style-name="a519" text:class-names="">Fare clic per modificare lo stile del sottotitolo dello schema</text:span></text:p>
        </draw:text-box>
        <svg:title/>
        <svg:desc/>
      </draw:frame>
      <draw:frame draw:id="id78" presentation:style-name="a525" draw:name="Segnaposto data 3" svg:x="0.51575in" svg:y="10.04094in" svg:width="1.68701in" svg:height="0.57638in" presentation:class="date-time" presentation:placeholder="false">
        <draw:text-box>
          <text:p text:style-name="a524" text:class-names="" text:cond-style-name=""><text:span text:style-name="a522" text:class-names=""><text:date text:fixed="false" style:data-style-name="a523">3/31/2019</text:date></text:span></text:p>
        </draw:text-box>
        <svg:title/>
        <svg:desc/>
      </draw:frame>
      <draw:frame draw:id="id79" presentation:style-name="a528" draw:name="Segnaposto piè di pagina 4" svg:x="2.48425in" svg:y="10.04094in" svg:width="2.53071in" svg:height="0.57638in" presentation:class="footer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80" presentation:style-name="a531" draw:name="Segnaposto numero diapositiva 5" svg:x="5.29685in" svg:y="10.04094in" svg:width="1.68701in" svg:height="0.57638in" presentation:class="page-number" presentation:placeholder="false">
        <draw:text-box>
          <text:p text:style-name="a530" text:class-names="" text:cond-style-name=""><text:span text:style-name="a529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page-thumbnail svg:x="1.21063in" svg:y="0.88858in" svg:width="5.84567in" svg:height="4.38425in" presentation:class="page" draw:id="id5" presentation:style-name="a532" draw:name="Segnaposto immagine diapositiva 1">
          <svg:title/>
          <svg:desc/>
        </draw:page-thumbnail>
        <draw:frame draw:id="id6" presentation:style-name="a535" draw:name="Segnaposto note 2" svg:x="0.82677in" svg:y="5.55394in" svg:width="6.61378in" svg:height="5.26142in" presentation:class="notes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7" presentation:style-name="a538" draw:name="Segnaposto intestazione 3" svg:x="0in" svg:y="0in" svg:width="3.5878in" svg:height="0.58425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8" presentation:style-name="a541" draw:name="Segnaposto data 4" svg:x="4.67953in" svg:y="0in" svg:width="3.5878in" svg:height="0.58425in" presentation:class="date-time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9" presentation:style-name="a544" draw:name="Segnaposto piè di pagina 5" svg:x="0in" svg:y="11.10827in" svg:width="3.5878in" svg:height="0.58425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egnaposto numero diapositiva 6" svg:x="4.67953in" svg:y="11.10827in" svg:width="3.5878in" svg:height="0.58425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549">
      <draw:frame draw:id="id81" presentation:style-name="a552" draw:name="Titolo 1" svg:x="0.3748in" svg:y="0.43189in" svg:width="6.74961in" svg:height="1.80866in" presentation:class="title" presentation:placeholder="false">
        <draw:text-box>
          <text:p text:style-name="a551" text:class-names="" text:cond-style-name=""><text:span text:style-name="a550" text:class-names="">Fare clic per modificare lo stile del titolo</text:span></text:p>
        </draw:text-box>
        <svg:title/>
        <svg:desc/>
      </draw:frame>
      <draw:frame draw:id="id82" presentation:style-name="a555" draw:name="Segnaposto contenuto 2" svg:x="0.3748in" svg:y="2.53465in" svg:width="6.74961in" svg:height="6.28268in" presentation:class="title" presentation:placeholder="false">
        <draw:text-box>
          <text:p text:style-name="a554" text:class-names="" text:cond-style-name=""><text:span text:style-name="a5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83" presentation:style-name="a559" draw:name="Segnaposto data 3" svg:x="0.51575in" svg:y="10.04094in" svg:width="1.68701in" svg:height="0.57638in" presentation:class="date-time" presentation:placeholder="false">
        <draw:text-box>
          <text:p text:style-name="a558" text:class-names="" text:cond-style-name=""><text:span text:style-name="a556" text:class-names=""><text:date text:fixed="false" style:data-style-name="a557">3/31/2019</text:date></text:span></text:p>
        </draw:text-box>
        <svg:title/>
        <svg:desc/>
      </draw:frame>
      <draw:frame draw:id="id84" presentation:style-name="a562" draw:name="Segnaposto piè di pagina 4" svg:x="2.48425in" svg:y="10.04094in" svg:width="2.53071in" svg:height="0.57638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5" presentation:style-name="a565" draw:name="Segnaposto numero diapositiva 5" svg:x="5.29685in" svg:y="10.04094in" svg:width="1.68701in" svg:height="0.57638in" presentation:class="page-number" presentation:placeholder="false">
        <draw:text-box>
          <text:p text:style-name="a564" text:class-names="" text:cond-style-name=""><text:span text:style-name="a563" text:class-names=""><text:page-number style:num-format="1" text:fixed="false"/></text:span></text:p>
        </draw:text-box>
        <svg:title/>
        <svg:desc/>
      </draw:frame>
      <presentation:notes style:page-layout-name="pageLayout2" draw:style-name="a582">
        <draw:page-thumbnail svg:x="1.21063in" svg:y="0.88858in" svg:width="5.84567in" svg:height="4.38425in" presentation:class="page" draw:id="id5" presentation:style-name="a566" draw:name="Segnaposto immagine diapositiva 1">
          <svg:title/>
          <svg:desc/>
        </draw:page-thumbnail>
        <draw:frame draw:id="id6" presentation:style-name="a569" draw:name="Segnaposto note 2" svg:x="0.82677in" svg:y="5.55394in" svg:width="6.61378in" svg:height="5.26142in" presentation:class="notes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7" presentation:style-name="a572" draw:name="Segnaposto intestazione 3" svg:x="0in" svg:y="0in" svg:width="3.5878in" svg:height="0.58425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8" presentation:style-name="a575" draw:name="Segnaposto data 4" svg:x="4.67953in" svg:y="0in" svg:width="3.5878in" svg:height="0.58425in" presentation:class="date-time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9" presentation:style-name="a578" draw:name="Segnaposto piè di pagina 5" svg:x="0in" svg:y="11.10827in" svg:width="3.5878in" svg:height="0.58425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0" presentation:style-name="a581" draw:name="Segnaposto numero diapositiva 6" svg:x="4.67953in" svg:y="11.10827in" svg:width="3.5878in" svg:height="0.58425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583">
      <draw:frame draw:id="id86" presentation:style-name="a586" draw:name="Titolo 1" svg:x="0.5122in" svg:y="2.70157in" svg:width="6.4689in" svg:height="4.50512in" presentation:class="title" presentation:placeholder="false">
        <draw:text-box>
          <text:p text:style-name="a585" text:class-names="" text:cond-style-name=""><text:span text:style-name="a584" text:class-names="">Fare clic per modificare lo stile del titolo</text:span></text:p>
        </draw:text-box>
        <svg:title/>
        <svg:desc/>
      </draw:frame>
      <draw:frame draw:id="id87" presentation:style-name="a590" draw:name="Segnaposto testo 2" svg:x="0.5122in" svg:y="7.25in" svg:width="6.4689in" svg:height="2.36969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Fare clic per modificare stili del testo dello schema</text:span></text:p>
            </text:list-item>
          </text:list>
        </draw:text-box>
        <svg:title/>
        <svg:desc/>
      </draw:frame>
      <draw:frame draw:id="id88" presentation:style-name="a594" draw:name="Segnaposto data 3" svg:x="0.51575in" svg:y="10.04094in" svg:width="1.68701in" svg:height="0.57638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3/31/2019</text:date></text:span></text:p>
        </draw:text-box>
        <svg:title/>
        <svg:desc/>
      </draw:frame>
      <draw:frame draw:id="id89" presentation:style-name="a597" draw:name="Segnaposto piè di pagina 4" svg:x="2.48425in" svg:y="10.04094in" svg:width="2.53071in" svg:height="0.57638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90" presentation:style-name="a600" draw:name="Segnaposto numero diapositiva 5" svg:x="5.29685in" svg:y="10.04094in" svg:width="1.68701in" svg:height="0.57638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presentation:notes style:page-layout-name="pageLayout2" draw:style-name="a617">
        <draw:page-thumbnail svg:x="1.21063in" svg:y="0.88858in" svg:width="5.84567in" svg:height="4.38425in" presentation:class="page" draw:id="id5" presentation:style-name="a601" draw:name="Segnaposto immagine diapositiva 1">
          <svg:title/>
          <svg:desc/>
        </draw:page-thumbnail>
        <draw:frame draw:id="id6" presentation:style-name="a604" draw:name="Segnaposto note 2" svg:x="0.82677in" svg:y="5.55394in" svg:width="6.61378in" svg:height="5.26142in" presentation:class="notes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7" draw:name="Segnaposto intestazione 3" svg:x="0in" svg:y="0in" svg:width="3.5878in" svg:height="0.5842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8" presentation:style-name="a610" draw:name="Segnaposto data 4" svg:x="4.67953in" svg:y="0in" svg:width="3.5878in" svg:height="0.58425in" presentation:class="date-time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9" presentation:style-name="a613" draw:name="Segnaposto piè di pagina 5" svg:x="0in" svg:y="11.10827in" svg:width="3.5878in" svg:height="0.58425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6" draw:name="Segnaposto numero diapositiva 6" svg:x="4.67953in" svg:y="11.10827in" svg:width="3.5878in" svg:height="0.58425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18">
      <draw:frame draw:id="id91" presentation:style-name="a621" draw:name="Titolo 1" svg:x="0.3748in" svg:y="0.43189in" svg:width="6.74961in" svg:height="1.80866in" presentation:class="title" presentation:placeholder="false">
        <draw:text-box>
          <text:p text:style-name="a620" text:class-names="" text:cond-style-name=""><text:span text:style-name="a619" text:class-names="">Fare clic per modificare lo stile del titolo</text:span></text:p>
        </draw:text-box>
        <svg:title/>
        <svg:desc/>
      </draw:frame>
      <draw:frame draw:id="id92" presentation:style-name="a624" draw:name="Segnaposto contenuto 2" svg:x="0.3752in" svg:y="2.53465in" svg:width="3.29173in" svg:height="6.28307in" presentation:class="title" presentation:placeholder="false">
        <draw:text-box>
          <text:p text:style-name="a623" text:class-names="" text:cond-style-name=""><text:span text:style-name="a62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93" presentation:style-name="a627" draw:name="Segnaposto contenuto 3" svg:x="3.83346in" svg:y="2.53465in" svg:width="3.29173in" svg:height="6.28307in" presentation:class="title" presentation:placeholder="false">
        <draw:text-box>
          <text:p text:style-name="a626" text:class-names="" text:cond-style-name=""><text:span text:style-name="a62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94" presentation:style-name="a631" draw:name="Segnaposto data 4" svg:x="0.51575in" svg:y="10.04094in" svg:width="1.68701in" svg:height="0.57638in" presentation:class="date-time" presentation:placeholder="false">
        <draw:text-box>
          <text:p text:style-name="a630" text:class-names="" text:cond-style-name=""><text:span text:style-name="a628" text:class-names=""><text:date text:fixed="false" style:data-style-name="a629">3/31/2019</text:date></text:span></text:p>
        </draw:text-box>
        <svg:title/>
        <svg:desc/>
      </draw:frame>
      <draw:frame draw:id="id95" presentation:style-name="a634" draw:name="Segnaposto piè di pagina 5" svg:x="2.48425in" svg:y="10.04094in" svg:width="2.53071in" svg:height="0.57638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96" presentation:style-name="a637" draw:name="Segnaposto numero diapositiva 6" svg:x="5.29685in" svg:y="10.04094in" svg:width="1.68701in" svg:height="0.57638in" presentation:class="page-number" presentation:placeholder="false">
        <draw:text-box>
          <text:p text:style-name="a636" text:class-names="" text:cond-style-name=""><text:span text:style-name="a635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page-thumbnail svg:x="1.21063in" svg:y="0.88858in" svg:width="5.84567in" svg:height="4.38425in" presentation:class="page" draw:id="id5" presentation:style-name="a638" draw:name="Segnaposto immagine diapositiva 1">
          <svg:title/>
          <svg:desc/>
        </draw:page-thumbnail>
        <draw:frame draw:id="id6" presentation:style-name="a641" draw:name="Segnaposto note 2" svg:x="0.82677in" svg:y="5.55394in" svg:width="6.61378in" svg:height="5.26142in" presentation:class="notes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7" presentation:style-name="a644" draw:name="Segnaposto intestazione 3" svg:x="0in" svg:y="0in" svg:width="3.5878in" svg:height="0.5842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8" presentation:style-name="a647" draw:name="Segnaposto data 4" svg:x="4.67953in" svg:y="0in" svg:width="3.5878in" svg:height="0.5842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9" presentation:style-name="a650" draw:name="Segnaposto piè di pagina 5" svg:x="0in" svg:y="11.10827in" svg:width="3.5878in" svg:height="0.58425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Segnaposto numero diapositiva 6" svg:x="4.67953in" svg:y="11.10827in" svg:width="3.5878in" svg:height="0.58425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655">
      <draw:frame draw:id="id97" presentation:style-name="a658" draw:name="Titolo 1" svg:x="0.51732in" svg:y="0.57638in" svg:width="6.4689in" svg:height="2.0937in" presentation:class="title" presentation:placeholder="false">
        <draw:text-box>
          <text:p text:style-name="a657" text:class-names="" text:cond-style-name=""><text:span text:style-name="a656" text:class-names="">Fare clic per modificare lo stile del titolo</text:span></text:p>
        </draw:text-box>
        <svg:title/>
        <svg:desc/>
      </draw:frame>
      <draw:frame draw:id="id98" presentation:style-name="a662" draw:name="Segnaposto testo 2" svg:x="0.51732in" svg:y="2.6563in" svg:width="3.17205in" svg:height="1.3003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Fare clic per modificare stili del testo dello schema</text:span></text:p>
            </text:list-item>
          </text:list>
        </draw:text-box>
        <svg:title/>
        <svg:desc/>
      </draw:frame>
      <draw:frame draw:id="id99" presentation:style-name="a665" draw:name="Segnaposto contenuto 3" svg:x="0.51732in" svg:y="3.95669in" svg:width="3.17205in" svg:height="5.82126in" presentation:class="title" presentation:placeholder="false">
        <draw:text-box>
          <text:p text:style-name="a664" text:class-names="" text:cond-style-name=""><text:span text:style-name="a66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00" presentation:style-name="a669" draw:name="Segnaposto testo 4" svg:x="3.79685in" svg:y="2.6563in" svg:width="3.18937in" svg:height="1.30039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Fare clic per modificare stili del testo dello schema</text:span></text:p>
            </text:list-item>
          </text:list>
        </draw:text-box>
        <svg:title/>
        <svg:desc/>
      </draw:frame>
      <draw:frame draw:id="id101" presentation:style-name="a672" draw:name="Segnaposto contenuto 5" svg:x="3.79685in" svg:y="3.95669in" svg:width="3.18937in" svg:height="5.82126in" presentation:class="title" presentation:placeholder="false">
        <draw:text-box>
          <text:p text:style-name="a671" text:class-names="" text:cond-style-name=""><text:span text:style-name="a670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02" presentation:style-name="a676" draw:name="Segnaposto data 6" svg:x="0.51575in" svg:y="10.04094in" svg:width="1.68701in" svg:height="0.57638in" presentation:class="date-time" presentation:placeholder="false">
        <draw:text-box>
          <text:p text:style-name="a675" text:class-names="" text:cond-style-name=""><text:span text:style-name="a673" text:class-names=""><text:date text:fixed="false" style:data-style-name="a674">3/31/2019</text:date></text:span></text:p>
        </draw:text-box>
        <svg:title/>
        <svg:desc/>
      </draw:frame>
      <draw:frame draw:id="id103" presentation:style-name="a679" draw:name="Segnaposto piè di pagina 7" svg:x="2.48425in" svg:y="10.04094in" svg:width="2.53071in" svg:height="0.57638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104" presentation:style-name="a682" draw:name="Segnaposto numero diapositiva 8" svg:x="5.29685in" svg:y="10.04094in" svg:width="1.68701in" svg:height="0.57638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presentation:notes style:page-layout-name="pageLayout2" draw:style-name="a699">
        <draw:page-thumbnail svg:x="1.21063in" svg:y="0.88858in" svg:width="5.84567in" svg:height="4.38425in" presentation:class="page" draw:id="id5" presentation:style-name="a683" draw:name="Segnaposto immagine diapositiva 1">
          <svg:title/>
          <svg:desc/>
        </draw:page-thumbnail>
        <draw:frame draw:id="id6" presentation:style-name="a686" draw:name="Segnaposto note 2" svg:x="0.82677in" svg:y="5.55394in" svg:width="6.61378in" svg:height="5.26142in" presentation:class="notes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7" presentation:style-name="a689" draw:name="Segnaposto intestazione 3" svg:x="0in" svg:y="0in" svg:width="3.5878in" svg:height="0.58425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8" presentation:style-name="a692" draw:name="Segnaposto data 4" svg:x="4.67953in" svg:y="0in" svg:width="3.5878in" svg:height="0.58425in" presentation:class="date-time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9" presentation:style-name="a695" draw:name="Segnaposto piè di pagina 5" svg:x="0in" svg:y="11.10827in" svg:width="3.5878in" svg:height="0.58425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0" presentation:style-name="a698" draw:name="Segnaposto numero diapositiva 6" svg:x="4.67953in" svg:y="11.10827in" svg:width="3.5878in" svg:height="0.58425in" presentation:class="page-number" presentation:placeholder="false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700">
      <draw:frame draw:id="id105" presentation:style-name="a703" draw:name="Titolo 1" svg:x="0.3748in" svg:y="0.43189in" svg:width="6.74961in" svg:height="1.80866in" presentation:class="title" presentation:placeholder="false">
        <draw:text-box>
          <text:p text:style-name="a702" text:class-names="" text:cond-style-name=""><text:span text:style-name="a701" text:class-names="">Fare clic per modificare lo stile del titolo</text:span></text:p>
        </draw:text-box>
        <svg:title/>
        <svg:desc/>
      </draw:frame>
      <draw:frame draw:id="id106" presentation:style-name="a707" draw:name="Segnaposto data 2" svg:x="0.51575in" svg:y="10.04094in" svg:width="1.68701in" svg:height="0.57638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3/31/2019</text:date></text:span></text:p>
        </draw:text-box>
        <svg:title/>
        <svg:desc/>
      </draw:frame>
      <draw:frame draw:id="id107" presentation:style-name="a710" draw:name="Segnaposto piè di pagina 3" svg:x="2.48425in" svg:y="10.04094in" svg:width="2.53071in" svg:height="0.57638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108" presentation:style-name="a713" draw:name="Segnaposto numero diapositiva 4" svg:x="5.29685in" svg:y="10.04094in" svg:width="1.68701in" svg:height="0.57638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page-thumbnail svg:x="1.21063in" svg:y="0.88858in" svg:width="5.84567in" svg:height="4.38425in" presentation:class="page" draw:id="id5" presentation:style-name="a714" draw:name="Segnaposto immagine diapositiva 1">
          <svg:title/>
          <svg:desc/>
        </draw:page-thumbnail>
        <draw:frame draw:id="id6" presentation:style-name="a717" draw:name="Segnaposto note 2" svg:x="0.82677in" svg:y="5.55394in" svg:width="6.61378in" svg:height="5.26142in" presentation:class="notes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7" presentation:style-name="a720" draw:name="Segnaposto intestazione 3" svg:x="0in" svg:y="0in" svg:width="3.5878in" svg:height="0.58425in" presentation:class="head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8" presentation:style-name="a723" draw:name="Segnaposto data 4" svg:x="4.67953in" svg:y="0in" svg:width="3.5878in" svg:height="0.58425in" presentation:class="date-time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9" presentation:style-name="a726" draw:name="Segnaposto piè di pagina 5" svg:x="0in" svg:y="11.10827in" svg:width="3.5878in" svg:height="0.58425in" presentation:class="foot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10" presentation:style-name="a729" draw:name="Segnaposto numero diapositiva 6" svg:x="4.67953in" svg:y="11.10827in" svg:width="3.5878in" svg:height="0.58425in" presentation:class="page-number" presentation:placeholder="false">
          <draw:text-box>
            <text:p text:style-name="a728" text:class-names="" text:cond-style-name=""><text:span text:style-name="a7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731">
      <draw:frame draw:id="id109" presentation:style-name="a735" draw:name="Segnaposto data 1" svg:x="0.51575in" svg:y="10.04094in" svg:width="1.68701in" svg:height="0.57638in" presentation:class="date-time" presentation:placeholder="false">
        <draw:text-box>
          <text:p text:style-name="a734" text:class-names="" text:cond-style-name=""><text:span text:style-name="a732" text:class-names=""><text:date text:fixed="false" style:data-style-name="a733">3/31/2019</text:date></text:span></text:p>
        </draw:text-box>
        <svg:title/>
        <svg:desc/>
      </draw:frame>
      <draw:frame draw:id="id110" presentation:style-name="a738" draw:name="Segnaposto piè di pagina 2" svg:x="2.48425in" svg:y="10.04094in" svg:width="2.53071in" svg:height="0.57638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11" presentation:style-name="a741" draw:name="Segnaposto numero diapositiva 3" svg:x="5.29685in" svg:y="10.04094in" svg:width="1.68701in" svg:height="0.57638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presentation:notes style:page-layout-name="pageLayout2" draw:style-name="a758">
        <draw:page-thumbnail svg:x="1.21063in" svg:y="0.88858in" svg:width="5.84567in" svg:height="4.38425in" presentation:class="page" draw:id="id5" presentation:style-name="a742" draw:name="Segnaposto immagine diapositiva 1">
          <svg:title/>
          <svg:desc/>
        </draw:page-thumbnail>
        <draw:frame draw:id="id6" presentation:style-name="a745" draw:name="Segnaposto note 2" svg:x="0.82677in" svg:y="5.55394in" svg:width="6.61378in" svg:height="5.26142in" presentation:class="notes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48" draw:name="Segnaposto intestazione 3" svg:x="0in" svg:y="0in" svg:width="3.5878in" svg:height="0.58425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8" presentation:style-name="a751" draw:name="Segnaposto data 4" svg:x="4.67953in" svg:y="0in" svg:width="3.5878in" svg:height="0.58425in" presentation:class="date-time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9" presentation:style-name="a754" draw:name="Segnaposto piè di pagina 5" svg:x="0in" svg:y="11.10827in" svg:width="3.5878in" svg:height="0.58425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0" presentation:style-name="a757" draw:name="Segnaposto numero diapositiva 6" svg:x="4.67953in" svg:y="11.10827in" svg:width="3.5878in" svg:height="0.58425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759">
      <draw:frame draw:id="id112" presentation:style-name="a762" draw:name="Titolo 1" svg:x="0.51732in" svg:y="0.72205in" svg:width="2.4185in" svg:height="2.52795in" presentation:class="title" presentation:placeholder="false">
        <draw:text-box>
          <text:p text:style-name="a761" text:class-names="" text:cond-style-name=""><text:span text:style-name="a760" text:class-names="">Fare clic per modificare lo stile del titolo</text:span></text:p>
        </draw:text-box>
        <svg:title/>
        <svg:desc/>
      </draw:frame>
      <draw:frame draw:id="id113" presentation:style-name="a765" draw:name="Segnaposto contenuto 2" svg:x="3.18937in" svg:y="1.55906in" svg:width="3.79685in" svg:height="7.69961in" presentation:class="title" presentation:placeholder="false">
        <draw:text-box>
          <text:p text:style-name="a764" text:class-names="" text:cond-style-name=""><text:span text:style-name="a76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14" presentation:style-name="a769" draw:name="Segnaposto testo 3" svg:x="0.51732in" svg:y="3.25in" svg:width="2.4185in" svg:height="6.02087in" presentation:class="outline" presentation:placeholder="false">
        <draw:text-box>
          <text:list text:style-name="a768">
            <text:list-item>
              <text:p text:style-name="a767" text:class-names="" text:cond-style-name=""><text:span text:style-name="a766" text:class-names="">Fare clic per modificare stili del testo dello schema</text:span></text:p>
            </text:list-item>
          </text:list>
        </draw:text-box>
        <svg:title/>
        <svg:desc/>
      </draw:frame>
      <draw:frame draw:id="id115" presentation:style-name="a773" draw:name="Segnaposto data 4" svg:x="0.51575in" svg:y="10.04094in" svg:width="1.68701in" svg:height="0.5763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3/31/2019</text:date></text:span></text:p>
        </draw:text-box>
        <svg:title/>
        <svg:desc/>
      </draw:frame>
      <draw:frame draw:id="id116" presentation:style-name="a776" draw:name="Segnaposto piè di pagina 5" svg:x="2.48425in" svg:y="10.04094in" svg:width="2.53071in" svg:height="0.5763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117" presentation:style-name="a779" draw:name="Segnaposto numero diapositiva 6" svg:x="5.29685in" svg:y="10.04094in" svg:width="1.68701in" svg:height="0.5763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796">
        <draw:page-thumbnail svg:x="1.21063in" svg:y="0.88858in" svg:width="5.84567in" svg:height="4.38425in" presentation:class="page" draw:id="id5" presentation:style-name="a780" draw:name="Segnaposto immagine diapositiva 1">
          <svg:title/>
          <svg:desc/>
        </draw:page-thumbnail>
        <draw:frame draw:id="id6" presentation:style-name="a783" draw:name="Segnaposto note 2" svg:x="0.82677in" svg:y="5.55394in" svg:width="6.61378in" svg:height="5.26142in" presentation:class="notes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7" presentation:style-name="a786" draw:name="Segnaposto intestazione 3" svg:x="0in" svg:y="0in" svg:width="3.5878in" svg:height="0.58425in" presentation:class="head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8" presentation:style-name="a789" draw:name="Segnaposto data 4" svg:x="4.67953in" svg:y="0in" svg:width="3.5878in" svg:height="0.58425in" presentation:class="date-time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9" presentation:style-name="a792" draw:name="Segnaposto piè di pagina 5" svg:x="0in" svg:y="11.10827in" svg:width="3.5878in" svg:height="0.58425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0" presentation:style-name="a795" draw:name="Segnaposto numero diapositiva 6" svg:x="4.67953in" svg:y="11.10827in" svg:width="3.5878in" svg:height="0.58425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797">
      <draw:frame draw:id="id118" presentation:style-name="a800" draw:name="Titolo 1" svg:x="0.51732in" svg:y="0.72205in" svg:width="2.4185in" svg:height="2.52795in" presentation:class="title" presentation:placeholder="false">
        <draw:text-box>
          <text:p text:style-name="a799" text:class-names="" text:cond-style-name=""><text:span text:style-name="a798" text:class-names="">Fare clic per modificare lo stile del titolo</text:span></text:p>
        </draw:text-box>
        <svg:title/>
        <svg:desc/>
      </draw:frame>
      <draw:frame draw:id="id119" presentation:style-name="a803" draw:name="Segnaposto immagine 2" svg:x="3.18937in" svg:y="1.55906in" svg:width="3.79685in" svg:height="7.69961in" presentation:class="titl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20" presentation:style-name="a807" draw:name="Segnaposto testo 3" svg:x="0.51732in" svg:y="3.25in" svg:width="2.4185in" svg:height="6.02087in" presentation:class="outline" presentation:placeholder="false">
        <draw:text-box>
          <text:list text:style-name="a806">
            <text:list-item>
              <text:p text:style-name="a805" text:class-names="" text:cond-style-name=""><text:span text:style-name="a804" text:class-names="">Fare clic per modificare stili del testo dello schema</text:span></text:p>
            </text:list-item>
          </text:list>
        </draw:text-box>
        <svg:title/>
        <svg:desc/>
      </draw:frame>
      <draw:frame draw:id="id121" presentation:style-name="a811" draw:name="Segnaposto data 4" svg:x="0.51575in" svg:y="10.04094in" svg:width="1.68701in" svg:height="0.57638in" presentation:class="date-time" presentation:placeholder="false">
        <draw:text-box>
          <text:p text:style-name="a810" text:class-names="" text:cond-style-name=""><text:span text:style-name="a808" text:class-names=""><text:date text:fixed="false" style:data-style-name="a809">3/31/2019</text:date></text:span></text:p>
        </draw:text-box>
        <svg:title/>
        <svg:desc/>
      </draw:frame>
      <draw:frame draw:id="id122" presentation:style-name="a814" draw:name="Segnaposto piè di pagina 5" svg:x="2.48425in" svg:y="10.04094in" svg:width="2.53071in" svg:height="0.57638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23" presentation:style-name="a817" draw:name="Segnaposto numero diapositiva 6" svg:x="5.29685in" svg:y="10.04094in" svg:width="1.68701in" svg:height="0.57638in" presentation:class="page-number" presentation:placeholder="false">
        <draw:text-box>
          <text:p text:style-name="a816" text:class-names="" text:cond-style-name=""><text:span text:style-name="a815" text:class-names=""><text:page-number style:num-format="1" text:fixed="false"/></text:span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5" presentation:style-name="a818" draw:name="Segnaposto immagine diapositiva 1">
          <svg:title/>
          <svg:desc/>
        </draw:page-thumbnail>
        <draw:frame draw:id="id6" presentation:style-name="a821" draw:name="Segnaposto note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7" presentation:style-name="a824" draw:name="Segnaposto intestazione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8" presentation:style-name="a827" draw:name="Segnaposto data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9" presentation:style-name="a830" draw:name="Segnaposto piè di pagina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0" presentation:style-name="a833" draw:name="Segnaposto numero diapositiva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835">
      <draw:frame draw:id="id124" presentation:style-name="a838" draw:name="Titolo 1" svg:x="0.3748in" svg:y="0.43189in" svg:width="6.74961in" svg:height="1.80866in" presentation:class="title" presentation:placeholder="false">
        <draw:text-box>
          <text:p text:style-name="a837" text:class-names="" text:cond-style-name=""><text:span text:style-name="a836" text:class-names="">Fare clic per modificare lo stile del titolo</text:span></text:p>
        </draw:text-box>
        <svg:title/>
        <svg:desc/>
      </draw:frame>
      <draw:frame draw:id="id125" presentation:style-name="a854" draw:name="Segnaposto testo verticale 2" svg:x="0.3748in" svg:y="2.53465in" svg:width="6.74961in" svg:height="6.28268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Fare clic per modificare stili del testo dello schema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o livello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858" draw:name="Segnaposto data 3" svg:x="0.51575in" svg:y="10.04094in" svg:width="1.68701in" svg:height="0.57638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3/31/2019</text:date></text:span></text:p>
        </draw:text-box>
        <svg:title/>
        <svg:desc/>
      </draw:frame>
      <draw:frame draw:id="id127" presentation:style-name="a861" draw:name="Segnaposto piè di pagina 4" svg:x="2.48425in" svg:y="10.04094in" svg:width="2.53071in" svg:height="0.57638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128" presentation:style-name="a864" draw:name="Segnaposto numero diapositiva 5" svg:x="5.29685in" svg:y="10.04094in" svg:width="1.68701in" svg:height="0.57638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  <presentation:notes style:page-layout-name="pageLayout2" draw:style-name="a881">
        <draw:page-thumbnail svg:x="1.21063in" svg:y="0.88858in" svg:width="5.84567in" svg:height="4.38425in" presentation:class="page" draw:id="id5" presentation:style-name="a865" draw:name="Segnaposto immagine diapositiva 1">
          <svg:title/>
          <svg:desc/>
        </draw:page-thumbnail>
        <draw:frame draw:id="id6" presentation:style-name="a868" draw:name="Segnaposto note 2" svg:x="0.82677in" svg:y="5.55394in" svg:width="6.61378in" svg:height="5.26142in" presentation:class="notes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7" presentation:style-name="a871" draw:name="Segnaposto intestazione 3" svg:x="0in" svg:y="0in" svg:width="3.5878in" svg:height="0.58425in" presentation:class="head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8" presentation:style-name="a874" draw:name="Segnaposto data 4" svg:x="4.67953in" svg:y="0in" svg:width="3.5878in" svg:height="0.58425in" presentation:class="date-time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9" presentation:style-name="a877" draw:name="Segnaposto piè di pagina 5" svg:x="0in" svg:y="11.10827in" svg:width="3.5878in" svg:height="0.58425in" presentation:class="footer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10" presentation:style-name="a880" draw:name="Segnaposto numero diapositiva 6" svg:x="4.67953in" svg:y="11.10827in" svg:width="3.5878in" svg:height="0.58425in" presentation:class="page-number" presentation:placeholder="false">
          <draw:text-box>
            <text:p text:style-name="a879" text:class-names="" text:cond-style-name=""><text:span text:style-name="a8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882">
      <draw:frame draw:id="id129" presentation:style-name="a885" draw:name="Titolo verticale 1" svg:x="5.4374in" svg:y="0.43228in" svg:width="1.6874in" svg:height="8.38543in" presentation:class="title" presentation:placeholder="false">
        <draw:text-box>
          <text:p text:style-name="a884" text:class-names="" text:cond-style-name=""><text:span text:style-name="a883" text:class-names="">Fare clic per modificare lo stile del titolo</text:span></text:p>
        </draw:text-box>
        <svg:title/>
        <svg:desc/>
      </draw:frame>
      <draw:frame draw:id="id130" presentation:style-name="a901" draw:name="Segnaposto testo verticale 2" svg:x="0.3752in" svg:y="0.43228in" svg:width="4.89567in" svg:height="8.38543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Fare clic per modificare stili del testo dello schema</text:span></text:p>
            </text:list-item>
          </text:list>
          <text:list text:style-name="a891">
            <text:list-item>
              <text:list text:style-name="a891">
                <text:list-item>
                  <text:p text:style-name="a890" text:class-names="" text:cond-style-name=""><text:span text:style-name="a889" text:class-names="">Secondo livello</text:span></text:p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p text:style-name="a893" text:class-names="" text:cond-style-name=""><text:span text:style-name="a8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p text:style-name="a896" text:class-names="" text:cond-style-name=""><text:span text:style-name="a8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0">
            <text:list-item>
              <text:list text:style-name="a900">
                <text:list-item>
                  <text:list text:style-name="a900">
                    <text:list-item>
                      <text:list text:style-name="a900">
                        <text:list-item>
                          <text:list text:style-name="a900">
                            <text:list-item>
                              <text:p text:style-name="a899" text:class-names="" text:cond-style-name=""><text:span text:style-name="a89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905" draw:name="Segnaposto data 3" svg:x="0.51575in" svg:y="10.04094in" svg:width="1.68701in" svg:height="0.57638in" presentation:class="date-time" presentation:placeholder="false">
        <draw:text-box>
          <text:p text:style-name="a904" text:class-names="" text:cond-style-name=""><text:span text:style-name="a902" text:class-names=""><text:date text:fixed="false" style:data-style-name="a903">3/31/2019</text:date></text:span></text:p>
        </draw:text-box>
        <svg:title/>
        <svg:desc/>
      </draw:frame>
      <draw:frame draw:id="id132" presentation:style-name="a908" draw:name="Segnaposto piè di pagina 4" svg:x="2.48425in" svg:y="10.04094in" svg:width="2.53071in" svg:height="0.57638in" presentation:class="footer" presentation:placeholder="false">
        <draw:text-box>
          <text:p text:style-name="a907" text:class-names="" text:cond-style-name=""><text:span text:style-name="a906" text:class-names=""/></text:p>
        </draw:text-box>
        <svg:title/>
        <svg:desc/>
      </draw:frame>
      <draw:frame draw:id="id133" presentation:style-name="a911" draw:name="Segnaposto numero diapositiva 5" svg:x="5.29685in" svg:y="10.04094in" svg:width="1.68701in" svg:height="0.57638in" presentation:class="page-number" presentation:placeholder="false">
        <draw:text-box>
          <text:p text:style-name="a910" text:class-names="" text:cond-style-name=""><text:span text:style-name="a909" text:class-names=""><text:page-number style:num-format="1" text:fixed="false"/></text:span></text:p>
        </draw:text-box>
        <svg:title/>
        <svg:desc/>
      </draw:frame>
      <presentation:notes style:page-layout-name="pageLayout2" draw:style-name="a928">
        <draw:page-thumbnail svg:x="1.21063in" svg:y="0.88858in" svg:width="5.84567in" svg:height="4.38425in" presentation:class="page" draw:id="id5" presentation:style-name="a912" draw:name="Segnaposto immagine diapositiva 1">
          <svg:title/>
          <svg:desc/>
        </draw:page-thumbnail>
        <draw:frame draw:id="id6" presentation:style-name="a915" draw:name="Segnaposto note 2" svg:x="0.82677in" svg:y="5.55394in" svg:width="6.61378in" svg:height="5.26142in" presentation:class="notes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7" presentation:style-name="a918" draw:name="Segnaposto intestazione 3" svg:x="0in" svg:y="0in" svg:width="3.5878in" svg:height="0.58425in" presentation:class="head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8" presentation:style-name="a921" draw:name="Segnaposto data 4" svg:x="4.67953in" svg:y="0in" svg:width="3.5878in" svg:height="0.58425in" presentation:class="date-time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9" presentation:style-name="a924" draw:name="Segnaposto piè di pagina 5" svg:x="0in" svg:y="11.10827in" svg:width="3.5878in" svg:height="0.58425in" presentation:class="foot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0" presentation:style-name="a927" draw:name="Segnaposto numero diapositiva 6" svg:x="4.67953in" svg:y="11.10827in" svg:width="3.5878in" svg:height="0.58425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Master3-Vuota__" style:page-layout-name="pageLayout1" draw:style-name="a929">
      <draw:frame draw:id="id134" presentation:style-name="a933" draw:name="Date Placeholder 1" svg:x="0.51575in" svg:y="10.04094in" svg:width="1.68701in" svg:height="0.57638in" presentation:class="date-time" presentation:placeholder="false">
        <draw:text-box>
          <text:p text:style-name="a932" text:class-names="" text:cond-style-name=""><text:span text:style-name="a930" text:class-names=""><text:date text:fixed="false" style:data-style-name="a931">3/31/2019</text:date></text:span></text:p>
        </draw:text-box>
        <svg:title/>
        <svg:desc/>
      </draw:frame>
      <draw:frame draw:id="id135" presentation:style-name="a936" draw:name="Footer Placeholder 2" svg:x="2.48425in" svg:y="10.04094in" svg:width="2.53071in" svg:height="0.57638in" presentation:class="footer" presentation:placeholder="false">
        <draw:text-box>
          <text:p text:style-name="a935" text:class-names="" text:cond-style-name=""><text:span text:style-name="a934" text:class-names=""/></text:p>
        </draw:text-box>
        <svg:title/>
        <svg:desc/>
      </draw:frame>
      <draw:frame draw:id="id136" presentation:style-name="a939" draw:name="Slide Number Placeholder 3" svg:x="5.29685in" svg:y="10.04094in" svg:width="1.68701in" svg:height="0.57638in" presentation:class="page-number" presentation:placeholder="false">
        <draw:text-box>
          <text:p text:style-name="a938" text:class-names="" text:cond-style-name=""><text:span text:style-name="a937" text:class-names=""><text:page-number style:num-format="1" text:fixed="false"/></text:span></text:p>
        </draw:text-box>
        <svg:title/>
        <svg:desc/>
      </draw:frame>
      <draw:frame draw:id="id137" presentation:style-name="a942" draw:name="Segnaposto titolo 4" svg:x="0.3748in" svg:y="0.43189in" svg:width="6.74961in" svg:height="1.80866in" presentation:class="title" presentation:placeholder="false">
        <draw:text-box>
          <text:p text:style-name="a941" text:class-names="" text:cond-style-name=""><text:span text:style-name="a940" text:class-names=""/></text:p>
        </draw:text-box>
        <svg:title/>
        <svg:desc/>
      </draw:frame>
      <draw:frame draw:id="id138" presentation:style-name="a958" draw:name="Segnaposto testo 5" svg:x="0.3748in" svg:y="2.53465in" svg:width="6.74961in" svg:height="6.28268in" presentation:class="outline" presentation:placeholder="false">
        <draw:text-box>
          <text:list text:style-name="a945">
            <text:list-item>
              <text:p text:style-name="a944" text:class-names="" text:cond-style-name=""><text:span text:style-name="a943" text:class-names="">Fare clic per modificare stili del testo dello schema</text:span></text:p>
            </text:list-item>
          </text:list>
          <text:list text:style-name="a948">
            <text:list-item>
              <text:list text:style-name="a948">
                <text:list-item>
                  <text:p text:style-name="a947" text:class-names="" text:cond-style-name=""><text:span text:style-name="a946" text:class-names="">Secondo livello</text:span></text:p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p text:style-name="a950" text:class-names="" text:cond-style-name=""><text:span text:style-name="a9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54">
            <text:list-item>
              <text:list text:style-name="a954">
                <text:list-item>
                  <text:list text:style-name="a954">
                    <text:list-item>
                      <text:list text:style-name="a954">
                        <text:list-item>
                          <text:p text:style-name="a953" text:class-names="" text:cond-style-name=""><text:span text:style-name="a9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7">
            <text:list-item>
              <text:list text:style-name="a957">
                <text:list-item>
                  <text:list text:style-name="a957">
                    <text:list-item>
                      <text:list text:style-name="a957">
                        <text:list-item>
                          <text:list text:style-name="a957">
                            <text:list-item>
                              <text:p text:style-name="a956" text:class-names="" text:cond-style-name=""><text:span text:style-name="a9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5" presentation:style-name="a959" draw:name="Segnaposto immagine diapositiva 1">
          <svg:title/>
          <svg:desc/>
        </draw:page-thumbnail>
        <draw:frame draw:id="id6" presentation:style-name="a962" draw:name="Segnaposto note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7" presentation:style-name="a965" draw:name="Segnaposto intestazione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8" presentation:style-name="a968" draw:name="Segnaposto data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9" presentation:style-name="a971" draw:name="Segnaposto piè di pagina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4" draw:name="Segnaposto numero diapositiva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a-titolo" style:page-layout-name="pageLayout1" draw:style-name="a976">
      <draw:frame draw:id="id139" presentation:style-name="a979" draw:name="Titolo 1" svg:x="0.9374in" svg:y="1.77244in" svg:width="5.6248in" svg:height="3.77244in" presentation:class="title" presentation:placeholder="false">
        <draw:text-box>
          <text:p text:style-name="a978" text:class-names="" text:cond-style-name=""><text:span text:style-name="a977" text:class-names="">Fare clic per modificare lo stile del titolo</text:span></text:p>
        </draw:text-box>
        <svg:title/>
        <svg:desc/>
      </draw:frame>
      <draw:frame draw:id="id140" presentation:style-name="a982" draw:name="Sottotitolo 2" svg:x="0.9374in" svg:y="5.68937in" svg:width="5.6248in" svg:height="2.61614in" presentation:class="subtitle" presentation:placeholder="false">
        <draw:text-box>
          <text:p text:style-name="a981" text:class-names="" text:cond-style-name=""><text:span text:style-name="a980" text:class-names="">Fare clic per modificare lo stile del sottotitolo dello schema</text:span></text:p>
        </draw:text-box>
        <svg:title/>
        <svg:desc/>
      </draw:frame>
      <draw:frame draw:id="id141" presentation:style-name="a986" draw:name="Segnaposto data 3" svg:x="0.51575in" svg:y="10.04094in" svg:width="1.68701in" svg:height="0.57638in" presentation:class="date-time" presentation:placeholder="false">
        <draw:text-box>
          <text:p text:style-name="a985" text:class-names="" text:cond-style-name=""><text:span text:style-name="a983" text:class-names=""><text:date text:fixed="false" style:data-style-name="a984">3/31/2019</text:date></text:span></text:p>
        </draw:text-box>
        <svg:title/>
        <svg:desc/>
      </draw:frame>
      <draw:frame draw:id="id142" presentation:style-name="a989" draw:name="Segnaposto piè di pagina 4" svg:x="2.48425in" svg:y="10.04094in" svg:width="2.53071in" svg:height="0.57638in" presentation:class="footer" presentation:placeholder="false">
        <draw:text-box>
          <text:p text:style-name="a988" text:class-names="" text:cond-style-name=""><text:span text:style-name="a987" text:class-names=""/></text:p>
        </draw:text-box>
        <svg:title/>
        <svg:desc/>
      </draw:frame>
      <draw:frame draw:id="id143" presentation:style-name="a992" draw:name="Segnaposto numero diapositiva 5" svg:x="5.29685in" svg:y="10.04094in" svg:width="1.68701in" svg:height="0.57638in" presentation:class="page-number" presentation:placeholder="false">
        <draw:text-box>
          <text:p text:style-name="a991" text:class-names="" text:cond-style-name=""><text:span text:style-name="a990" text:class-names=""><text:page-number style:num-format="1" text:fixed="false"/></text:span></text:p>
        </draw:text-box>
        <svg:title/>
        <svg:desc/>
      </draw:frame>
      <presentation:notes style:page-layout-name="pageLayout2" draw:style-name="a1009">
        <draw:page-thumbnail svg:x="1.21063in" svg:y="0.88858in" svg:width="5.84567in" svg:height="4.38425in" presentation:class="page" draw:id="id5" presentation:style-name="a993" draw:name="Segnaposto immagine diapositiva 1">
          <svg:title/>
          <svg:desc/>
        </draw:page-thumbnail>
        <draw:frame draw:id="id6" presentation:style-name="a996" draw:name="Segnaposto note 2" svg:x="0.82677in" svg:y="5.55394in" svg:width="6.61378in" svg:height="5.26142in" presentation:class="notes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7" presentation:style-name="a999" draw:name="Segnaposto intestazione 3" svg:x="0in" svg:y="0in" svg:width="3.5878in" svg:height="0.58425in" presentation:class="head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8" presentation:style-name="a1002" draw:name="Segnaposto data 4" svg:x="4.67953in" svg:y="0in" svg:width="3.5878in" svg:height="0.58425in" presentation:class="date-time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9" presentation:style-name="a1005" draw:name="Segnaposto piè di pagina 5" svg:x="0in" svg:y="11.10827in" svg:width="3.5878in" svg:height="0.58425in" presentation:class="foot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10" presentation:style-name="a1008" draw:name="Segnaposto numero diapositiva 6" svg:x="4.67953in" svg:y="11.10827in" svg:width="3.5878in" svg:height="0.58425in" presentation:class="page-number" presentation:placeholder="false">
          <draw:text-box>
            <text:p text:style-name="a1007" text:class-names="" text:cond-style-name=""><text:span text:style-name="a10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olo-e-contenuto" style:page-layout-name="pageLayout1" draw:style-name="a1010">
      <draw:frame draw:id="id144" presentation:style-name="a1013" draw:name="Titolo 1" svg:x="0.3748in" svg:y="0.43189in" svg:width="6.74961in" svg:height="1.80866in" presentation:class="title" presentation:placeholder="false">
        <draw:text-box>
          <text:p text:style-name="a1012" text:class-names="" text:cond-style-name=""><text:span text:style-name="a1011" text:class-names="">Fare clic per modificare lo stile del titolo</text:span></text:p>
        </draw:text-box>
        <svg:title/>
        <svg:desc/>
      </draw:frame>
      <draw:frame draw:id="id145" presentation:style-name="a1016" draw:name="Segnaposto contenuto 2" svg:x="0.3748in" svg:y="2.53465in" svg:width="6.74961in" svg:height="6.28268in" presentation:class="title" presentation:placeholder="false">
        <draw:text-box>
          <text:p text:style-name="a1015" text:class-names="" text:cond-style-name=""><text:span text:style-name="a101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46" presentation:style-name="a1020" draw:name="Segnaposto data 3" svg:x="0.51575in" svg:y="10.04094in" svg:width="1.68701in" svg:height="0.57638in" presentation:class="date-time" presentation:placeholder="false">
        <draw:text-box>
          <text:p text:style-name="a1019" text:class-names="" text:cond-style-name=""><text:span text:style-name="a1017" text:class-names=""><text:date text:fixed="false" style:data-style-name="a1018">3/31/2019</text:date></text:span></text:p>
        </draw:text-box>
        <svg:title/>
        <svg:desc/>
      </draw:frame>
      <draw:frame draw:id="id147" presentation:style-name="a1023" draw:name="Segnaposto piè di pagina 4" svg:x="2.48425in" svg:y="10.04094in" svg:width="2.53071in" svg:height="0.57638in" presentation:class="footer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48" presentation:style-name="a1026" draw:name="Segnaposto numero diapositiva 5" svg:x="5.29685in" svg:y="10.04094in" svg:width="1.68701in" svg:height="0.57638in" presentation:class="page-number" presentation:placeholder="false">
        <draw:text-box>
          <text:p text:style-name="a1025" text:class-names="" text:cond-style-name=""><text:span text:style-name="a1024" text:class-names=""><text:page-number style:num-format="1" text:fixed="false"/></text:span></text:p>
        </draw:text-box>
        <svg:title/>
        <svg:desc/>
      </draw:frame>
      <presentation:notes style:page-layout-name="pageLayout2" draw:style-name="a1043">
        <draw:page-thumbnail svg:x="1.21063in" svg:y="0.88858in" svg:width="5.84567in" svg:height="4.38425in" presentation:class="page" draw:id="id5" presentation:style-name="a1027" draw:name="Segnaposto immagine diapositiva 1">
          <svg:title/>
          <svg:desc/>
        </draw:page-thumbnail>
        <draw:frame draw:id="id6" presentation:style-name="a1030" draw:name="Segnaposto note 2" svg:x="0.82677in" svg:y="5.55394in" svg:width="6.61378in" svg:height="5.26142in" presentation:class="notes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7" presentation:style-name="a1033" draw:name="Segnaposto intestazione 3" svg:x="0in" svg:y="0in" svg:width="3.5878in" svg:height="0.58425in" presentation:class="head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8" presentation:style-name="a1036" draw:name="Segnaposto data 4" svg:x="4.67953in" svg:y="0in" svg:width="3.5878in" svg:height="0.58425in" presentation:class="date-time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9" presentation:style-name="a1039" draw:name="Segnaposto piè di pagina 5" svg:x="0in" svg:y="11.10827in" svg:width="3.5878in" svg:height="0.58425in" presentation:class="foot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0" presentation:style-name="a1042" draw:name="Segnaposto numero diapositiva 6" svg:x="4.67953in" svg:y="11.10827in" svg:width="3.5878in" svg:height="0.58425in" presentation:class="page-number" presentation:placeholder="false">
          <draw:text-box>
            <text:p text:style-name="a1041" text:class-names="" text:cond-style-name=""><text:span text:style-name="a10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Intestazione-sezione" style:page-layout-name="pageLayout1" draw:style-name="a1044">
      <draw:frame draw:id="id149" presentation:style-name="a1047" draw:name="Titolo 1" svg:x="0.5122in" svg:y="2.70157in" svg:width="6.4689in" svg:height="4.50512in" presentation:class="title" presentation:placeholder="false">
        <draw:text-box>
          <text:p text:style-name="a1046" text:class-names="" text:cond-style-name=""><text:span text:style-name="a1045" text:class-names="">Fare clic per modificare lo stile del titolo</text:span></text:p>
        </draw:text-box>
        <svg:title/>
        <svg:desc/>
      </draw:frame>
      <draw:frame draw:id="id150" presentation:style-name="a1051" draw:name="Segnaposto testo 2" svg:x="0.5122in" svg:y="7.25in" svg:width="6.4689in" svg:height="2.36969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Fare clic per modificare stili del testo dello schema</text:span></text:p>
            </text:list-item>
          </text:list>
        </draw:text-box>
        <svg:title/>
        <svg:desc/>
      </draw:frame>
      <draw:frame draw:id="id151" presentation:style-name="a1055" draw:name="Segnaposto data 3" svg:x="0.51575in" svg:y="10.04094in" svg:width="1.68701in" svg:height="0.57638in" presentation:class="date-time" presentation:placeholder="false">
        <draw:text-box>
          <text:p text:style-name="a1054" text:class-names="" text:cond-style-name=""><text:span text:style-name="a1052" text:class-names=""><text:date text:fixed="false" style:data-style-name="a1053">3/31/2019</text:date></text:span></text:p>
        </draw:text-box>
        <svg:title/>
        <svg:desc/>
      </draw:frame>
      <draw:frame draw:id="id152" presentation:style-name="a1058" draw:name="Segnaposto piè di pagina 4" svg:x="2.48425in" svg:y="10.04094in" svg:width="2.53071in" svg:height="0.57638in" presentation:class="footer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153" presentation:style-name="a1061" draw:name="Segnaposto numero diapositiva 5" svg:x="5.29685in" svg:y="10.04094in" svg:width="1.68701in" svg:height="0.57638in" presentation:class="page-number" presentation:placeholder="false">
        <draw:text-box>
          <text:p text:style-name="a1060" text:class-names="" text:cond-style-name=""><text:span text:style-name="a1059" text:class-names=""><text:page-number style:num-format="1" text:fixed="false"/></text:span></text:p>
        </draw:text-box>
        <svg:title/>
        <svg:desc/>
      </draw:frame>
      <presentation:notes style:page-layout-name="pageLayout2" draw:style-name="a1078">
        <draw:page-thumbnail svg:x="1.21063in" svg:y="0.88858in" svg:width="5.84567in" svg:height="4.38425in" presentation:class="page" draw:id="id5" presentation:style-name="a1062" draw:name="Segnaposto immagine diapositiva 1">
          <svg:title/>
          <svg:desc/>
        </draw:page-thumbnail>
        <draw:frame draw:id="id6" presentation:style-name="a1065" draw:name="Segnaposto note 2" svg:x="0.82677in" svg:y="5.55394in" svg:width="6.61378in" svg:height="5.26142in" presentation:class="notes" presentation:placeholder="false">
          <draw:text-box>
            <text:p text:style-name="a1064" text:class-names="" text:cond-style-name=""><text:span text:style-name="a1063" text:class-names=""/></text:p>
          </draw:text-box>
          <svg:title/>
          <svg:desc/>
        </draw:frame>
        <draw:frame draw:id="id7" presentation:style-name="a1068" draw:name="Segnaposto intestazione 3" svg:x="0in" svg:y="0in" svg:width="3.5878in" svg:height="0.58425in" presentation:class="header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8" presentation:style-name="a1071" draw:name="Segnaposto data 4" svg:x="4.67953in" svg:y="0in" svg:width="3.5878in" svg:height="0.58425in" presentation:class="date-time" presentation:placeholder="false">
          <draw:text-box>
            <text:p text:style-name="a1070" text:class-names="" text:cond-style-name=""><text:span text:style-name="a1069" text:class-names=""/></text:p>
          </draw:text-box>
          <svg:title/>
          <svg:desc/>
        </draw:frame>
        <draw:frame draw:id="id9" presentation:style-name="a1074" draw:name="Segnaposto piè di pagina 5" svg:x="0in" svg:y="11.10827in" svg:width="3.5878in" svg:height="0.58425in" presentation:class="footer" presentation:placeholder="false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10" presentation:style-name="a1077" draw:name="Segnaposto numero diapositiva 6" svg:x="4.67953in" svg:y="11.10827in" svg:width="3.5878in" svg:height="0.58425in" presentation:class="page-number" presentation:placeholder="false">
          <draw:text-box>
            <text:p text:style-name="a1076" text:class-names="" text:cond-style-name=""><text:span text:style-name="a10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ue-contenuti" style:page-layout-name="pageLayout1" draw:style-name="a1079">
      <draw:frame draw:id="id154" presentation:style-name="a1082" draw:name="Titolo 1" svg:x="0.3748in" svg:y="0.43189in" svg:width="6.74961in" svg:height="1.80866in" presentation:class="title" presentation:placeholder="false">
        <draw:text-box>
          <text:p text:style-name="a1081" text:class-names="" text:cond-style-name=""><text:span text:style-name="a1080" text:class-names="">Fare clic per modificare lo stile del titolo</text:span></text:p>
        </draw:text-box>
        <svg:title/>
        <svg:desc/>
      </draw:frame>
      <draw:frame draw:id="id155" presentation:style-name="a1085" draw:name="Segnaposto contenuto 2" svg:x="0.3752in" svg:y="2.53465in" svg:width="3.29173in" svg:height="6.28307in" presentation:class="title" presentation:placeholder="false">
        <draw:text-box>
          <text:p text:style-name="a1084" text:class-names="" text:cond-style-name=""><text:span text:style-name="a108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56" presentation:style-name="a1088" draw:name="Segnaposto contenuto 3" svg:x="3.83346in" svg:y="2.53465in" svg:width="3.29173in" svg:height="6.28307in" presentation:class="title" presentation:placeholder="false">
        <draw:text-box>
          <text:p text:style-name="a1087" text:class-names="" text:cond-style-name=""><text:span text:style-name="a1086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57" presentation:style-name="a1092" draw:name="Segnaposto data 4" svg:x="0.51575in" svg:y="10.04094in" svg:width="1.68701in" svg:height="0.57638in" presentation:class="date-time" presentation:placeholder="false">
        <draw:text-box>
          <text:p text:style-name="a1091" text:class-names="" text:cond-style-name=""><text:span text:style-name="a1089" text:class-names=""><text:date text:fixed="false" style:data-style-name="a1090">3/31/2019</text:date></text:span></text:p>
        </draw:text-box>
        <svg:title/>
        <svg:desc/>
      </draw:frame>
      <draw:frame draw:id="id158" presentation:style-name="a1095" draw:name="Segnaposto piè di pagina 5" svg:x="2.48425in" svg:y="10.04094in" svg:width="2.53071in" svg:height="0.57638in" presentation:class="footer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59" presentation:style-name="a1098" draw:name="Segnaposto numero diapositiva 6" svg:x="5.29685in" svg:y="10.04094in" svg:width="1.68701in" svg:height="0.57638in" presentation:class="page-number" presentation:placeholder="false">
        <draw:text-box>
          <text:p text:style-name="a1097" text:class-names="" text:cond-style-name=""><text:span text:style-name="a1096" text:class-names=""><text:page-number style:num-format="1" text:fixed="false"/></text:span></text:p>
        </draw:text-box>
        <svg:title/>
        <svg:desc/>
      </draw:frame>
      <presentation:notes style:page-layout-name="pageLayout2" draw:style-name="a1115">
        <draw:page-thumbnail svg:x="1.21063in" svg:y="0.88858in" svg:width="5.84567in" svg:height="4.38425in" presentation:class="page" draw:id="id5" presentation:style-name="a1099" draw:name="Segnaposto immagine diapositiva 1">
          <svg:title/>
          <svg:desc/>
        </draw:page-thumbnail>
        <draw:frame draw:id="id6" presentation:style-name="a1102" draw:name="Segnaposto note 2" svg:x="0.82677in" svg:y="5.55394in" svg:width="6.61378in" svg:height="5.26142in" presentation:class="notes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7" presentation:style-name="a1105" draw:name="Segnaposto intestazione 3" svg:x="0in" svg:y="0in" svg:width="3.5878in" svg:height="0.58425in" presentation:class="header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8" presentation:style-name="a1108" draw:name="Segnaposto data 4" svg:x="4.67953in" svg:y="0in" svg:width="3.5878in" svg:height="0.58425in" presentation:class="date-time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9" presentation:style-name="a1111" draw:name="Segnaposto piè di pagina 5" svg:x="0in" svg:y="11.10827in" svg:width="3.5878in" svg:height="0.58425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0" presentation:style-name="a1114" draw:name="Segnaposto numero diapositiva 6" svg:x="4.67953in" svg:y="11.10827in" svg:width="3.5878in" svg:height="0.58425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nfronto" style:page-layout-name="pageLayout1" draw:style-name="a1116">
      <draw:frame draw:id="id160" presentation:style-name="a1119" draw:name="Titolo 1" svg:x="0.51732in" svg:y="0.57638in" svg:width="6.4689in" svg:height="2.0937in" presentation:class="title" presentation:placeholder="false">
        <draw:text-box>
          <text:p text:style-name="a1118" text:class-names="" text:cond-style-name=""><text:span text:style-name="a1117" text:class-names="">Fare clic per modificare lo stile del titolo</text:span></text:p>
        </draw:text-box>
        <svg:title/>
        <svg:desc/>
      </draw:frame>
      <draw:frame draw:id="id161" presentation:style-name="a1123" draw:name="Segnaposto testo 2" svg:x="0.51732in" svg:y="2.6563in" svg:width="3.17205in" svg:height="1.30039in" presentation:class="outline" presentation:placeholder="false">
        <draw:text-box>
          <text:list text:style-name="a1122">
            <text:list-item>
              <text:p text:style-name="a1121" text:class-names="" text:cond-style-name=""><text:span text:style-name="a1120" text:class-names="">Fare clic per modificare stili del testo dello schema</text:span></text:p>
            </text:list-item>
          </text:list>
        </draw:text-box>
        <svg:title/>
        <svg:desc/>
      </draw:frame>
      <draw:frame draw:id="id162" presentation:style-name="a1126" draw:name="Segnaposto contenuto 3" svg:x="0.51732in" svg:y="3.95669in" svg:width="3.17205in" svg:height="5.82126in" presentation:class="title" presentation:placeholder="false">
        <draw:text-box>
          <text:p text:style-name="a1125" text:class-names="" text:cond-style-name=""><text:span text:style-name="a112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63" presentation:style-name="a1130" draw:name="Segnaposto testo 4" svg:x="3.79685in" svg:y="2.6563in" svg:width="3.18937in" svg:height="1.30039in" presentation:class="outline" presentation:placeholder="false">
        <draw:text-box>
          <text:list text:style-name="a1129">
            <text:list-item>
              <text:p text:style-name="a1128" text:class-names="" text:cond-style-name=""><text:span text:style-name="a1127" text:class-names="">Fare clic per modificare stili del testo dello schema</text:span></text:p>
            </text:list-item>
          </text:list>
        </draw:text-box>
        <svg:title/>
        <svg:desc/>
      </draw:frame>
      <draw:frame draw:id="id164" presentation:style-name="a1133" draw:name="Segnaposto contenuto 5" svg:x="3.79685in" svg:y="3.95669in" svg:width="3.18937in" svg:height="5.82126in" presentation:class="title" presentation:placeholder="false">
        <draw:text-box>
          <text:p text:style-name="a1132" text:class-names="" text:cond-style-name=""><text:span text:style-name="a113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65" presentation:style-name="a1137" draw:name="Segnaposto data 6" svg:x="0.51575in" svg:y="10.04094in" svg:width="1.68701in" svg:height="0.57638in" presentation:class="date-time" presentation:placeholder="false">
        <draw:text-box>
          <text:p text:style-name="a1136" text:class-names="" text:cond-style-name=""><text:span text:style-name="a1134" text:class-names=""><text:date text:fixed="false" style:data-style-name="a1135">3/31/2019</text:date></text:span></text:p>
        </draw:text-box>
        <svg:title/>
        <svg:desc/>
      </draw:frame>
      <draw:frame draw:id="id166" presentation:style-name="a1140" draw:name="Segnaposto piè di pagina 7" svg:x="2.48425in" svg:y="10.04094in" svg:width="2.53071in" svg:height="0.57638in" presentation:class="footer" presentation:placeholder="false">
        <draw:text-box>
          <text:p text:style-name="a1139" text:class-names="" text:cond-style-name=""><text:span text:style-name="a1138" text:class-names=""/></text:p>
        </draw:text-box>
        <svg:title/>
        <svg:desc/>
      </draw:frame>
      <draw:frame draw:id="id167" presentation:style-name="a1143" draw:name="Segnaposto numero diapositiva 8" svg:x="5.29685in" svg:y="10.04094in" svg:width="1.68701in" svg:height="0.57638in" presentation:class="page-number" presentation:placeholder="false">
        <draw:text-box>
          <text:p text:style-name="a1142" text:class-names="" text:cond-style-name=""><text:span text:style-name="a1141" text:class-names=""><text:page-number style:num-format="1" text:fixed="false"/></text:span></text:p>
        </draw:text-box>
        <svg:title/>
        <svg:desc/>
      </draw:frame>
      <presentation:notes style:page-layout-name="pageLayout2" draw:style-name="a1160">
        <draw:page-thumbnail svg:x="1.21063in" svg:y="0.88858in" svg:width="5.84567in" svg:height="4.38425in" presentation:class="page" draw:id="id5" presentation:style-name="a1144" draw:name="Segnaposto immagine diapositiva 1">
          <svg:title/>
          <svg:desc/>
        </draw:page-thumbnail>
        <draw:frame draw:id="id6" presentation:style-name="a1147" draw:name="Segnaposto note 2" svg:x="0.82677in" svg:y="5.55394in" svg:width="6.61378in" svg:height="5.26142in" presentation:class="notes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7" presentation:style-name="a1150" draw:name="Segnaposto intestazione 3" svg:x="0in" svg:y="0in" svg:width="3.5878in" svg:height="0.58425in" presentation:class="head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8" presentation:style-name="a1153" draw:name="Segnaposto data 4" svg:x="4.67953in" svg:y="0in" svg:width="3.5878in" svg:height="0.58425in" presentation:class="date-time" presentation:placeholder="false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9" presentation:style-name="a1156" draw:name="Segnaposto piè di pagina 5" svg:x="0in" svg:y="11.10827in" svg:width="3.5878in" svg:height="0.58425in" presentation:class="footer" presentation:placeholder="false">
          <draw:text-box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10" presentation:style-name="a1159" draw:name="Segnaposto numero diapositiva 6" svg:x="4.67953in" svg:y="11.10827in" svg:width="3.5878in" svg:height="0.58425in" presentation:class="page-number" presentation:placeholder="false">
          <draw:text-box>
            <text:p text:style-name="a1158" text:class-names="" text:cond-style-name=""><text:span text:style-name="a1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lo-titolo" style:page-layout-name="pageLayout1" draw:style-name="a1161">
      <draw:frame draw:id="id168" presentation:style-name="a1164" draw:name="Titolo 1" svg:x="0.3748in" svg:y="0.43189in" svg:width="6.74961in" svg:height="1.80866in" presentation:class="title" presentation:placeholder="false">
        <draw:text-box>
          <text:p text:style-name="a1163" text:class-names="" text:cond-style-name=""><text:span text:style-name="a1162" text:class-names="">Fare clic per modificare lo stile del titolo</text:span></text:p>
        </draw:text-box>
        <svg:title/>
        <svg:desc/>
      </draw:frame>
      <draw:frame draw:id="id169" presentation:style-name="a1168" draw:name="Segnaposto data 2" svg:x="0.51575in" svg:y="10.04094in" svg:width="1.68701in" svg:height="0.57638in" presentation:class="date-time" presentation:placeholder="false">
        <draw:text-box>
          <text:p text:style-name="a1167" text:class-names="" text:cond-style-name=""><text:span text:style-name="a1165" text:class-names=""><text:date text:fixed="false" style:data-style-name="a1166">3/31/2019</text:date></text:span></text:p>
        </draw:text-box>
        <svg:title/>
        <svg:desc/>
      </draw:frame>
      <draw:frame draw:id="id170" presentation:style-name="a1171" draw:name="Segnaposto piè di pagina 3" svg:x="2.48425in" svg:y="10.04094in" svg:width="2.53071in" svg:height="0.57638in" presentation:class="footer" presentation:placeholder="false">
        <draw:text-box>
          <text:p text:style-name="a1170" text:class-names="" text:cond-style-name=""><text:span text:style-name="a1169" text:class-names=""/></text:p>
        </draw:text-box>
        <svg:title/>
        <svg:desc/>
      </draw:frame>
      <draw:frame draw:id="id171" presentation:style-name="a1174" draw:name="Segnaposto numero diapositiva 4" svg:x="5.29685in" svg:y="10.04094in" svg:width="1.68701in" svg:height="0.57638in" presentation:class="page-number" presentation:placeholder="false">
        <draw:text-box>
          <text:p text:style-name="a1173" text:class-names="" text:cond-style-name=""><text:span text:style-name="a1172" text:class-names=""><text:page-number style:num-format="1" text:fixed="false"/></text:span></text:p>
        </draw:text-box>
        <svg:title/>
        <svg:desc/>
      </draw:frame>
      <presentation:notes style:page-layout-name="pageLayout2" draw:style-name="a1191">
        <draw:page-thumbnail svg:x="1.21063in" svg:y="0.88858in" svg:width="5.84567in" svg:height="4.38425in" presentation:class="page" draw:id="id5" presentation:style-name="a1175" draw:name="Segnaposto immagine diapositiva 1">
          <svg:title/>
          <svg:desc/>
        </draw:page-thumbnail>
        <draw:frame draw:id="id6" presentation:style-name="a1178" draw:name="Segnaposto note 2" svg:x="0.82677in" svg:y="5.55394in" svg:width="6.61378in" svg:height="5.26142in" presentation:class="notes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7" presentation:style-name="a1181" draw:name="Segnaposto intestazione 3" svg:x="0in" svg:y="0in" svg:width="3.5878in" svg:height="0.58425in" presentation:class="head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8" presentation:style-name="a1184" draw:name="Segnaposto data 4" svg:x="4.67953in" svg:y="0in" svg:width="3.5878in" svg:height="0.58425in" presentation:class="date-time" presentation:placeholder="false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draw:frame draw:id="id9" presentation:style-name="a1187" draw:name="Segnaposto piè di pagina 5" svg:x="0in" svg:y="11.10827in" svg:width="3.5878in" svg:height="0.58425in" presentation:class="footer" presentation:placeholder="false">
          <draw:text-box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10" presentation:style-name="a1190" draw:name="Segnaposto numero diapositiva 6" svg:x="4.67953in" svg:y="11.10827in" svg:width="3.5878in" svg:height="0.58425in" presentation:class="page-number" presentation:placeholder="false">
          <draw:text-box>
            <text:p text:style-name="a1189" text:class-names="" text:cond-style-name=""><text:span text:style-name="a1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uota" style:page-layout-name="pageLayout1" draw:style-name="a1192">
      <draw:frame draw:id="id172" presentation:style-name="a1196" draw:name="Segnaposto data 1" svg:x="0.51575in" svg:y="10.04094in" svg:width="1.68701in" svg:height="0.57638in" presentation:class="date-time" presentation:placeholder="false">
        <draw:text-box>
          <text:p text:style-name="a1195" text:class-names="" text:cond-style-name=""><text:span text:style-name="a1193" text:class-names=""><text:date text:fixed="false" style:data-style-name="a1194">3/31/2019</text:date></text:span></text:p>
        </draw:text-box>
        <svg:title/>
        <svg:desc/>
      </draw:frame>
      <draw:frame draw:id="id173" presentation:style-name="a1199" draw:name="Segnaposto piè di pagina 2" svg:x="2.48425in" svg:y="10.04094in" svg:width="2.53071in" svg:height="0.57638in" presentation:class="footer" presentation:placeholder="false">
        <draw:text-box>
          <text:p text:style-name="a1198" text:class-names="" text:cond-style-name=""><text:span text:style-name="a1197" text:class-names=""/></text:p>
        </draw:text-box>
        <svg:title/>
        <svg:desc/>
      </draw:frame>
      <draw:frame draw:id="id174" presentation:style-name="a1202" draw:name="Segnaposto numero diapositiva 3" svg:x="5.29685in" svg:y="10.04094in" svg:width="1.68701in" svg:height="0.57638in" presentation:class="page-number" presentation:placeholder="false">
        <draw:text-box>
          <text:p text:style-name="a1201" text:class-names="" text:cond-style-name=""><text:span text:style-name="a1200" text:class-names=""><text:page-number style:num-format="1" text:fixed="false"/></text:span></text:p>
        </draw:text-box>
        <svg:title/>
        <svg:desc/>
      </draw:frame>
      <draw:frame draw:id="id175" presentation:style-name="a1205" draw:name="Titolo 4" svg:x="0.3748in" svg:y="0.43189in" svg:width="6.74961in" svg:height="1.80866in" presentation:class="title" presentation:placeholder="false">
        <draw:text-box>
          <text:p text:style-name="a1204" text:class-names="" text:cond-style-name=""><text:span text:style-name="a1203" text:class-names=""/></text:p>
        </draw:text-box>
        <svg:title/>
        <svg:desc/>
      </draw:frame>
      <draw:frame draw:id="id176" presentation:style-name="a1209" draw:name="Segnaposto testo 5" svg:x="0.3748in" svg:y="2.53465in" svg:width="6.74961in" svg:height="6.28268in" presentation:class="outline" presentation:placeholder="false">
        <draw:text-box>
          <text:list text:style-name="a1208">
            <text:list-item>
              <text:p text:style-name="a1207" text:class-names="" text:cond-style-name=""><text:span text:style-name="a1206" text:class-names=""/></text:p>
            </text:list-item>
          </text:list>
        </draw:text-box>
        <svg:title/>
        <svg:desc/>
      </draw:frame>
      <presentation:notes style:page-layout-name="pageLayout2" draw:style-name="a1226">
        <draw:page-thumbnail svg:x="1.21063in" svg:y="0.88858in" svg:width="5.84567in" svg:height="4.38425in" presentation:class="page" draw:id="id5" presentation:style-name="a1210" draw:name="Segnaposto immagine diapositiva 1">
          <svg:title/>
          <svg:desc/>
        </draw:page-thumbnail>
        <draw:frame draw:id="id6" presentation:style-name="a1213" draw:name="Segnaposto note 2" svg:x="0.82677in" svg:y="5.55394in" svg:width="6.61378in" svg:height="5.26142in" presentation:class="notes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7" presentation:style-name="a1216" draw:name="Segnaposto intestazione 3" svg:x="0in" svg:y="0in" svg:width="3.5878in" svg:height="0.58425in" presentation:class="header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8" presentation:style-name="a1219" draw:name="Segnaposto data 4" svg:x="4.67953in" svg:y="0in" svg:width="3.5878in" svg:height="0.58425in" presentation:class="date-time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9" presentation:style-name="a1222" draw:name="Segnaposto piè di pagina 5" svg:x="0in" svg:y="11.10827in" svg:width="3.5878in" svg:height="0.58425in" presentation:class="footer" presentation:placeholder="false">
          <draw:text-box>
            <text:p text:style-name="a1221" text:class-names="" text:cond-style-name=""><text:span text:style-name="a1220" text:class-names=""/></text:p>
          </draw:text-box>
          <svg:title/>
          <svg:desc/>
        </draw:frame>
        <draw:frame draw:id="id10" presentation:style-name="a1225" draw:name="Segnaposto numero diapositiva 6" svg:x="4.67953in" svg:y="11.10827in" svg:width="3.5878in" svg:height="0.58425in" presentation:class="page-number" presentation:placeholder="false">
          <draw:text-box>
            <text:p text:style-name="a1224" text:class-names="" text:cond-style-name=""><text:span text:style-name="a1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to-con-didascalia" style:page-layout-name="pageLayout1" draw:style-name="a1227">
      <draw:frame draw:id="id177" presentation:style-name="a1230" draw:name="Titolo 1" svg:x="0.51732in" svg:y="0.72205in" svg:width="2.4185in" svg:height="2.52795in" presentation:class="title" presentation:placeholder="false">
        <draw:text-box>
          <text:p text:style-name="a1229" text:class-names="" text:cond-style-name=""><text:span text:style-name="a1228" text:class-names="">Fare clic per modificare lo stile del titolo</text:span></text:p>
        </draw:text-box>
        <svg:title/>
        <svg:desc/>
      </draw:frame>
      <draw:frame draw:id="id178" presentation:style-name="a1233" draw:name="Segnaposto contenuto 2" svg:x="3.18937in" svg:y="1.55906in" svg:width="3.79685in" svg:height="7.69961in" presentation:class="title" presentation:placeholder="false">
        <draw:text-box>
          <text:p text:style-name="a1232" text:class-names="" text:cond-style-name=""><text:span text:style-name="a123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79" presentation:style-name="a1237" draw:name="Segnaposto testo 3" svg:x="0.51732in" svg:y="3.25in" svg:width="2.4185in" svg:height="6.02087in" presentation:class="outline" presentation:placeholder="false">
        <draw:text-box>
          <text:list text:style-name="a1236">
            <text:list-item>
              <text:p text:style-name="a1235" text:class-names="" text:cond-style-name=""><text:span text:style-name="a1234" text:class-names="">Fare clic per modificare stili del testo dello schema</text:span></text:p>
            </text:list-item>
          </text:list>
        </draw:text-box>
        <svg:title/>
        <svg:desc/>
      </draw:frame>
      <draw:frame draw:id="id180" presentation:style-name="a1241" draw:name="Segnaposto data 4" svg:x="0.51575in" svg:y="10.04094in" svg:width="1.68701in" svg:height="0.57638in" presentation:class="date-time" presentation:placeholder="false">
        <draw:text-box>
          <text:p text:style-name="a1240" text:class-names="" text:cond-style-name=""><text:span text:style-name="a1238" text:class-names=""><text:date text:fixed="false" style:data-style-name="a1239">3/31/2019</text:date></text:span></text:p>
        </draw:text-box>
        <svg:title/>
        <svg:desc/>
      </draw:frame>
      <draw:frame draw:id="id181" presentation:style-name="a1244" draw:name="Segnaposto piè di pagina 5" svg:x="2.48425in" svg:y="10.04094in" svg:width="2.53071in" svg:height="0.57638in" presentation:class="footer" presentation:placeholder="false">
        <draw:text-box>
          <text:p text:style-name="a1243" text:class-names="" text:cond-style-name=""><text:span text:style-name="a1242" text:class-names=""/></text:p>
        </draw:text-box>
        <svg:title/>
        <svg:desc/>
      </draw:frame>
      <draw:frame draw:id="id182" presentation:style-name="a1247" draw:name="Segnaposto numero diapositiva 6" svg:x="5.29685in" svg:y="10.04094in" svg:width="1.68701in" svg:height="0.57638in" presentation:class="page-number" presentation:placeholder="false">
        <draw:text-box>
          <text:p text:style-name="a1246" text:class-names="" text:cond-style-name=""><text:span text:style-name="a1245" text:class-names=""><text:page-number style:num-format="1" text:fixed="false"/></text:span></text:p>
        </draw:text-box>
        <svg:title/>
        <svg:desc/>
      </draw:frame>
      <presentation:notes style:page-layout-name="pageLayout2" draw:style-name="a1264">
        <draw:page-thumbnail svg:x="1.21063in" svg:y="0.88858in" svg:width="5.84567in" svg:height="4.38425in" presentation:class="page" draw:id="id5" presentation:style-name="a1248" draw:name="Segnaposto immagine diapositiva 1">
          <svg:title/>
          <svg:desc/>
        </draw:page-thumbnail>
        <draw:frame draw:id="id6" presentation:style-name="a1251" draw:name="Segnaposto note 2" svg:x="0.82677in" svg:y="5.55394in" svg:width="6.61378in" svg:height="5.26142in" presentation:class="notes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7" presentation:style-name="a1254" draw:name="Segnaposto intestazione 3" svg:x="0in" svg:y="0in" svg:width="3.5878in" svg:height="0.58425in" presentation:class="header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8" presentation:style-name="a1257" draw:name="Segnaposto data 4" svg:x="4.67953in" svg:y="0in" svg:width="3.5878in" svg:height="0.58425in" presentation:class="date-time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9" presentation:style-name="a1260" draw:name="Segnaposto piè di pagina 5" svg:x="0in" svg:y="11.10827in" svg:width="3.5878in" svg:height="0.58425in" presentation:class="footer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10" presentation:style-name="a1263" draw:name="Segnaposto numero diapositiva 6" svg:x="4.67953in" svg:y="11.10827in" svg:width="3.5878in" svg:height="0.58425in" presentation:class="page-number" presentation:placeholder="false">
          <draw:text-box>
            <text:p text:style-name="a1262" text:class-names="" text:cond-style-name=""><text:span text:style-name="a1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magine-con-didascalia" style:page-layout-name="pageLayout1" draw:style-name="a1265">
      <draw:frame draw:id="id183" presentation:style-name="a1268" draw:name="Titolo 1" svg:x="0.51732in" svg:y="0.72205in" svg:width="2.4185in" svg:height="2.52795in" presentation:class="title" presentation:placeholder="false">
        <draw:text-box>
          <text:p text:style-name="a1267" text:class-names="" text:cond-style-name=""><text:span text:style-name="a1266" text:class-names="">Fare clic per modificare lo stile del titolo</text:span></text:p>
        </draw:text-box>
        <svg:title/>
        <svg:desc/>
      </draw:frame>
      <draw:frame draw:id="id184" presentation:style-name="a1271" draw:name="Segnaposto immagine 2" svg:x="3.18937in" svg:y="1.55906in" svg:width="3.79685in" svg:height="7.69961in" presentation:class="title" presentation:placeholder="false">
        <draw:text-box>
          <text:p text:style-name="a1270" text:class-names="" text:cond-style-name=""><text:span text:style-name="a1269" text:class-names=""/></text:p>
        </draw:text-box>
        <svg:title/>
        <svg:desc/>
      </draw:frame>
      <draw:frame draw:id="id185" presentation:style-name="a1275" draw:name="Segnaposto testo 3" svg:x="0.51732in" svg:y="3.25in" svg:width="2.4185in" svg:height="6.02087in" presentation:class="outline" presentation:placeholder="false">
        <draw:text-box>
          <text:list text:style-name="a1274">
            <text:list-item>
              <text:p text:style-name="a1273" text:class-names="" text:cond-style-name=""><text:span text:style-name="a1272" text:class-names="">Fare clic per modificare stili del testo dello schema</text:span></text:p>
            </text:list-item>
          </text:list>
        </draw:text-box>
        <svg:title/>
        <svg:desc/>
      </draw:frame>
      <draw:frame draw:id="id186" presentation:style-name="a1279" draw:name="Segnaposto data 4" svg:x="0.51575in" svg:y="10.04094in" svg:width="1.68701in" svg:height="0.57638in" presentation:class="date-time" presentation:placeholder="false">
        <draw:text-box>
          <text:p text:style-name="a1278" text:class-names="" text:cond-style-name=""><text:span text:style-name="a1276" text:class-names=""><text:date text:fixed="false" style:data-style-name="a1277">3/31/2019</text:date></text:span></text:p>
        </draw:text-box>
        <svg:title/>
        <svg:desc/>
      </draw:frame>
      <draw:frame draw:id="id187" presentation:style-name="a1282" draw:name="Segnaposto piè di pagina 5" svg:x="2.48425in" svg:y="10.04094in" svg:width="2.53071in" svg:height="0.57638in" presentation:class="footer" presentation:placeholder="false">
        <draw:text-box>
          <text:p text:style-name="a1281" text:class-names="" text:cond-style-name=""><text:span text:style-name="a1280" text:class-names=""/></text:p>
        </draw:text-box>
        <svg:title/>
        <svg:desc/>
      </draw:frame>
      <draw:frame draw:id="id188" presentation:style-name="a1285" draw:name="Segnaposto numero diapositiva 6" svg:x="5.29685in" svg:y="10.04094in" svg:width="1.68701in" svg:height="0.57638in" presentation:class="page-number" presentation:placeholder="false">
        <draw:text-box>
          <text:p text:style-name="a1284" text:class-names="" text:cond-style-name=""><text:span text:style-name="a1283" text:class-names=""><text:page-number style:num-format="1" text:fixed="false"/></text:span></text:p>
        </draw:text-box>
        <svg:title/>
        <svg:desc/>
      </draw:frame>
      <presentation:notes style:page-layout-name="pageLayout2" draw:style-name="a1302">
        <draw:page-thumbnail svg:x="1.21063in" svg:y="0.88858in" svg:width="5.84567in" svg:height="4.38425in" presentation:class="page" draw:id="id5" presentation:style-name="a1286" draw:name="Segnaposto immagine diapositiva 1">
          <svg:title/>
          <svg:desc/>
        </draw:page-thumbnail>
        <draw:frame draw:id="id6" presentation:style-name="a1289" draw:name="Segnaposto note 2" svg:x="0.82677in" svg:y="5.55394in" svg:width="6.61378in" svg:height="5.26142in" presentation:class="notes" presentation:placeholder="false">
          <draw:text-box>
            <text:p text:style-name="a1288" text:class-names="" text:cond-style-name=""><text:span text:style-name="a1287" text:class-names=""/></text:p>
          </draw:text-box>
          <svg:title/>
          <svg:desc/>
        </draw:frame>
        <draw:frame draw:id="id7" presentation:style-name="a1292" draw:name="Segnaposto intestazione 3" svg:x="0in" svg:y="0in" svg:width="3.5878in" svg:height="0.58425in" presentation:class="header" presentation:placeholder="false">
          <draw:text-box>
            <text:p text:style-name="a1291" text:class-names="" text:cond-style-name=""><text:span text:style-name="a1290" text:class-names=""/></text:p>
          </draw:text-box>
          <svg:title/>
          <svg:desc/>
        </draw:frame>
        <draw:frame draw:id="id8" presentation:style-name="a1295" draw:name="Segnaposto data 4" svg:x="4.67953in" svg:y="0in" svg:width="3.5878in" svg:height="0.58425in" presentation:class="date-time" presentation:placeholder="false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9" presentation:style-name="a1298" draw:name="Segnaposto piè di pagina 5" svg:x="0in" svg:y="11.10827in" svg:width="3.5878in" svg:height="0.58425in" presentation:class="footer" presentation:placeholder="false">
          <draw:text-box>
            <text:p text:style-name="a1297" text:class-names="" text:cond-style-name=""><text:span text:style-name="a1296" text:class-names=""/></text:p>
          </draw:text-box>
          <svg:title/>
          <svg:desc/>
        </draw:frame>
        <draw:frame draw:id="id10" presentation:style-name="a1301" draw:name="Segnaposto numero diapositiva 6" svg:x="4.67953in" svg:y="11.10827in" svg:width="3.5878in" svg:height="0.58425in" presentation:class="page-number" presentation:placeholder="false">
          <draw:text-box>
            <text:p text:style-name="a1300" text:class-names="" text:cond-style-name=""><text:span text:style-name="a1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olo-e-testo-verticale" style:page-layout-name="pageLayout1" draw:style-name="a1303">
      <draw:frame draw:id="id189" presentation:style-name="a1306" draw:name="Titolo 1" svg:x="0.3748in" svg:y="0.43189in" svg:width="6.74961in" svg:height="1.80866in" presentation:class="title" presentation:placeholder="false">
        <draw:text-box>
          <text:p text:style-name="a1305" text:class-names="" text:cond-style-name=""><text:span text:style-name="a1304" text:class-names="">Fare clic per modificare lo stile del titolo</text:span></text:p>
        </draw:text-box>
        <svg:title/>
        <svg:desc/>
      </draw:frame>
      <draw:frame draw:id="id190" presentation:style-name="a1322" draw:name="Segnaposto testo verticale 2" svg:x="0.3748in" svg:y="2.53465in" svg:width="6.74961in" svg:height="6.28268in" presentation:class="outline" presentation:placeholder="false">
        <draw:text-box>
          <text:list text:style-name="a1309">
            <text:list-item>
              <text:p text:style-name="a1308" text:class-names="" text:cond-style-name=""><text:span text:style-name="a1307" text:class-names="">Fare clic per modificare stili del testo dello schema</text:span></text:p>
            </text:list-item>
          </text:list>
          <text:list text:style-name="a1312">
            <text:list-item>
              <text:list text:style-name="a1312">
                <text:list-item>
                  <text:p text:style-name="a1311" text:class-names="" text:cond-style-name=""><text:span text:style-name="a1310" text:class-names="">Secondo livello</text:span></text:p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p text:style-name="a1314" text:class-names="" text:cond-style-name=""><text:span text:style-name="a131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18">
            <text:list-item>
              <text:list text:style-name="a1318">
                <text:list-item>
                  <text:list text:style-name="a1318">
                    <text:list-item>
                      <text:list text:style-name="a1318">
                        <text:list-item>
                          <text:p text:style-name="a1317" text:class-names="" text:cond-style-name=""><text:span text:style-name="a131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1">
            <text:list-item>
              <text:list text:style-name="a1321">
                <text:list-item>
                  <text:list text:style-name="a1321">
                    <text:list-item>
                      <text:list text:style-name="a1321">
                        <text:list-item>
                          <text:list text:style-name="a1321">
                            <text:list-item>
                              <text:p text:style-name="a1320" text:class-names="" text:cond-style-name=""><text:span text:style-name="a131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326" draw:name="Segnaposto data 3" svg:x="0.51575in" svg:y="10.04094in" svg:width="1.68701in" svg:height="0.57638in" presentation:class="date-time" presentation:placeholder="false">
        <draw:text-box>
          <text:p text:style-name="a1325" text:class-names="" text:cond-style-name=""><text:span text:style-name="a1323" text:class-names=""><text:date text:fixed="false" style:data-style-name="a1324">3/31/2019</text:date></text:span></text:p>
        </draw:text-box>
        <svg:title/>
        <svg:desc/>
      </draw:frame>
      <draw:frame draw:id="id192" presentation:style-name="a1329" draw:name="Segnaposto piè di pagina 4" svg:x="2.48425in" svg:y="10.04094in" svg:width="2.53071in" svg:height="0.57638in" presentation:class="footer" presentation:placeholder="false">
        <draw:text-box>
          <text:p text:style-name="a1328" text:class-names="" text:cond-style-name=""><text:span text:style-name="a1327" text:class-names=""/></text:p>
        </draw:text-box>
        <svg:title/>
        <svg:desc/>
      </draw:frame>
      <draw:frame draw:id="id193" presentation:style-name="a1332" draw:name="Segnaposto numero diapositiva 5" svg:x="5.29685in" svg:y="10.04094in" svg:width="1.68701in" svg:height="0.57638in" presentation:class="page-number" presentation:placeholder="false">
        <draw:text-box>
          <text:p text:style-name="a1331" text:class-names="" text:cond-style-name=""><text:span text:style-name="a1330" text:class-names=""><text:page-number style:num-format="1" text:fixed="false"/></text:span></text:p>
        </draw:text-box>
        <svg:title/>
        <svg:desc/>
      </draw:frame>
      <presentation:notes style:page-layout-name="pageLayout2" draw:style-name="a1349">
        <draw:page-thumbnail svg:x="1.21063in" svg:y="0.88858in" svg:width="5.84567in" svg:height="4.38425in" presentation:class="page" draw:id="id5" presentation:style-name="a1333" draw:name="Segnaposto immagine diapositiva 1">
          <svg:title/>
          <svg:desc/>
        </draw:page-thumbnail>
        <draw:frame draw:id="id6" presentation:style-name="a1336" draw:name="Segnaposto note 2" svg:x="0.82677in" svg:y="5.55394in" svg:width="6.61378in" svg:height="5.26142in" presentation:class="notes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7" presentation:style-name="a1339" draw:name="Segnaposto intestazione 3" svg:x="0in" svg:y="0in" svg:width="3.5878in" svg:height="0.58425in" presentation:class="header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8" presentation:style-name="a1342" draw:name="Segnaposto data 4" svg:x="4.67953in" svg:y="0in" svg:width="3.5878in" svg:height="0.58425in" presentation:class="date-time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9" presentation:style-name="a1345" draw:name="Segnaposto piè di pagina 5" svg:x="0in" svg:y="11.10827in" svg:width="3.5878in" svg:height="0.58425in" presentation:class="footer" presentation:placeholder="false">
          <draw:text-box>
            <text:p text:style-name="a1344" text:class-names="" text:cond-style-name=""><text:span text:style-name="a1343" text:class-names=""/></text:p>
          </draw:text-box>
          <svg:title/>
          <svg:desc/>
        </draw:frame>
        <draw:frame draw:id="id10" presentation:style-name="a1348" draw:name="Segnaposto numero diapositiva 6" svg:x="4.67953in" svg:y="11.10827in" svg:width="3.5878in" svg:height="0.58425in" presentation:class="page-number" presentation:placeholder="false">
          <draw:text-box>
            <text:p text:style-name="a1347" text:class-names="" text:cond-style-name=""><text:span text:style-name="a13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olo-e-testo-verticale" style:page-layout-name="pageLayout1" draw:style-name="a1350">
      <draw:frame draw:id="id194" presentation:style-name="a1353" draw:name="Titolo verticale 1" svg:x="5.4374in" svg:y="0.43228in" svg:width="1.6874in" svg:height="8.38543in" presentation:class="title" presentation:placeholder="false">
        <draw:text-box>
          <text:p text:style-name="a1352" text:class-names="" text:cond-style-name=""><text:span text:style-name="a1351" text:class-names="">Fare clic per modificare lo stile del titolo</text:span></text:p>
        </draw:text-box>
        <svg:title/>
        <svg:desc/>
      </draw:frame>
      <draw:frame draw:id="id195" presentation:style-name="a1369" draw:name="Segnaposto testo verticale 2" svg:x="0.3752in" svg:y="0.43228in" svg:width="4.89567in" svg:height="8.38543in" presentation:class="outline" presentation:placeholder="false">
        <draw:text-box>
          <text:list text:style-name="a1356">
            <text:list-item>
              <text:p text:style-name="a1355" text:class-names="" text:cond-style-name=""><text:span text:style-name="a1354" text:class-names="">Fare clic per modificare stili del testo dello schema</text:span></text:p>
            </text:list-item>
          </text:list>
          <text:list text:style-name="a1359">
            <text:list-item>
              <text:list text:style-name="a1359">
                <text:list-item>
                  <text:p text:style-name="a1358" text:class-names="" text:cond-style-name=""><text:span text:style-name="a1357" text:class-names="">Secondo livello</text:span></text:p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p text:style-name="a1361" text:class-names="" text:cond-style-name=""><text:span text:style-name="a13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65">
            <text:list-item>
              <text:list text:style-name="a1365">
                <text:list-item>
                  <text:list text:style-name="a1365">
                    <text:list-item>
                      <text:list text:style-name="a1365">
                        <text:list-item>
                          <text:p text:style-name="a1364" text:class-names="" text:cond-style-name=""><text:span text:style-name="a13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8">
            <text:list-item>
              <text:list text:style-name="a1368">
                <text:list-item>
                  <text:list text:style-name="a1368">
                    <text:list-item>
                      <text:list text:style-name="a1368">
                        <text:list-item>
                          <text:list text:style-name="a1368">
                            <text:list-item>
                              <text:p text:style-name="a1367" text:class-names="" text:cond-style-name=""><text:span text:style-name="a136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1373" draw:name="Segnaposto data 3" svg:x="0.51575in" svg:y="10.04094in" svg:width="1.68701in" svg:height="0.57638in" presentation:class="date-time" presentation:placeholder="false">
        <draw:text-box>
          <text:p text:style-name="a1372" text:class-names="" text:cond-style-name=""><text:span text:style-name="a1370" text:class-names=""><text:date text:fixed="false" style:data-style-name="a1371">3/31/2019</text:date></text:span></text:p>
        </draw:text-box>
        <svg:title/>
        <svg:desc/>
      </draw:frame>
      <draw:frame draw:id="id197" presentation:style-name="a1376" draw:name="Segnaposto piè di pagina 4" svg:x="2.48425in" svg:y="10.04094in" svg:width="2.53071in" svg:height="0.57638in" presentation:class="footer" presentation:placeholder="false">
        <draw:text-box>
          <text:p text:style-name="a1375" text:class-names="" text:cond-style-name=""><text:span text:style-name="a1374" text:class-names=""/></text:p>
        </draw:text-box>
        <svg:title/>
        <svg:desc/>
      </draw:frame>
      <draw:frame draw:id="id198" presentation:style-name="a1379" draw:name="Segnaposto numero diapositiva 5" svg:x="5.29685in" svg:y="10.04094in" svg:width="1.68701in" svg:height="0.57638in" presentation:class="page-number" presentation:placeholder="false">
        <draw:text-box>
          <text:p text:style-name="a1378" text:class-names="" text:cond-style-name=""><text:span text:style-name="a1377" text:class-names=""><text:page-number style:num-format="1" text:fixed="false"/></text:span></text:p>
        </draw:text-box>
        <svg:title/>
        <svg:desc/>
      </draw:frame>
      <presentation:notes style:page-layout-name="pageLayout2" draw:style-name="a1396">
        <draw:page-thumbnail svg:x="1.21063in" svg:y="0.88858in" svg:width="5.84567in" svg:height="4.38425in" presentation:class="page" draw:id="id5" presentation:style-name="a1380" draw:name="Segnaposto immagine diapositiva 1">
          <svg:title/>
          <svg:desc/>
        </draw:page-thumbnail>
        <draw:frame draw:id="id6" presentation:style-name="a1383" draw:name="Segnaposto note 2" svg:x="0.82677in" svg:y="5.55394in" svg:width="6.61378in" svg:height="5.26142in" presentation:class="notes" presentation:placeholder="false">
          <draw:text-box>
            <text:p text:style-name="a1382" text:class-names="" text:cond-style-name=""><text:span text:style-name="a1381" text:class-names=""/></text:p>
          </draw:text-box>
          <svg:title/>
          <svg:desc/>
        </draw:frame>
        <draw:frame draw:id="id7" presentation:style-name="a1386" draw:name="Segnaposto intestazione 3" svg:x="0in" svg:y="0in" svg:width="3.5878in" svg:height="0.58425in" presentation:class="header" presentation:placeholder="false">
          <draw:text-box>
            <text:p text:style-name="a1385" text:class-names="" text:cond-style-name=""><text:span text:style-name="a1384" text:class-names=""/></text:p>
          </draw:text-box>
          <svg:title/>
          <svg:desc/>
        </draw:frame>
        <draw:frame draw:id="id8" presentation:style-name="a1389" draw:name="Segnaposto data 4" svg:x="4.67953in" svg:y="0in" svg:width="3.5878in" svg:height="0.58425in" presentation:class="date-time" presentation:placeholder="false">
          <draw:text-box>
            <text:p text:style-name="a1388" text:class-names="" text:cond-style-name=""><text:span text:style-name="a1387" text:class-names=""/></text:p>
          </draw:text-box>
          <svg:title/>
          <svg:desc/>
        </draw:frame>
        <draw:frame draw:id="id9" presentation:style-name="a1392" draw:name="Segnaposto piè di pagina 5" svg:x="0in" svg:y="11.10827in" svg:width="3.5878in" svg:height="0.58425in" presentation:class="footer" presentation:placeholder="false">
          <draw:text-box>
            <text:p text:style-name="a1391" text:class-names="" text:cond-style-name=""><text:span text:style-name="a1390" text:class-names=""/></text:p>
          </draw:text-box>
          <svg:title/>
          <svg:desc/>
        </draw:frame>
        <draw:frame draw:id="id10" presentation:style-name="a1395" draw:name="Segnaposto numero diapositiva 6" svg:x="4.67953in" svg:y="11.10827in" svg:width="3.5878in" svg:height="0.58425in" presentation:class="page-number" presentation:placeholder="false">
          <draw:text-box>
            <text:p text:style-name="a1394" text:class-names="" text:cond-style-name=""><text:span text:style-name="a13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Master4-Vuota___" style:page-layout-name="pageLayout1" draw:style-name="a1397">
      <draw:frame draw:id="id199" presentation:style-name="a1401" draw:name="Date Placeholder 1" svg:x="0.51575in" svg:y="10.04094in" svg:width="1.68701in" svg:height="0.57638in" presentation:class="date-time" presentation:placeholder="false">
        <draw:text-box>
          <text:p text:style-name="a1400" text:class-names="" text:cond-style-name=""><text:span text:style-name="a1398" text:class-names=""><text:date text:fixed="false" style:data-style-name="a1399">3/31/2019</text:date></text:span></text:p>
        </draw:text-box>
        <svg:title/>
        <svg:desc/>
      </draw:frame>
      <draw:frame draw:id="id200" presentation:style-name="a1404" draw:name="Footer Placeholder 2" svg:x="2.48425in" svg:y="10.04094in" svg:width="2.53071in" svg:height="0.57638in" presentation:class="footer" presentation:placeholder="false">
        <draw:text-box>
          <text:p text:style-name="a1403" text:class-names="" text:cond-style-name=""><text:span text:style-name="a1402" text:class-names=""/></text:p>
        </draw:text-box>
        <svg:title/>
        <svg:desc/>
      </draw:frame>
      <draw:frame draw:id="id201" presentation:style-name="a1407" draw:name="Slide Number Placeholder 3" svg:x="5.29685in" svg:y="10.04094in" svg:width="1.68701in" svg:height="0.57638in" presentation:class="page-number" presentation:placeholder="false">
        <draw:text-box>
          <text:p text:style-name="a1406" text:class-names="" text:cond-style-name=""><text:span text:style-name="a1405" text:class-names=""><text:page-number style:num-format="1" text:fixed="false"/></text:span></text:p>
        </draw:text-box>
        <svg:title/>
        <svg:desc/>
      </draw:frame>
      <draw:frame draw:id="id202" presentation:style-name="a1410" draw:name="Segnaposto titolo 4" svg:x="0.3748in" svg:y="0.43189in" svg:width="6.74961in" svg:height="1.80866in" presentation:class="title" presentation:placeholder="false">
        <draw:text-box>
          <text:p text:style-name="a1409" text:class-names="" text:cond-style-name=""><text:span text:style-name="a1408" text:class-names=""/></text:p>
        </draw:text-box>
        <svg:title/>
        <svg:desc/>
      </draw:frame>
      <draw:frame draw:id="id203" presentation:style-name="a1426" draw:name="Segnaposto testo 5" svg:x="0.3748in" svg:y="2.53465in" svg:width="6.74961in" svg:height="6.28268in" presentation:class="outline" presentation:placeholder="false">
        <draw:text-box>
          <text:list text:style-name="a1413">
            <text:list-item>
              <text:p text:style-name="a1412" text:class-names="" text:cond-style-name=""><text:span text:style-name="a1411" text:class-names="">Fare clic per modificare stili del testo dello schema</text:span></text:p>
            </text:list-item>
          </text:list>
          <text:list text:style-name="a1416">
            <text:list-item>
              <text:list text:style-name="a1416">
                <text:list-item>
                  <text:p text:style-name="a1415" text:class-names="" text:cond-style-name=""><text:span text:style-name="a1414" text:class-names="">Secondo livello</text:span></text:p>
                </text:list-item>
              </text:list>
            </text:list-item>
          </text:list>
          <text:list text:style-name="a1419">
            <text:list-item>
              <text:list text:style-name="a1419">
                <text:list-item>
                  <text:list text:style-name="a1419">
                    <text:list-item>
                      <text:p text:style-name="a1418" text:class-names="" text:cond-style-name=""><text:span text:style-name="a14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22">
            <text:list-item>
              <text:list text:style-name="a1422">
                <text:list-item>
                  <text:list text:style-name="a1422">
                    <text:list-item>
                      <text:list text:style-name="a1422">
                        <text:list-item>
                          <text:p text:style-name="a1421" text:class-names="" text:cond-style-name=""><text:span text:style-name="a14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5">
            <text:list-item>
              <text:list text:style-name="a1425">
                <text:list-item>
                  <text:list text:style-name="a1425">
                    <text:list-item>
                      <text:list text:style-name="a1425">
                        <text:list-item>
                          <text:list text:style-name="a1425">
                            <text:list-item>
                              <text:p text:style-name="a1424" text:class-names="" text:cond-style-name=""><text:span text:style-name="a142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43">
        <draw:page-thumbnail svg:x="1.21063in" svg:y="0.88858in" svg:width="5.84567in" svg:height="4.38425in" presentation:class="page" draw:id="id5" presentation:style-name="a1427" draw:name="Segnaposto immagine diapositiva 1">
          <svg:title/>
          <svg:desc/>
        </draw:page-thumbnail>
        <draw:frame draw:id="id6" presentation:style-name="a1430" draw:name="Segnaposto note 2" svg:x="0.82677in" svg:y="5.55394in" svg:width="6.61378in" svg:height="5.26142in" presentation:class="notes" presentation:placeholder="false">
          <draw:text-box>
            <text:p text:style-name="a1429" text:class-names="" text:cond-style-name=""><text:span text:style-name="a1428" text:class-names=""/></text:p>
          </draw:text-box>
          <svg:title/>
          <svg:desc/>
        </draw:frame>
        <draw:frame draw:id="id7" presentation:style-name="a1433" draw:name="Segnaposto intestazione 3" svg:x="0in" svg:y="0in" svg:width="3.5878in" svg:height="0.58425in" presentation:class="header" presentation:placeholder="false">
          <draw:text-box>
            <text:p text:style-name="a1432" text:class-names="" text:cond-style-name=""><text:span text:style-name="a1431" text:class-names=""/></text:p>
          </draw:text-box>
          <svg:title/>
          <svg:desc/>
        </draw:frame>
        <draw:frame draw:id="id8" presentation:style-name="a1436" draw:name="Segnaposto data 4" svg:x="4.67953in" svg:y="0in" svg:width="3.5878in" svg:height="0.58425in" presentation:class="date-time" presentation:placeholder="false">
          <draw:text-box>
            <text:p text:style-name="a1435" text:class-names="" text:cond-style-name=""><text:span text:style-name="a1434" text:class-names=""/></text:p>
          </draw:text-box>
          <svg:title/>
          <svg:desc/>
        </draw:frame>
        <draw:frame draw:id="id9" presentation:style-name="a1439" draw:name="Segnaposto piè di pagina 5" svg:x="0in" svg:y="11.10827in" svg:width="3.5878in" svg:height="0.58425in" presentation:class="footer" presentation:placeholder="false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10" presentation:style-name="a1442" draw:name="Segnaposto numero diapositiva 6" svg:x="4.67953in" svg:y="11.10827in" svg:width="3.5878in" svg:height="0.58425in" presentation:class="page-number" presentation:placeholder="false">
          <draw:text-box>
            <text:p text:style-name="a1441" text:class-names="" text:cond-style-name=""><text:span text:style-name="a1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a-titolo" style:page-layout-name="pageLayout1" draw:style-name="a1444">
      <draw:frame draw:id="id204" presentation:style-name="a1447" draw:name="Titolo 1" svg:x="0.9374in" svg:y="1.77244in" svg:width="5.6248in" svg:height="3.77244in" presentation:class="title" presentation:placeholder="false">
        <draw:text-box>
          <text:p text:style-name="a1446" text:class-names="" text:cond-style-name=""><text:span text:style-name="a1445" text:class-names="">Fare clic per modificare lo stile del titolo</text:span></text:p>
        </draw:text-box>
        <svg:title/>
        <svg:desc/>
      </draw:frame>
      <draw:frame draw:id="id205" presentation:style-name="a1450" draw:name="Sottotitolo 2" svg:x="0.9374in" svg:y="5.68937in" svg:width="5.6248in" svg:height="2.61614in" presentation:class="subtitle" presentation:placeholder="false">
        <draw:text-box>
          <text:p text:style-name="a1449" text:class-names="" text:cond-style-name=""><text:span text:style-name="a1448" text:class-names="">Fare clic per modificare lo stile del sottotitolo dello schema</text:span></text:p>
        </draw:text-box>
        <svg:title/>
        <svg:desc/>
      </draw:frame>
      <draw:frame draw:id="id206" presentation:style-name="a1454" draw:name="Segnaposto data 3" svg:x="0.51575in" svg:y="10.04094in" svg:width="1.68701in" svg:height="0.57638in" presentation:class="date-time" presentation:placeholder="false">
        <draw:text-box>
          <text:p text:style-name="a1453" text:class-names="" text:cond-style-name=""><text:span text:style-name="a1451" text:class-names=""><text:date text:fixed="false" style:data-style-name="a1452">3/31/2019</text:date></text:span></text:p>
        </draw:text-box>
        <svg:title/>
        <svg:desc/>
      </draw:frame>
      <draw:frame draw:id="id207" presentation:style-name="a1457" draw:name="Segnaposto piè di pagina 4" svg:x="2.48425in" svg:y="10.04094in" svg:width="2.53071in" svg:height="0.57638in" presentation:class="footer" presentation:placeholder="false">
        <draw:text-box>
          <text:p text:style-name="a1456" text:class-names="" text:cond-style-name=""><text:span text:style-name="a1455" text:class-names=""/></text:p>
        </draw:text-box>
        <svg:title/>
        <svg:desc/>
      </draw:frame>
      <draw:frame draw:id="id208" presentation:style-name="a1460" draw:name="Segnaposto numero diapositiva 5" svg:x="5.29685in" svg:y="10.04094in" svg:width="1.68701in" svg:height="0.57638in" presentation:class="page-number" presentation:placeholder="false">
        <draw:text-box>
          <text:p text:style-name="a1459" text:class-names="" text:cond-style-name=""><text:span text:style-name="a1458" text:class-names=""><text:page-number style:num-format="1" text:fixed="false"/></text:span></text:p>
        </draw:text-box>
        <svg:title/>
        <svg:desc/>
      </draw:frame>
      <presentation:notes style:page-layout-name="pageLayout2" draw:style-name="a1477">
        <draw:page-thumbnail svg:x="1.21063in" svg:y="0.88858in" svg:width="5.84567in" svg:height="4.38425in" presentation:class="page" draw:id="id5" presentation:style-name="a1461" draw:name="Segnaposto immagine diapositiva 1">
          <svg:title/>
          <svg:desc/>
        </draw:page-thumbnail>
        <draw:frame draw:id="id6" presentation:style-name="a1464" draw:name="Segnaposto note 2" svg:x="0.82677in" svg:y="5.55394in" svg:width="6.61378in" svg:height="5.26142in" presentation:class="notes" presentation:placeholder="false">
          <draw:text-box>
            <text:p text:style-name="a1463" text:class-names="" text:cond-style-name=""><text:span text:style-name="a1462" text:class-names=""/></text:p>
          </draw:text-box>
          <svg:title/>
          <svg:desc/>
        </draw:frame>
        <draw:frame draw:id="id7" presentation:style-name="a1467" draw:name="Segnaposto intestazione 3" svg:x="0in" svg:y="0in" svg:width="3.5878in" svg:height="0.58425in" presentation:class="header" presentation:placeholder="false">
          <draw:text-box>
            <text:p text:style-name="a1466" text:class-names="" text:cond-style-name=""><text:span text:style-name="a1465" text:class-names=""/></text:p>
          </draw:text-box>
          <svg:title/>
          <svg:desc/>
        </draw:frame>
        <draw:frame draw:id="id8" presentation:style-name="a1470" draw:name="Segnaposto data 4" svg:x="4.67953in" svg:y="0in" svg:width="3.5878in" svg:height="0.58425in" presentation:class="date-time" presentation:placeholder="false">
          <draw:text-box>
            <text:p text:style-name="a1469" text:class-names="" text:cond-style-name=""><text:span text:style-name="a1468" text:class-names=""/></text:p>
          </draw:text-box>
          <svg:title/>
          <svg:desc/>
        </draw:frame>
        <draw:frame draw:id="id9" presentation:style-name="a1473" draw:name="Segnaposto piè di pagina 5" svg:x="0in" svg:y="11.10827in" svg:width="3.5878in" svg:height="0.58425in" presentation:class="footer" presentation:placeholder="false">
          <draw:text-box>
            <text:p text:style-name="a1472" text:class-names="" text:cond-style-name=""><text:span text:style-name="a1471" text:class-names=""/></text:p>
          </draw:text-box>
          <svg:title/>
          <svg:desc/>
        </draw:frame>
        <draw:frame draw:id="id10" presentation:style-name="a1476" draw:name="Segnaposto numero diapositiva 6" svg:x="4.67953in" svg:y="11.10827in" svg:width="3.5878in" svg:height="0.58425in" presentation:class="page-number" presentation:placeholder="false">
          <draw:text-box>
            <text:p text:style-name="a1475" text:class-names="" text:cond-style-name=""><text:span text:style-name="a14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olo-e-contenuto" style:page-layout-name="pageLayout1" draw:style-name="a1478">
      <draw:frame draw:id="id209" presentation:style-name="a1481" draw:name="Titolo 1" svg:x="0.3748in" svg:y="0.43189in" svg:width="6.74961in" svg:height="1.80866in" presentation:class="title" presentation:placeholder="false">
        <draw:text-box>
          <text:p text:style-name="a1480" text:class-names="" text:cond-style-name=""><text:span text:style-name="a1479" text:class-names="">Fare clic per modificare lo stile del titolo</text:span></text:p>
        </draw:text-box>
        <svg:title/>
        <svg:desc/>
      </draw:frame>
      <draw:frame draw:id="id210" presentation:style-name="a1484" draw:name="Segnaposto contenuto 2" svg:x="0.3748in" svg:y="2.53465in" svg:width="6.74961in" svg:height="6.28268in" presentation:class="title" presentation:placeholder="false">
        <draw:text-box>
          <text:p text:style-name="a1483" text:class-names="" text:cond-style-name=""><text:span text:style-name="a148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11" presentation:style-name="a1488" draw:name="Segnaposto data 3" svg:x="0.51575in" svg:y="10.04094in" svg:width="1.68701in" svg:height="0.57638in" presentation:class="date-time" presentation:placeholder="false">
        <draw:text-box>
          <text:p text:style-name="a1487" text:class-names="" text:cond-style-name=""><text:span text:style-name="a1485" text:class-names=""><text:date text:fixed="false" style:data-style-name="a1486">3/31/2019</text:date></text:span></text:p>
        </draw:text-box>
        <svg:title/>
        <svg:desc/>
      </draw:frame>
      <draw:frame draw:id="id212" presentation:style-name="a1491" draw:name="Segnaposto piè di pagina 4" svg:x="2.48425in" svg:y="10.04094in" svg:width="2.53071in" svg:height="0.57638in" presentation:class="footer" presentation:placeholder="false">
        <draw:text-box>
          <text:p text:style-name="a1490" text:class-names="" text:cond-style-name=""><text:span text:style-name="a1489" text:class-names=""/></text:p>
        </draw:text-box>
        <svg:title/>
        <svg:desc/>
      </draw:frame>
      <draw:frame draw:id="id213" presentation:style-name="a1494" draw:name="Segnaposto numero diapositiva 5" svg:x="5.29685in" svg:y="10.04094in" svg:width="1.68701in" svg:height="0.57638in" presentation:class="page-number" presentation:placeholder="false">
        <draw:text-box>
          <text:p text:style-name="a1493" text:class-names="" text:cond-style-name=""><text:span text:style-name="a1492" text:class-names=""><text:page-number style:num-format="1" text:fixed="false"/></text:span></text:p>
        </draw:text-box>
        <svg:title/>
        <svg:desc/>
      </draw:frame>
      <presentation:notes style:page-layout-name="pageLayout2" draw:style-name="a1511">
        <draw:page-thumbnail svg:x="1.21063in" svg:y="0.88858in" svg:width="5.84567in" svg:height="4.38425in" presentation:class="page" draw:id="id5" presentation:style-name="a1495" draw:name="Segnaposto immagine diapositiva 1">
          <svg:title/>
          <svg:desc/>
        </draw:page-thumbnail>
        <draw:frame draw:id="id6" presentation:style-name="a1498" draw:name="Segnaposto note 2" svg:x="0.82677in" svg:y="5.55394in" svg:width="6.61378in" svg:height="5.26142in" presentation:class="notes" presentation:placeholder="false">
          <draw:text-box>
            <text:p text:style-name="a1497" text:class-names="" text:cond-style-name=""><text:span text:style-name="a1496" text:class-names=""/></text:p>
          </draw:text-box>
          <svg:title/>
          <svg:desc/>
        </draw:frame>
        <draw:frame draw:id="id7" presentation:style-name="a1501" draw:name="Segnaposto intestazione 3" svg:x="0in" svg:y="0in" svg:width="3.5878in" svg:height="0.58425in" presentation:class="header" presentation:placeholder="false">
          <draw:text-box>
            <text:p text:style-name="a1500" text:class-names="" text:cond-style-name=""><text:span text:style-name="a1499" text:class-names=""/></text:p>
          </draw:text-box>
          <svg:title/>
          <svg:desc/>
        </draw:frame>
        <draw:frame draw:id="id8" presentation:style-name="a1504" draw:name="Segnaposto data 4" svg:x="4.67953in" svg:y="0in" svg:width="3.5878in" svg:height="0.58425in" presentation:class="date-time" presentation:placeholder="false">
          <draw:text-box>
            <text:p text:style-name="a1503" text:class-names="" text:cond-style-name=""><text:span text:style-name="a1502" text:class-names=""/></text:p>
          </draw:text-box>
          <svg:title/>
          <svg:desc/>
        </draw:frame>
        <draw:frame draw:id="id9" presentation:style-name="a1507" draw:name="Segnaposto piè di pagina 5" svg:x="0in" svg:y="11.10827in" svg:width="3.5878in" svg:height="0.58425in" presentation:class="footer" presentation:placeholder="false">
          <draw:text-box>
            <text:p text:style-name="a1506" text:class-names="" text:cond-style-name=""><text:span text:style-name="a1505" text:class-names=""/></text:p>
          </draw:text-box>
          <svg:title/>
          <svg:desc/>
        </draw:frame>
        <draw:frame draw:id="id10" presentation:style-name="a1510" draw:name="Segnaposto numero diapositiva 6" svg:x="4.67953in" svg:y="11.10827in" svg:width="3.5878in" svg:height="0.58425in" presentation:class="page-number" presentation:placeholder="false">
          <draw:text-box>
            <text:p text:style-name="a1509" text:class-names="" text:cond-style-name=""><text:span text:style-name="a15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Intestazione-sezione" style:page-layout-name="pageLayout1" draw:style-name="a1512">
      <draw:frame draw:id="id214" presentation:style-name="a1515" draw:name="Titolo 1" svg:x="0.5122in" svg:y="2.70157in" svg:width="6.4689in" svg:height="4.50512in" presentation:class="title" presentation:placeholder="false">
        <draw:text-box>
          <text:p text:style-name="a1514" text:class-names="" text:cond-style-name=""><text:span text:style-name="a1513" text:class-names="">Fare clic per modificare lo stile del titolo</text:span></text:p>
        </draw:text-box>
        <svg:title/>
        <svg:desc/>
      </draw:frame>
      <draw:frame draw:id="id215" presentation:style-name="a1519" draw:name="Segnaposto testo 2" svg:x="0.5122in" svg:y="7.25in" svg:width="6.4689in" svg:height="2.36969in" presentation:class="outline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Fare clic per modificare stili del testo dello schema</text:span></text:p>
            </text:list-item>
          </text:list>
        </draw:text-box>
        <svg:title/>
        <svg:desc/>
      </draw:frame>
      <draw:frame draw:id="id216" presentation:style-name="a1523" draw:name="Segnaposto data 3" svg:x="0.51575in" svg:y="10.04094in" svg:width="1.68701in" svg:height="0.57638in" presentation:class="date-time" presentation:placeholder="false">
        <draw:text-box>
          <text:p text:style-name="a1522" text:class-names="" text:cond-style-name=""><text:span text:style-name="a1520" text:class-names=""><text:date text:fixed="false" style:data-style-name="a1521">3/31/2019</text:date></text:span></text:p>
        </draw:text-box>
        <svg:title/>
        <svg:desc/>
      </draw:frame>
      <draw:frame draw:id="id217" presentation:style-name="a1526" draw:name="Segnaposto piè di pagina 4" svg:x="2.48425in" svg:y="10.04094in" svg:width="2.53071in" svg:height="0.57638in" presentation:class="footer" presentation:placeholder="false">
        <draw:text-box>
          <text:p text:style-name="a1525" text:class-names="" text:cond-style-name=""><text:span text:style-name="a1524" text:class-names=""/></text:p>
        </draw:text-box>
        <svg:title/>
        <svg:desc/>
      </draw:frame>
      <draw:frame draw:id="id218" presentation:style-name="a1529" draw:name="Segnaposto numero diapositiva 5" svg:x="5.29685in" svg:y="10.04094in" svg:width="1.68701in" svg:height="0.57638in" presentation:class="page-number" presentation:placeholder="false">
        <draw:text-box>
          <text:p text:style-name="a1528" text:class-names="" text:cond-style-name=""><text:span text:style-name="a1527" text:class-names=""><text:page-number style:num-format="1" text:fixed="false"/></text:span></text:p>
        </draw:text-box>
        <svg:title/>
        <svg:desc/>
      </draw:frame>
      <presentation:notes style:page-layout-name="pageLayout2" draw:style-name="a1546">
        <draw:page-thumbnail svg:x="1.21063in" svg:y="0.88858in" svg:width="5.84567in" svg:height="4.38425in" presentation:class="page" draw:id="id5" presentation:style-name="a1530" draw:name="Segnaposto immagine diapositiva 1">
          <svg:title/>
          <svg:desc/>
        </draw:page-thumbnail>
        <draw:frame draw:id="id6" presentation:style-name="a1533" draw:name="Segnaposto note 2" svg:x="0.82677in" svg:y="5.55394in" svg:width="6.61378in" svg:height="5.26142in" presentation:class="notes" presentation:placeholder="false">
          <draw:text-box>
            <text:p text:style-name="a1532" text:class-names="" text:cond-style-name=""><text:span text:style-name="a1531" text:class-names=""/></text:p>
          </draw:text-box>
          <svg:title/>
          <svg:desc/>
        </draw:frame>
        <draw:frame draw:id="id7" presentation:style-name="a1536" draw:name="Segnaposto intestazione 3" svg:x="0in" svg:y="0in" svg:width="3.5878in" svg:height="0.58425in" presentation:class="header" presentation:placeholder="false">
          <draw:text-box>
            <text:p text:style-name="a1535" text:class-names="" text:cond-style-name=""><text:span text:style-name="a1534" text:class-names=""/></text:p>
          </draw:text-box>
          <svg:title/>
          <svg:desc/>
        </draw:frame>
        <draw:frame draw:id="id8" presentation:style-name="a1539" draw:name="Segnaposto data 4" svg:x="4.67953in" svg:y="0in" svg:width="3.5878in" svg:height="0.58425in" presentation:class="date-time" presentation:placeholder="false">
          <draw:text-box>
            <text:p text:style-name="a1538" text:class-names="" text:cond-style-name=""><text:span text:style-name="a1537" text:class-names=""/></text:p>
          </draw:text-box>
          <svg:title/>
          <svg:desc/>
        </draw:frame>
        <draw:frame draw:id="id9" presentation:style-name="a1542" draw:name="Segnaposto piè di pagina 5" svg:x="0in" svg:y="11.10827in" svg:width="3.5878in" svg:height="0.58425in" presentation:class="footer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10" presentation:style-name="a1545" draw:name="Segnaposto numero diapositiva 6" svg:x="4.67953in" svg:y="11.10827in" svg:width="3.5878in" svg:height="0.58425in" presentation:class="page-number" presentation:placeholder="false">
          <draw:text-box>
            <text:p text:style-name="a1544" text:class-names="" text:cond-style-name=""><text:span text:style-name="a1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ue-contenuti" style:page-layout-name="pageLayout1" draw:style-name="a1547">
      <draw:frame draw:id="id219" presentation:style-name="a1550" draw:name="Titolo 1" svg:x="0.3748in" svg:y="0.43189in" svg:width="6.74961in" svg:height="1.80866in" presentation:class="title" presentation:placeholder="false">
        <draw:text-box>
          <text:p text:style-name="a1549" text:class-names="" text:cond-style-name=""><text:span text:style-name="a1548" text:class-names="">Fare clic per modificare lo stile del titolo</text:span></text:p>
        </draw:text-box>
        <svg:title/>
        <svg:desc/>
      </draw:frame>
      <draw:frame draw:id="id220" presentation:style-name="a1553" draw:name="Segnaposto contenuto 2" svg:x="0.3752in" svg:y="2.53465in" svg:width="3.29173in" svg:height="6.28307in" presentation:class="title" presentation:placeholder="false">
        <draw:text-box>
          <text:p text:style-name="a1552" text:class-names="" text:cond-style-name=""><text:span text:style-name="a155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1" presentation:style-name="a1556" draw:name="Segnaposto contenuto 3" svg:x="3.83346in" svg:y="2.53465in" svg:width="3.29173in" svg:height="6.28307in" presentation:class="title" presentation:placeholder="false">
        <draw:text-box>
          <text:p text:style-name="a1555" text:class-names="" text:cond-style-name=""><text:span text:style-name="a155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2" presentation:style-name="a1560" draw:name="Segnaposto data 4" svg:x="0.51575in" svg:y="10.04094in" svg:width="1.68701in" svg:height="0.57638in" presentation:class="date-time" presentation:placeholder="false">
        <draw:text-box>
          <text:p text:style-name="a1559" text:class-names="" text:cond-style-name=""><text:span text:style-name="a1557" text:class-names=""><text:date text:fixed="false" style:data-style-name="a1558">3/31/2019</text:date></text:span></text:p>
        </draw:text-box>
        <svg:title/>
        <svg:desc/>
      </draw:frame>
      <draw:frame draw:id="id223" presentation:style-name="a1563" draw:name="Segnaposto piè di pagina 5" svg:x="2.48425in" svg:y="10.04094in" svg:width="2.53071in" svg:height="0.57638in" presentation:class="footer" presentation:placeholder="false">
        <draw:text-box>
          <text:p text:style-name="a1562" text:class-names="" text:cond-style-name=""><text:span text:style-name="a1561" text:class-names=""/></text:p>
        </draw:text-box>
        <svg:title/>
        <svg:desc/>
      </draw:frame>
      <draw:frame draw:id="id224" presentation:style-name="a1566" draw:name="Segnaposto numero diapositiva 6" svg:x="5.29685in" svg:y="10.04094in" svg:width="1.68701in" svg:height="0.57638in" presentation:class="page-number" presentation:placeholder="false">
        <draw:text-box>
          <text:p text:style-name="a1565" text:class-names="" text:cond-style-name=""><text:span text:style-name="a1564" text:class-names=""><text:page-number style:num-format="1" text:fixed="false"/></text:span></text:p>
        </draw:text-box>
        <svg:title/>
        <svg:desc/>
      </draw:frame>
      <presentation:notes style:page-layout-name="pageLayout2" draw:style-name="a1583">
        <draw:page-thumbnail svg:x="1.21063in" svg:y="0.88858in" svg:width="5.84567in" svg:height="4.38425in" presentation:class="page" draw:id="id5" presentation:style-name="a1567" draw:name="Segnaposto immagine diapositiva 1">
          <svg:title/>
          <svg:desc/>
        </draw:page-thumbnail>
        <draw:frame draw:id="id6" presentation:style-name="a1570" draw:name="Segnaposto note 2" svg:x="0.82677in" svg:y="5.55394in" svg:width="6.61378in" svg:height="5.26142in" presentation:class="notes" presentation:placeholder="false">
          <draw:text-box>
            <text:p text:style-name="a1569" text:class-names="" text:cond-style-name=""><text:span text:style-name="a1568" text:class-names=""/></text:p>
          </draw:text-box>
          <svg:title/>
          <svg:desc/>
        </draw:frame>
        <draw:frame draw:id="id7" presentation:style-name="a1573" draw:name="Segnaposto intestazione 3" svg:x="0in" svg:y="0in" svg:width="3.5878in" svg:height="0.58425in" presentation:class="header" presentation:placeholder="false">
          <draw:text-box>
            <text:p text:style-name="a1572" text:class-names="" text:cond-style-name=""><text:span text:style-name="a1571" text:class-names=""/></text:p>
          </draw:text-box>
          <svg:title/>
          <svg:desc/>
        </draw:frame>
        <draw:frame draw:id="id8" presentation:style-name="a1576" draw:name="Segnaposto data 4" svg:x="4.67953in" svg:y="0in" svg:width="3.5878in" svg:height="0.58425in" presentation:class="date-time" presentation:placeholder="false">
          <draw:text-box>
            <text:p text:style-name="a1575" text:class-names="" text:cond-style-name=""><text:span text:style-name="a1574" text:class-names=""/></text:p>
          </draw:text-box>
          <svg:title/>
          <svg:desc/>
        </draw:frame>
        <draw:frame draw:id="id9" presentation:style-name="a1579" draw:name="Segnaposto piè di pagina 5" svg:x="0in" svg:y="11.10827in" svg:width="3.5878in" svg:height="0.58425in" presentation:class="footer" presentation:placeholder="false">
          <draw:text-box>
            <text:p text:style-name="a1578" text:class-names="" text:cond-style-name=""><text:span text:style-name="a1577" text:class-names=""/></text:p>
          </draw:text-box>
          <svg:title/>
          <svg:desc/>
        </draw:frame>
        <draw:frame draw:id="id10" presentation:style-name="a1582" draw:name="Segnaposto numero diapositiva 6" svg:x="4.67953in" svg:y="11.10827in" svg:width="3.5878in" svg:height="0.58425in" presentation:class="page-number" presentation:placeholder="false">
          <draw:text-box>
            <text:p text:style-name="a1581" text:class-names="" text:cond-style-name=""><text:span text:style-name="a15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nfronto" style:page-layout-name="pageLayout1" draw:style-name="a1584">
      <draw:frame draw:id="id225" presentation:style-name="a1587" draw:name="Titolo 1" svg:x="0.51732in" svg:y="0.57638in" svg:width="6.4689in" svg:height="2.0937in" presentation:class="title" presentation:placeholder="false">
        <draw:text-box>
          <text:p text:style-name="a1586" text:class-names="" text:cond-style-name=""><text:span text:style-name="a1585" text:class-names="">Fare clic per modificare lo stile del titolo</text:span></text:p>
        </draw:text-box>
        <svg:title/>
        <svg:desc/>
      </draw:frame>
      <draw:frame draw:id="id226" presentation:style-name="a1591" draw:name="Segnaposto testo 2" svg:x="0.51732in" svg:y="2.6563in" svg:width="3.17205in" svg:height="1.30039in" presentation:class="outline" presentation:placeholder="false">
        <draw:text-box>
          <text:list text:style-name="a1590">
            <text:list-item>
              <text:p text:style-name="a1589" text:class-names="" text:cond-style-name=""><text:span text:style-name="a1588" text:class-names="">Fare clic per modificare stili del testo dello schema</text:span></text:p>
            </text:list-item>
          </text:list>
        </draw:text-box>
        <svg:title/>
        <svg:desc/>
      </draw:frame>
      <draw:frame draw:id="id227" presentation:style-name="a1594" draw:name="Segnaposto contenuto 3" svg:x="0.51732in" svg:y="3.95669in" svg:width="3.17205in" svg:height="5.82126in" presentation:class="title" presentation:placeholder="false">
        <draw:text-box>
          <text:p text:style-name="a1593" text:class-names="" text:cond-style-name=""><text:span text:style-name="a159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8" presentation:style-name="a1598" draw:name="Segnaposto testo 4" svg:x="3.79685in" svg:y="2.6563in" svg:width="3.18937in" svg:height="1.30039in" presentation:class="outline" presentation:placeholder="false">
        <draw:text-box>
          <text:list text:style-name="a1597">
            <text:list-item>
              <text:p text:style-name="a1596" text:class-names="" text:cond-style-name=""><text:span text:style-name="a1595" text:class-names="">Fare clic per modificare stili del testo dello schema</text:span></text:p>
            </text:list-item>
          </text:list>
        </draw:text-box>
        <svg:title/>
        <svg:desc/>
      </draw:frame>
      <draw:frame draw:id="id229" presentation:style-name="a1601" draw:name="Segnaposto contenuto 5" svg:x="3.79685in" svg:y="3.95669in" svg:width="3.18937in" svg:height="5.82126in" presentation:class="title" presentation:placeholder="false">
        <draw:text-box>
          <text:p text:style-name="a1600" text:class-names="" text:cond-style-name=""><text:span text:style-name="a1599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30" presentation:style-name="a1605" draw:name="Segnaposto data 6" svg:x="0.51575in" svg:y="10.04094in" svg:width="1.68701in" svg:height="0.57638in" presentation:class="date-time" presentation:placeholder="false">
        <draw:text-box>
          <text:p text:style-name="a1604" text:class-names="" text:cond-style-name=""><text:span text:style-name="a1602" text:class-names=""><text:date text:fixed="false" style:data-style-name="a1603">3/31/2019</text:date></text:span></text:p>
        </draw:text-box>
        <svg:title/>
        <svg:desc/>
      </draw:frame>
      <draw:frame draw:id="id231" presentation:style-name="a1608" draw:name="Segnaposto piè di pagina 7" svg:x="2.48425in" svg:y="10.04094in" svg:width="2.53071in" svg:height="0.57638in" presentation:class="footer" presentation:placeholder="false">
        <draw:text-box>
          <text:p text:style-name="a1607" text:class-names="" text:cond-style-name=""><text:span text:style-name="a1606" text:class-names=""/></text:p>
        </draw:text-box>
        <svg:title/>
        <svg:desc/>
      </draw:frame>
      <draw:frame draw:id="id232" presentation:style-name="a1611" draw:name="Segnaposto numero diapositiva 8" svg:x="5.29685in" svg:y="10.04094in" svg:width="1.68701in" svg:height="0.57638in" presentation:class="page-number" presentation:placeholder="false">
        <draw:text-box>
          <text:p text:style-name="a1610" text:class-names="" text:cond-style-name=""><text:span text:style-name="a1609" text:class-names=""><text:page-number style:num-format="1" text:fixed="false"/></text:span></text:p>
        </draw:text-box>
        <svg:title/>
        <svg:desc/>
      </draw:frame>
      <presentation:notes style:page-layout-name="pageLayout2" draw:style-name="a1628">
        <draw:page-thumbnail svg:x="1.21063in" svg:y="0.88858in" svg:width="5.84567in" svg:height="4.38425in" presentation:class="page" draw:id="id5" presentation:style-name="a1612" draw:name="Segnaposto immagine diapositiva 1">
          <svg:title/>
          <svg:desc/>
        </draw:page-thumbnail>
        <draw:frame draw:id="id6" presentation:style-name="a1615" draw:name="Segnaposto note 2" svg:x="0.82677in" svg:y="5.55394in" svg:width="6.61378in" svg:height="5.26142in" presentation:class="notes" presentation:placeholder="false">
          <draw:text-box>
            <text:p text:style-name="a1614" text:class-names="" text:cond-style-name=""><text:span text:style-name="a1613" text:class-names=""/></text:p>
          </draw:text-box>
          <svg:title/>
          <svg:desc/>
        </draw:frame>
        <draw:frame draw:id="id7" presentation:style-name="a1618" draw:name="Segnaposto intestazione 3" svg:x="0in" svg:y="0in" svg:width="3.5878in" svg:height="0.58425in" presentation:class="header" presentation:placeholder="false">
          <draw:text-box>
            <text:p text:style-name="a1617" text:class-names="" text:cond-style-name=""><text:span text:style-name="a1616" text:class-names=""/></text:p>
          </draw:text-box>
          <svg:title/>
          <svg:desc/>
        </draw:frame>
        <draw:frame draw:id="id8" presentation:style-name="a1621" draw:name="Segnaposto data 4" svg:x="4.67953in" svg:y="0in" svg:width="3.5878in" svg:height="0.58425in" presentation:class="date-time" presentation:placeholder="false">
          <draw:text-box>
            <text:p text:style-name="a1620" text:class-names="" text:cond-style-name=""><text:span text:style-name="a1619" text:class-names=""/></text:p>
          </draw:text-box>
          <svg:title/>
          <svg:desc/>
        </draw:frame>
        <draw:frame draw:id="id9" presentation:style-name="a1624" draw:name="Segnaposto piè di pagina 5" svg:x="0in" svg:y="11.10827in" svg:width="3.5878in" svg:height="0.58425in" presentation:class="footer" presentation:placeholder="false">
          <draw:text-box>
            <text:p text:style-name="a1623" text:class-names="" text:cond-style-name=""><text:span text:style-name="a1622" text:class-names=""/></text:p>
          </draw:text-box>
          <svg:title/>
          <svg:desc/>
        </draw:frame>
        <draw:frame draw:id="id10" presentation:style-name="a1627" draw:name="Segnaposto numero diapositiva 6" svg:x="4.67953in" svg:y="11.10827in" svg:width="3.5878in" svg:height="0.58425in" presentation:class="page-number" presentation:placeholder="false">
          <draw:text-box>
            <text:p text:style-name="a1626" text:class-names="" text:cond-style-name=""><text:span text:style-name="a1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Solo-titolo" style:page-layout-name="pageLayout1" draw:style-name="a1629">
      <draw:frame draw:id="id233" presentation:style-name="a1632" draw:name="Titolo 1" svg:x="0.3748in" svg:y="0.43189in" svg:width="6.74961in" svg:height="1.80866in" presentation:class="title" presentation:placeholder="false">
        <draw:text-box>
          <text:p text:style-name="a1631" text:class-names="" text:cond-style-name=""><text:span text:style-name="a1630" text:class-names="">Fare clic per modificare lo stile del titolo</text:span></text:p>
        </draw:text-box>
        <svg:title/>
        <svg:desc/>
      </draw:frame>
      <draw:frame draw:id="id234" presentation:style-name="a1636" draw:name="Segnaposto data 2" svg:x="0.51575in" svg:y="10.04094in" svg:width="1.68701in" svg:height="0.57638in" presentation:class="date-time" presentation:placeholder="false">
        <draw:text-box>
          <text:p text:style-name="a1635" text:class-names="" text:cond-style-name=""><text:span text:style-name="a1633" text:class-names=""><text:date text:fixed="false" style:data-style-name="a1634">3/31/2019</text:date></text:span></text:p>
        </draw:text-box>
        <svg:title/>
        <svg:desc/>
      </draw:frame>
      <draw:frame draw:id="id235" presentation:style-name="a1639" draw:name="Segnaposto piè di pagina 3" svg:x="2.48425in" svg:y="10.04094in" svg:width="2.53071in" svg:height="0.57638in" presentation:class="footer" presentation:placeholder="false">
        <draw:text-box>
          <text:p text:style-name="a1638" text:class-names="" text:cond-style-name=""><text:span text:style-name="a1637" text:class-names=""/></text:p>
        </draw:text-box>
        <svg:title/>
        <svg:desc/>
      </draw:frame>
      <draw:frame draw:id="id236" presentation:style-name="a1642" draw:name="Segnaposto numero diapositiva 4" svg:x="5.29685in" svg:y="10.04094in" svg:width="1.68701in" svg:height="0.57638in" presentation:class="page-number" presentation:placeholder="false">
        <draw:text-box>
          <text:p text:style-name="a1641" text:class-names="" text:cond-style-name=""><text:span text:style-name="a1640" text:class-names=""><text:page-number style:num-format="1" text:fixed="false"/></text:span></text:p>
        </draw:text-box>
        <svg:title/>
        <svg:desc/>
      </draw:frame>
      <presentation:notes style:page-layout-name="pageLayout2" draw:style-name="a1659">
        <draw:page-thumbnail svg:x="1.21063in" svg:y="0.88858in" svg:width="5.84567in" svg:height="4.38425in" presentation:class="page" draw:id="id5" presentation:style-name="a1643" draw:name="Segnaposto immagine diapositiva 1">
          <svg:title/>
          <svg:desc/>
        </draw:page-thumbnail>
        <draw:frame draw:id="id6" presentation:style-name="a1646" draw:name="Segnaposto note 2" svg:x="0.82677in" svg:y="5.55394in" svg:width="6.61378in" svg:height="5.26142in" presentation:class="notes" presentation:placeholder="false">
          <draw:text-box>
            <text:p text:style-name="a1645" text:class-names="" text:cond-style-name=""><text:span text:style-name="a1644" text:class-names=""/></text:p>
          </draw:text-box>
          <svg:title/>
          <svg:desc/>
        </draw:frame>
        <draw:frame draw:id="id7" presentation:style-name="a1649" draw:name="Segnaposto intestazione 3" svg:x="0in" svg:y="0in" svg:width="3.5878in" svg:height="0.58425in" presentation:class="header" presentation:placeholder="false">
          <draw:text-box>
            <text:p text:style-name="a1648" text:class-names="" text:cond-style-name=""><text:span text:style-name="a1647" text:class-names=""/></text:p>
          </draw:text-box>
          <svg:title/>
          <svg:desc/>
        </draw:frame>
        <draw:frame draw:id="id8" presentation:style-name="a1652" draw:name="Segnaposto data 4" svg:x="4.67953in" svg:y="0in" svg:width="3.5878in" svg:height="0.58425in" presentation:class="date-time" presentation:placeholder="false">
          <draw:text-box>
            <text:p text:style-name="a1651" text:class-names="" text:cond-style-name=""><text:span text:style-name="a1650" text:class-names=""/></text:p>
          </draw:text-box>
          <svg:title/>
          <svg:desc/>
        </draw:frame>
        <draw:frame draw:id="id9" presentation:style-name="a1655" draw:name="Segnaposto piè di pagina 5" svg:x="0in" svg:y="11.10827in" svg:width="3.5878in" svg:height="0.58425in" presentation:class="footer" presentation:placeholder="false">
          <draw:text-box>
            <text:p text:style-name="a1654" text:class-names="" text:cond-style-name=""><text:span text:style-name="a1653" text:class-names=""/></text:p>
          </draw:text-box>
          <svg:title/>
          <svg:desc/>
        </draw:frame>
        <draw:frame draw:id="id10" presentation:style-name="a1658" draw:name="Segnaposto numero diapositiva 6" svg:x="4.67953in" svg:y="11.10827in" svg:width="3.5878in" svg:height="0.58425in" presentation:class="page-number" presentation:placeholder="false">
          <draw:text-box>
            <text:p text:style-name="a1657" text:class-names="" text:cond-style-name=""><text:span text:style-name="a1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uota" style:page-layout-name="pageLayout1" draw:style-name="a1660">
      <draw:frame draw:id="id237" presentation:style-name="a1664" draw:name="Segnaposto data 1" svg:x="0.51575in" svg:y="10.04094in" svg:width="1.68701in" svg:height="0.57638in" presentation:class="date-time" presentation:placeholder="false">
        <draw:text-box>
          <text:p text:style-name="a1663" text:class-names="" text:cond-style-name=""><text:span text:style-name="a1661" text:class-names=""><text:date text:fixed="false" style:data-style-name="a1662">3/31/2019</text:date></text:span></text:p>
        </draw:text-box>
        <svg:title/>
        <svg:desc/>
      </draw:frame>
      <draw:frame draw:id="id238" presentation:style-name="a1667" draw:name="Segnaposto piè di pagina 2" svg:x="2.48425in" svg:y="10.04094in" svg:width="2.53071in" svg:height="0.57638in" presentation:class="footer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239" presentation:style-name="a1670" draw:name="Segnaposto numero diapositiva 3" svg:x="5.29685in" svg:y="10.04094in" svg:width="1.68701in" svg:height="0.57638in" presentation:class="page-number" presentation:placeholder="false">
        <draw:text-box>
          <text:p text:style-name="a1669" text:class-names="" text:cond-style-name=""><text:span text:style-name="a1668" text:class-names=""><text:page-number style:num-format="1" text:fixed="false"/></text:span></text:p>
        </draw:text-box>
        <svg:title/>
        <svg:desc/>
      </draw:frame>
      <presentation:notes style:page-layout-name="pageLayout2" draw:style-name="a1687">
        <draw:page-thumbnail svg:x="1.21063in" svg:y="0.88858in" svg:width="5.84567in" svg:height="4.38425in" presentation:class="page" draw:id="id5" presentation:style-name="a1671" draw:name="Segnaposto immagine diapositiva 1">
          <svg:title/>
          <svg:desc/>
        </draw:page-thumbnail>
        <draw:frame draw:id="id6" presentation:style-name="a1674" draw:name="Segnaposto note 2" svg:x="0.82677in" svg:y="5.55394in" svg:width="6.61378in" svg:height="5.26142in" presentation:class="notes" presentation:placeholder="false">
          <draw:text-box>
            <text:p text:style-name="a1673" text:class-names="" text:cond-style-name=""><text:span text:style-name="a1672" text:class-names=""/></text:p>
          </draw:text-box>
          <svg:title/>
          <svg:desc/>
        </draw:frame>
        <draw:frame draw:id="id7" presentation:style-name="a1677" draw:name="Segnaposto intestazione 3" svg:x="0in" svg:y="0in" svg:width="3.5878in" svg:height="0.58425in" presentation:class="header" presentation:placeholder="false">
          <draw:text-box>
            <text:p text:style-name="a1676" text:class-names="" text:cond-style-name=""><text:span text:style-name="a1675" text:class-names=""/></text:p>
          </draw:text-box>
          <svg:title/>
          <svg:desc/>
        </draw:frame>
        <draw:frame draw:id="id8" presentation:style-name="a1680" draw:name="Segnaposto data 4" svg:x="4.67953in" svg:y="0in" svg:width="3.5878in" svg:height="0.58425in" presentation:class="date-time" presentation:placeholder="false">
          <draw:text-box>
            <text:p text:style-name="a1679" text:class-names="" text:cond-style-name=""><text:span text:style-name="a1678" text:class-names=""/></text:p>
          </draw:text-box>
          <svg:title/>
          <svg:desc/>
        </draw:frame>
        <draw:frame draw:id="id9" presentation:style-name="a1683" draw:name="Segnaposto piè di pagina 5" svg:x="0in" svg:y="11.10827in" svg:width="3.5878in" svg:height="0.58425in" presentation:class="footer" presentation:placeholder="false">
          <draw:text-box>
            <text:p text:style-name="a1682" text:class-names="" text:cond-style-name=""><text:span text:style-name="a1681" text:class-names=""/></text:p>
          </draw:text-box>
          <svg:title/>
          <svg:desc/>
        </draw:frame>
        <draw:frame draw:id="id10" presentation:style-name="a1686" draw:name="Segnaposto numero diapositiva 6" svg:x="4.67953in" svg:y="11.10827in" svg:width="3.5878in" svg:height="0.58425in" presentation:class="page-number" presentation:placeholder="false">
          <draw:text-box>
            <text:p text:style-name="a1685" text:class-names="" text:cond-style-name=""><text:span text:style-name="a16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to-con-didascalia" style:page-layout-name="pageLayout1" draw:style-name="a1688">
      <draw:frame draw:id="id240" presentation:style-name="a1691" draw:name="Titolo 1" svg:x="0.51732in" svg:y="0.72205in" svg:width="2.4185in" svg:height="2.52795in" presentation:class="title" presentation:placeholder="false">
        <draw:text-box>
          <text:p text:style-name="a1690" text:class-names="" text:cond-style-name=""><text:span text:style-name="a1689" text:class-names="">Fare clic per modificare lo stile del titolo</text:span></text:p>
        </draw:text-box>
        <svg:title/>
        <svg:desc/>
      </draw:frame>
      <draw:frame draw:id="id241" presentation:style-name="a1694" draw:name="Segnaposto contenuto 2" svg:x="3.18937in" svg:y="1.55906in" svg:width="3.79685in" svg:height="7.69961in" presentation:class="title" presentation:placeholder="false">
        <draw:text-box>
          <text:p text:style-name="a1693" text:class-names="" text:cond-style-name=""><text:span text:style-name="a169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42" presentation:style-name="a1698" draw:name="Segnaposto testo 3" svg:x="0.51732in" svg:y="3.25in" svg:width="2.4185in" svg:height="6.02087in" presentation:class="outline" presentation:placeholder="false">
        <draw:text-box>
          <text:list text:style-name="a1697">
            <text:list-item>
              <text:p text:style-name="a1696" text:class-names="" text:cond-style-name=""><text:span text:style-name="a1695" text:class-names="">Fare clic per modificare stili del testo dello schema</text:span></text:p>
            </text:list-item>
          </text:list>
        </draw:text-box>
        <svg:title/>
        <svg:desc/>
      </draw:frame>
      <draw:frame draw:id="id243" presentation:style-name="a1702" draw:name="Segnaposto data 4" svg:x="0.51575in" svg:y="10.04094in" svg:width="1.68701in" svg:height="0.57638in" presentation:class="date-time" presentation:placeholder="false">
        <draw:text-box>
          <text:p text:style-name="a1701" text:class-names="" text:cond-style-name=""><text:span text:style-name="a1699" text:class-names=""><text:date text:fixed="false" style:data-style-name="a1700">3/31/2019</text:date></text:span></text:p>
        </draw:text-box>
        <svg:title/>
        <svg:desc/>
      </draw:frame>
      <draw:frame draw:id="id244" presentation:style-name="a1705" draw:name="Segnaposto piè di pagina 5" svg:x="2.48425in" svg:y="10.04094in" svg:width="2.53071in" svg:height="0.57638in" presentation:class="footer" presentation:placeholder="false">
        <draw:text-box>
          <text:p text:style-name="a1704" text:class-names="" text:cond-style-name=""><text:span text:style-name="a1703" text:class-names=""/></text:p>
        </draw:text-box>
        <svg:title/>
        <svg:desc/>
      </draw:frame>
      <draw:frame draw:id="id245" presentation:style-name="a1708" draw:name="Segnaposto numero diapositiva 6" svg:x="5.29685in" svg:y="10.04094in" svg:width="1.68701in" svg:height="0.57638in" presentation:class="page-number" presentation:placeholder="false">
        <draw:text-box>
          <text:p text:style-name="a1707" text:class-names="" text:cond-style-name=""><text:span text:style-name="a1706" text:class-names=""><text:page-number style:num-format="1" text:fixed="false"/></text:span></text:p>
        </draw:text-box>
        <svg:title/>
        <svg:desc/>
      </draw:frame>
      <presentation:notes style:page-layout-name="pageLayout2" draw:style-name="a1725">
        <draw:page-thumbnail svg:x="1.21063in" svg:y="0.88858in" svg:width="5.84567in" svg:height="4.38425in" presentation:class="page" draw:id="id5" presentation:style-name="a1709" draw:name="Segnaposto immagine diapositiva 1">
          <svg:title/>
          <svg:desc/>
        </draw:page-thumbnail>
        <draw:frame draw:id="id6" presentation:style-name="a1712" draw:name="Segnaposto note 2" svg:x="0.82677in" svg:y="5.55394in" svg:width="6.61378in" svg:height="5.26142in" presentation:class="notes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7" presentation:style-name="a1715" draw:name="Segnaposto intestazione 3" svg:x="0in" svg:y="0in" svg:width="3.5878in" svg:height="0.58425in" presentation:class="header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8" presentation:style-name="a1718" draw:name="Segnaposto data 4" svg:x="4.67953in" svg:y="0in" svg:width="3.5878in" svg:height="0.58425in" presentation:class="date-time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9" presentation:style-name="a1721" draw:name="Segnaposto piè di pagina 5" svg:x="0in" svg:y="11.10827in" svg:width="3.5878in" svg:height="0.58425in" presentation:class="footer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10" presentation:style-name="a1724" draw:name="Segnaposto numero diapositiva 6" svg:x="4.67953in" svg:y="11.10827in" svg:width="3.5878in" svg:height="0.58425in" presentation:class="page-number" presentation:placeholder="false">
          <draw:text-box>
            <text:p text:style-name="a1723" text:class-names="" text:cond-style-name=""><text:span text:style-name="a1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magine-con-didascalia" style:page-layout-name="pageLayout1" draw:style-name="a1726">
      <draw:frame draw:id="id246" presentation:style-name="a1729" draw:name="Titolo 1" svg:x="0.51732in" svg:y="0.72205in" svg:width="2.4185in" svg:height="2.52795in" presentation:class="title" presentation:placeholder="false">
        <draw:text-box>
          <text:p text:style-name="a1728" text:class-names="" text:cond-style-name=""><text:span text:style-name="a1727" text:class-names="">Fare clic per modificare lo stile del titolo</text:span></text:p>
        </draw:text-box>
        <svg:title/>
        <svg:desc/>
      </draw:frame>
      <draw:frame draw:id="id247" presentation:style-name="a1732" draw:name="Segnaposto immagine 2" svg:x="3.18937in" svg:y="1.55906in" svg:width="3.79685in" svg:height="7.69961in" presentation:class="title" presentation:placeholder="false">
        <draw:text-box>
          <text:p text:style-name="a1731" text:class-names="" text:cond-style-name=""><text:span text:style-name="a1730" text:class-names=""/></text:p>
        </draw:text-box>
        <svg:title/>
        <svg:desc/>
      </draw:frame>
      <draw:frame draw:id="id248" presentation:style-name="a1736" draw:name="Segnaposto testo 3" svg:x="0.51732in" svg:y="3.25in" svg:width="2.4185in" svg:height="6.02087in" presentation:class="outline" presentation:placeholder="false">
        <draw:text-box>
          <text:list text:style-name="a1735">
            <text:list-item>
              <text:p text:style-name="a1734" text:class-names="" text:cond-style-name=""><text:span text:style-name="a1733" text:class-names="">Fare clic per modificare stili del testo dello schema</text:span></text:p>
            </text:list-item>
          </text:list>
        </draw:text-box>
        <svg:title/>
        <svg:desc/>
      </draw:frame>
      <draw:frame draw:id="id249" presentation:style-name="a1740" draw:name="Segnaposto data 4" svg:x="0.51575in" svg:y="10.04094in" svg:width="1.68701in" svg:height="0.57638in" presentation:class="date-time" presentation:placeholder="false">
        <draw:text-box>
          <text:p text:style-name="a1739" text:class-names="" text:cond-style-name=""><text:span text:style-name="a1737" text:class-names=""><text:date text:fixed="false" style:data-style-name="a1738">3/31/2019</text:date></text:span></text:p>
        </draw:text-box>
        <svg:title/>
        <svg:desc/>
      </draw:frame>
      <draw:frame draw:id="id250" presentation:style-name="a1743" draw:name="Segnaposto piè di pagina 5" svg:x="2.48425in" svg:y="10.04094in" svg:width="2.53071in" svg:height="0.57638in" presentation:class="footer" presentation:placeholder="false">
        <draw:text-box>
          <text:p text:style-name="a1742" text:class-names="" text:cond-style-name=""><text:span text:style-name="a1741" text:class-names=""/></text:p>
        </draw:text-box>
        <svg:title/>
        <svg:desc/>
      </draw:frame>
      <draw:frame draw:id="id251" presentation:style-name="a1746" draw:name="Segnaposto numero diapositiva 6" svg:x="5.29685in" svg:y="10.04094in" svg:width="1.68701in" svg:height="0.57638in" presentation:class="page-number" presentation:placeholder="false">
        <draw:text-box>
          <text:p text:style-name="a1745" text:class-names="" text:cond-style-name=""><text:span text:style-name="a1744" text:class-names=""><text:page-number style:num-format="1" text:fixed="false"/></text:span></text:p>
        </draw:text-box>
        <svg:title/>
        <svg:desc/>
      </draw:frame>
      <presentation:notes style:page-layout-name="pageLayout2" draw:style-name="a1763">
        <draw:page-thumbnail svg:x="1.21063in" svg:y="0.88858in" svg:width="5.84567in" svg:height="4.38425in" presentation:class="page" draw:id="id5" presentation:style-name="a1747" draw:name="Segnaposto immagine diapositiva 1">
          <svg:title/>
          <svg:desc/>
        </draw:page-thumbnail>
        <draw:frame draw:id="id6" presentation:style-name="a1750" draw:name="Segnaposto note 2" svg:x="0.82677in" svg:y="5.55394in" svg:width="6.61378in" svg:height="5.26142in" presentation:class="notes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7" presentation:style-name="a1753" draw:name="Segnaposto intestazione 3" svg:x="0in" svg:y="0in" svg:width="3.5878in" svg:height="0.58425in" presentation:class="header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8" presentation:style-name="a1756" draw:name="Segnaposto data 4" svg:x="4.67953in" svg:y="0in" svg:width="3.5878in" svg:height="0.58425in" presentation:class="date-time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9" presentation:style-name="a1759" draw:name="Segnaposto piè di pagina 5" svg:x="0in" svg:y="11.10827in" svg:width="3.5878in" svg:height="0.58425in" presentation:class="footer" presentation:placeholder="false">
          <draw:text-box>
            <text:p text:style-name="a1758" text:class-names="" text:cond-style-name=""><text:span text:style-name="a1757" text:class-names=""/></text:p>
          </draw:text-box>
          <svg:title/>
          <svg:desc/>
        </draw:frame>
        <draw:frame draw:id="id10" presentation:style-name="a1762" draw:name="Segnaposto numero diapositiva 6" svg:x="4.67953in" svg:y="11.10827in" svg:width="3.5878in" svg:height="0.58425in" presentation:class="page-number" presentation:placeholder="false">
          <draw:text-box>
            <text:p text:style-name="a1761" text:class-names="" text:cond-style-name=""><text:span text:style-name="a1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olo-e-testo-verticale" style:page-layout-name="pageLayout1" draw:style-name="a1764">
      <draw:frame draw:id="id252" presentation:style-name="a1767" draw:name="Titolo 1" svg:x="0.3748in" svg:y="0.43189in" svg:width="6.74961in" svg:height="1.80866in" presentation:class="title" presentation:placeholder="false">
        <draw:text-box>
          <text:p text:style-name="a1766" text:class-names="" text:cond-style-name=""><text:span text:style-name="a1765" text:class-names="">Fare clic per modificare lo stile del titolo</text:span></text:p>
        </draw:text-box>
        <svg:title/>
        <svg:desc/>
      </draw:frame>
      <draw:frame draw:id="id253" presentation:style-name="a1783" draw:name="Segnaposto testo verticale 2" svg:x="0.3748in" svg:y="2.53465in" svg:width="6.74961in" svg:height="6.28268in" presentation:class="outline" presentation:placeholder="false">
        <draw:text-box>
          <text:list text:style-name="a1770">
            <text:list-item>
              <text:p text:style-name="a1769" text:class-names="" text:cond-style-name=""><text:span text:style-name="a1768" text:class-names="">Fare clic per modificare stili del testo dello schema</text:span></text:p>
            </text:list-item>
          </text:list>
          <text:list text:style-name="a1773">
            <text:list-item>
              <text:list text:style-name="a1773">
                <text:list-item>
                  <text:p text:style-name="a1772" text:class-names="" text:cond-style-name=""><text:span text:style-name="a1771" text:class-names="">Secondo livello</text:span></text:p>
                </text:list-item>
              </text:list>
            </text:list-item>
          </text:list>
          <text:list text:style-name="a1776">
            <text:list-item>
              <text:list text:style-name="a1776">
                <text:list-item>
                  <text:list text:style-name="a1776">
                    <text:list-item>
                      <text:p text:style-name="a1775" text:class-names="" text:cond-style-name=""><text:span text:style-name="a177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9">
            <text:list-item>
              <text:list text:style-name="a1779">
                <text:list-item>
                  <text:list text:style-name="a1779">
                    <text:list-item>
                      <text:list text:style-name="a1779">
                        <text:list-item>
                          <text:p text:style-name="a1778" text:class-names="" text:cond-style-name=""><text:span text:style-name="a177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2">
            <text:list-item>
              <text:list text:style-name="a1782">
                <text:list-item>
                  <text:list text:style-name="a1782">
                    <text:list-item>
                      <text:list text:style-name="a1782">
                        <text:list-item>
                          <text:list text:style-name="a1782">
                            <text:list-item>
                              <text:p text:style-name="a1781" text:class-names="" text:cond-style-name=""><text:span text:style-name="a178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4" presentation:style-name="a1787" draw:name="Segnaposto data 3" svg:x="0.51575in" svg:y="10.04094in" svg:width="1.68701in" svg:height="0.57638in" presentation:class="date-time" presentation:placeholder="false">
        <draw:text-box>
          <text:p text:style-name="a1786" text:class-names="" text:cond-style-name=""><text:span text:style-name="a1784" text:class-names=""><text:date text:fixed="false" style:data-style-name="a1785">3/31/2019</text:date></text:span></text:p>
        </draw:text-box>
        <svg:title/>
        <svg:desc/>
      </draw:frame>
      <draw:frame draw:id="id255" presentation:style-name="a1790" draw:name="Segnaposto piè di pagina 4" svg:x="2.48425in" svg:y="10.04094in" svg:width="2.53071in" svg:height="0.57638in" presentation:class="footer" presentation:placeholder="false">
        <draw:text-box>
          <text:p text:style-name="a1789" text:class-names="" text:cond-style-name=""><text:span text:style-name="a1788" text:class-names=""/></text:p>
        </draw:text-box>
        <svg:title/>
        <svg:desc/>
      </draw:frame>
      <draw:frame draw:id="id256" presentation:style-name="a1793" draw:name="Segnaposto numero diapositiva 5" svg:x="5.29685in" svg:y="10.04094in" svg:width="1.68701in" svg:height="0.57638in" presentation:class="page-number" presentation:placeholder="false">
        <draw:text-box>
          <text:p text:style-name="a1792" text:class-names="" text:cond-style-name=""><text:span text:style-name="a1791" text:class-names=""><text:page-number style:num-format="1" text:fixed="false"/></text:span></text:p>
        </draw:text-box>
        <svg:title/>
        <svg:desc/>
      </draw:frame>
      <presentation:notes style:page-layout-name="pageLayout2" draw:style-name="a1810">
        <draw:page-thumbnail svg:x="1.21063in" svg:y="0.88858in" svg:width="5.84567in" svg:height="4.38425in" presentation:class="page" draw:id="id5" presentation:style-name="a1794" draw:name="Segnaposto immagine diapositiva 1">
          <svg:title/>
          <svg:desc/>
        </draw:page-thumbnail>
        <draw:frame draw:id="id6" presentation:style-name="a1797" draw:name="Segnaposto note 2" svg:x="0.82677in" svg:y="5.55394in" svg:width="6.61378in" svg:height="5.26142in" presentation:class="notes" presentation:placeholder="false">
          <draw:text-box>
            <text:p text:style-name="a1796" text:class-names="" text:cond-style-name=""><text:span text:style-name="a1795" text:class-names=""/></text:p>
          </draw:text-box>
          <svg:title/>
          <svg:desc/>
        </draw:frame>
        <draw:frame draw:id="id7" presentation:style-name="a1800" draw:name="Segnaposto intestazione 3" svg:x="0in" svg:y="0in" svg:width="3.5878in" svg:height="0.58425in" presentation:class="header" presentation:placeholder="false">
          <draw:text-box>
            <text:p text:style-name="a1799" text:class-names="" text:cond-style-name=""><text:span text:style-name="a1798" text:class-names=""/></text:p>
          </draw:text-box>
          <svg:title/>
          <svg:desc/>
        </draw:frame>
        <draw:frame draw:id="id8" presentation:style-name="a1803" draw:name="Segnaposto data 4" svg:x="4.67953in" svg:y="0in" svg:width="3.5878in" svg:height="0.58425in" presentation:class="date-time" presentation:placeholder="false">
          <draw:text-box>
            <text:p text:style-name="a1802" text:class-names="" text:cond-style-name=""><text:span text:style-name="a1801" text:class-names=""/></text:p>
          </draw:text-box>
          <svg:title/>
          <svg:desc/>
        </draw:frame>
        <draw:frame draw:id="id9" presentation:style-name="a1806" draw:name="Segnaposto piè di pagina 5" svg:x="0in" svg:y="11.10827in" svg:width="3.5878in" svg:height="0.58425in" presentation:class="footer" presentation:placeholder="false">
          <draw:text-box>
            <text:p text:style-name="a1805" text:class-names="" text:cond-style-name=""><text:span text:style-name="a1804" text:class-names=""/></text:p>
          </draw:text-box>
          <svg:title/>
          <svg:desc/>
        </draw:frame>
        <draw:frame draw:id="id10" presentation:style-name="a1809" draw:name="Segnaposto numero diapositiva 6" svg:x="4.67953in" svg:y="11.10827in" svg:width="3.5878in" svg:height="0.58425in" presentation:class="page-number" presentation:placeholder="false">
          <draw:text-box>
            <text:p text:style-name="a1808" text:class-names="" text:cond-style-name=""><text:span text:style-name="a1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olo-e-testo-verticale" style:page-layout-name="pageLayout1" draw:style-name="a1811">
      <draw:frame draw:id="id257" presentation:style-name="a1814" draw:name="Titolo verticale 1" svg:x="5.4374in" svg:y="0.43228in" svg:width="1.6874in" svg:height="8.38543in" presentation:class="title" presentation:placeholder="false">
        <draw:text-box>
          <text:p text:style-name="a1813" text:class-names="" text:cond-style-name=""><text:span text:style-name="a1812" text:class-names="">Fare clic per modificare lo stile del titolo</text:span></text:p>
        </draw:text-box>
        <svg:title/>
        <svg:desc/>
      </draw:frame>
      <draw:frame draw:id="id258" presentation:style-name="a1830" draw:name="Segnaposto testo verticale 2" svg:x="0.3752in" svg:y="0.43228in" svg:width="4.89567in" svg:height="8.38543in" presentation:class="outline" presentation:placeholder="false">
        <draw:text-box>
          <text:list text:style-name="a1817">
            <text:list-item>
              <text:p text:style-name="a1816" text:class-names="" text:cond-style-name=""><text:span text:style-name="a1815" text:class-names="">Fare clic per modificare stili del testo dello schema</text:span></text:p>
            </text:list-item>
          </text:list>
          <text:list text:style-name="a1820">
            <text:list-item>
              <text:list text:style-name="a1820">
                <text:list-item>
                  <text:p text:style-name="a1819" text:class-names="" text:cond-style-name=""><text:span text:style-name="a1818" text:class-names="">Secondo livello</text:span></text:p>
                </text:list-item>
              </text:list>
            </text:list-item>
          </text:list>
          <text:list text:style-name="a1823">
            <text:list-item>
              <text:list text:style-name="a1823">
                <text:list-item>
                  <text:list text:style-name="a1823">
                    <text:list-item>
                      <text:p text:style-name="a1822" text:class-names="" text:cond-style-name=""><text:span text:style-name="a18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26">
            <text:list-item>
              <text:list text:style-name="a1826">
                <text:list-item>
                  <text:list text:style-name="a1826">
                    <text:list-item>
                      <text:list text:style-name="a1826">
                        <text:list-item>
                          <text:p text:style-name="a1825" text:class-names="" text:cond-style-name=""><text:span text:style-name="a18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9">
            <text:list-item>
              <text:list text:style-name="a1829">
                <text:list-item>
                  <text:list text:style-name="a1829">
                    <text:list-item>
                      <text:list text:style-name="a1829">
                        <text:list-item>
                          <text:list text:style-name="a1829">
                            <text:list-item>
                              <text:p text:style-name="a1828" text:class-names="" text:cond-style-name=""><text:span text:style-name="a18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834" draw:name="Segnaposto data 3" svg:x="0.51575in" svg:y="10.04094in" svg:width="1.68701in" svg:height="0.57638in" presentation:class="date-time" presentation:placeholder="false">
        <draw:text-box>
          <text:p text:style-name="a1833" text:class-names="" text:cond-style-name=""><text:span text:style-name="a1831" text:class-names=""><text:date text:fixed="false" style:data-style-name="a1832">3/31/2019</text:date></text:span></text:p>
        </draw:text-box>
        <svg:title/>
        <svg:desc/>
      </draw:frame>
      <draw:frame draw:id="id260" presentation:style-name="a1837" draw:name="Segnaposto piè di pagina 4" svg:x="2.48425in" svg:y="10.04094in" svg:width="2.53071in" svg:height="0.57638in" presentation:class="footer" presentation:placeholder="false">
        <draw:text-box>
          <text:p text:style-name="a1836" text:class-names="" text:cond-style-name=""><text:span text:style-name="a1835" text:class-names=""/></text:p>
        </draw:text-box>
        <svg:title/>
        <svg:desc/>
      </draw:frame>
      <draw:frame draw:id="id261" presentation:style-name="a1840" draw:name="Segnaposto numero diapositiva 5" svg:x="5.29685in" svg:y="10.04094in" svg:width="1.68701in" svg:height="0.57638in" presentation:class="page-number" presentation:placeholder="false">
        <draw:text-box>
          <text:p text:style-name="a1839" text:class-names="" text:cond-style-name=""><text:span text:style-name="a1838" text:class-names=""><text:page-number style:num-format="1" text:fixed="false"/></text:span></text:p>
        </draw:text-box>
        <svg:title/>
        <svg:desc/>
      </draw:frame>
      <presentation:notes style:page-layout-name="pageLayout2" draw:style-name="a1857">
        <draw:page-thumbnail svg:x="1.21063in" svg:y="0.88858in" svg:width="5.84567in" svg:height="4.38425in" presentation:class="page" draw:id="id5" presentation:style-name="a1841" draw:name="Segnaposto immagine diapositiva 1">
          <svg:title/>
          <svg:desc/>
        </draw:page-thumbnail>
        <draw:frame draw:id="id6" presentation:style-name="a1844" draw:name="Segnaposto note 2" svg:x="0.82677in" svg:y="5.55394in" svg:width="6.61378in" svg:height="5.26142in" presentation:class="notes" presentation:placeholder="false">
          <draw:text-box>
            <text:p text:style-name="a1843" text:class-names="" text:cond-style-name=""><text:span text:style-name="a1842" text:class-names=""/></text:p>
          </draw:text-box>
          <svg:title/>
          <svg:desc/>
        </draw:frame>
        <draw:frame draw:id="id7" presentation:style-name="a1847" draw:name="Segnaposto intestazione 3" svg:x="0in" svg:y="0in" svg:width="3.5878in" svg:height="0.58425in" presentation:class="header" presentation:placeholder="false">
          <draw:text-box>
            <text:p text:style-name="a1846" text:class-names="" text:cond-style-name=""><text:span text:style-name="a1845" text:class-names=""/></text:p>
          </draw:text-box>
          <svg:title/>
          <svg:desc/>
        </draw:frame>
        <draw:frame draw:id="id8" presentation:style-name="a1850" draw:name="Segnaposto data 4" svg:x="4.67953in" svg:y="0in" svg:width="3.5878in" svg:height="0.58425in" presentation:class="date-time" presentation:placeholder="false">
          <draw:text-box>
            <text:p text:style-name="a1849" text:class-names="" text:cond-style-name=""><text:span text:style-name="a1848" text:class-names=""/></text:p>
          </draw:text-box>
          <svg:title/>
          <svg:desc/>
        </draw:frame>
        <draw:frame draw:id="id9" presentation:style-name="a1853" draw:name="Segnaposto piè di pagina 5" svg:x="0in" svg:y="11.10827in" svg:width="3.5878in" svg:height="0.58425in" presentation:class="footer" presentation:placeholder="false">
          <draw:text-box>
            <text:p text:style-name="a1852" text:class-names="" text:cond-style-name=""><text:span text:style-name="a1851" text:class-names=""/></text:p>
          </draw:text-box>
          <svg:title/>
          <svg:desc/>
        </draw:frame>
        <draw:frame draw:id="id10" presentation:style-name="a1856" draw:name="Segnaposto numero diapositiva 6" svg:x="4.67953in" svg:y="11.10827in" svg:width="3.5878in" svg:height="0.58425in" presentation:class="page-number" presentation:placeholder="false">
          <draw:text-box>
            <text:p text:style-name="a1855" text:class-names="" text:cond-style-name=""><text:span text:style-name="a1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Master5-Vuota____" style:page-layout-name="pageLayout1" draw:style-name="a1858">
      <draw:frame draw:id="id262" presentation:style-name="a1862" draw:name="Date Placeholder 1" svg:x="0.51575in" svg:y="10.04094in" svg:width="1.68701in" svg:height="0.57638in" presentation:class="date-time" presentation:placeholder="false">
        <draw:text-box>
          <text:p text:style-name="a1861" text:class-names="" text:cond-style-name=""><text:span text:style-name="a1859" text:class-names=""><text:date text:fixed="false" style:data-style-name="a1860">3/31/2019</text:date></text:span></text:p>
        </draw:text-box>
        <svg:title/>
        <svg:desc/>
      </draw:frame>
      <draw:frame draw:id="id263" presentation:style-name="a1865" draw:name="Footer Placeholder 2" svg:x="2.48425in" svg:y="10.04094in" svg:width="2.53071in" svg:height="0.57638in" presentation:class="footer" presentation:placeholder="false">
        <draw:text-box>
          <text:p text:style-name="a1864" text:class-names="" text:cond-style-name=""><text:span text:style-name="a1863" text:class-names=""/></text:p>
        </draw:text-box>
        <svg:title/>
        <svg:desc/>
      </draw:frame>
      <draw:frame draw:id="id264" presentation:style-name="a1868" draw:name="Slide Number Placeholder 3" svg:x="5.29685in" svg:y="10.04094in" svg:width="1.68701in" svg:height="0.57638in" presentation:class="page-number" presentation:placeholder="false">
        <draw:text-box>
          <text:p text:style-name="a1867" text:class-names="" text:cond-style-name=""><text:span text:style-name="a1866" text:class-names=""><text:page-number style:num-format="1" text:fixed="false"/></text:span></text:p>
        </draw:text-box>
        <svg:title/>
        <svg:desc/>
      </draw:frame>
      <draw:frame draw:id="id265" presentation:style-name="a1871" draw:name="Segnaposto titolo 4" svg:x="0.3748in" svg:y="0.43189in" svg:width="6.74961in" svg:height="1.80866in" presentation:class="title" presentation:placeholder="false">
        <draw:text-box>
          <text:p text:style-name="a1870" text:class-names="" text:cond-style-name=""><text:span text:style-name="a1869" text:class-names=""/></text:p>
        </draw:text-box>
        <svg:title/>
        <svg:desc/>
      </draw:frame>
      <draw:frame draw:id="id266" presentation:style-name="a1887" draw:name="Segnaposto testo 5" svg:x="0.3748in" svg:y="2.53465in" svg:width="6.74961in" svg:height="6.28268in" presentation:class="outline" presentation:placeholder="false">
        <draw:text-box>
          <text:list text:style-name="a1874">
            <text:list-item>
              <text:p text:style-name="a1873" text:class-names="" text:cond-style-name=""><text:span text:style-name="a1872" text:class-names="">Fare clic per modificare stili del testo dello schema</text:span></text:p>
            </text:list-item>
          </text:list>
          <text:list text:style-name="a1877">
            <text:list-item>
              <text:list text:style-name="a1877">
                <text:list-item>
                  <text:p text:style-name="a1876" text:class-names="" text:cond-style-name=""><text:span text:style-name="a1875" text:class-names="">Secondo livello</text:span></text:p>
                </text:list-item>
              </text:list>
            </text:list-item>
          </text:list>
          <text:list text:style-name="a1880">
            <text:list-item>
              <text:list text:style-name="a1880">
                <text:list-item>
                  <text:list text:style-name="a1880">
                    <text:list-item>
                      <text:p text:style-name="a1879" text:class-names="" text:cond-style-name=""><text:span text:style-name="a18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83">
            <text:list-item>
              <text:list text:style-name="a1883">
                <text:list-item>
                  <text:list text:style-name="a1883">
                    <text:list-item>
                      <text:list text:style-name="a1883">
                        <text:list-item>
                          <text:p text:style-name="a1882" text:class-names="" text:cond-style-name=""><text:span text:style-name="a18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6">
            <text:list-item>
              <text:list text:style-name="a1886">
                <text:list-item>
                  <text:list text:style-name="a1886">
                    <text:list-item>
                      <text:list text:style-name="a1886">
                        <text:list-item>
                          <text:list text:style-name="a1886">
                            <text:list-item>
                              <text:p text:style-name="a1885" text:class-names="" text:cond-style-name=""><text:span text:style-name="a188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904">
        <draw:page-thumbnail svg:x="1.21063in" svg:y="0.88858in" svg:width="5.84567in" svg:height="4.38425in" presentation:class="page" draw:id="id5" presentation:style-name="a1888" draw:name="Segnaposto immagine diapositiva 1">
          <svg:title/>
          <svg:desc/>
        </draw:page-thumbnail>
        <draw:frame draw:id="id6" presentation:style-name="a1891" draw:name="Segnaposto note 2" svg:x="0.82677in" svg:y="5.55394in" svg:width="6.61378in" svg:height="5.26142in" presentation:class="notes" presentation:placeholder="false">
          <draw:text-box>
            <text:p text:style-name="a1890" text:class-names="" text:cond-style-name=""><text:span text:style-name="a1889" text:class-names=""/></text:p>
          </draw:text-box>
          <svg:title/>
          <svg:desc/>
        </draw:frame>
        <draw:frame draw:id="id7" presentation:style-name="a1894" draw:name="Segnaposto intestazione 3" svg:x="0in" svg:y="0in" svg:width="3.5878in" svg:height="0.58425in" presentation:class="header" presentation:placeholder="false">
          <draw:text-box>
            <text:p text:style-name="a1893" text:class-names="" text:cond-style-name=""><text:span text:style-name="a1892" text:class-names=""/></text:p>
          </draw:text-box>
          <svg:title/>
          <svg:desc/>
        </draw:frame>
        <draw:frame draw:id="id8" presentation:style-name="a1897" draw:name="Segnaposto data 4" svg:x="4.67953in" svg:y="0in" svg:width="3.5878in" svg:height="0.58425in" presentation:class="date-time" presentation:placeholder="false">
          <draw:text-box>
            <text:p text:style-name="a1896" text:class-names="" text:cond-style-name=""><text:span text:style-name="a1895" text:class-names=""/></text:p>
          </draw:text-box>
          <svg:title/>
          <svg:desc/>
        </draw:frame>
        <draw:frame draw:id="id9" presentation:style-name="a1900" draw:name="Segnaposto piè di pagina 5" svg:x="0in" svg:y="11.10827in" svg:width="3.5878in" svg:height="0.58425in" presentation:class="footer" presentation:placeholder="false">
          <draw:text-box>
            <text:p text:style-name="a1899" text:class-names="" text:cond-style-name=""><text:span text:style-name="a1898" text:class-names=""/></text:p>
          </draw:text-box>
          <svg:title/>
          <svg:desc/>
        </draw:frame>
        <draw:frame draw:id="id10" presentation:style-name="a1903" draw:name="Segnaposto numero diapositiva 6" svg:x="4.67953in" svg:y="11.10827in" svg:width="3.5878in" svg:height="0.58425in" presentation:class="page-number" presentation:placeholder="false">
          <draw:text-box>
            <text:p text:style-name="a1902" text:class-names="" text:cond-style-name=""><text:span text:style-name="a19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-title-Diapositiva-titolo" style:page-layout-name="pageLayout1" draw:style-name="a1905">
      <draw:frame draw:id="id267" presentation:style-name="a1908" draw:name="Titolo 1" svg:x="0.9374in" svg:y="1.77244in" svg:width="5.6248in" svg:height="3.77244in" presentation:class="title" presentation:placeholder="false">
        <draw:text-box>
          <text:p text:style-name="a1907" text:class-names="" text:cond-style-name=""><text:span text:style-name="a1906" text:class-names="">Fare clic per modificare lo stile del titolo</text:span></text:p>
        </draw:text-box>
        <svg:title/>
        <svg:desc/>
      </draw:frame>
      <draw:frame draw:id="id268" presentation:style-name="a1911" draw:name="Sottotitolo 2" svg:x="0.9374in" svg:y="5.68937in" svg:width="5.6248in" svg:height="2.61614in" presentation:class="subtitle" presentation:placeholder="false">
        <draw:text-box>
          <text:p text:style-name="a1910" text:class-names="" text:cond-style-name=""><text:span text:style-name="a1909" text:class-names="">Fare clic per modificare lo stile del sottotitolo dello schema</text:span></text:p>
        </draw:text-box>
        <svg:title/>
        <svg:desc/>
      </draw:frame>
      <draw:frame draw:id="id269" presentation:style-name="a1915" draw:name="Segnaposto data 3" svg:x="0.51575in" svg:y="10.04094in" svg:width="1.68701in" svg:height="0.57638in" presentation:class="date-time" presentation:placeholder="false">
        <draw:text-box>
          <text:p text:style-name="a1914" text:class-names="" text:cond-style-name=""><text:span text:style-name="a1912" text:class-names=""><text:date text:fixed="false" style:data-style-name="a1913">3/31/2019</text:date></text:span></text:p>
        </draw:text-box>
        <svg:title/>
        <svg:desc/>
      </draw:frame>
      <draw:frame draw:id="id270" presentation:style-name="a1918" draw:name="Segnaposto piè di pagina 4" svg:x="2.48425in" svg:y="10.04094in" svg:width="2.53071in" svg:height="0.57638in" presentation:class="footer" presentation:placeholder="false">
        <draw:text-box>
          <text:p text:style-name="a1917" text:class-names="" text:cond-style-name=""><text:span text:style-name="a1916" text:class-names=""/></text:p>
        </draw:text-box>
        <svg:title/>
        <svg:desc/>
      </draw:frame>
      <draw:frame draw:id="id271" presentation:style-name="a1921" draw:name="Segnaposto numero diapositiva 5" svg:x="5.29685in" svg:y="10.04094in" svg:width="1.68701in" svg:height="0.57638in" presentation:class="page-number" presentation:placeholder="false">
        <draw:text-box>
          <text:p text:style-name="a1920" text:class-names="" text:cond-style-name=""><text:span text:style-name="a1919" text:class-names=""><text:page-number style:num-format="1" text:fixed="false"/></text:span></text:p>
        </draw:text-box>
        <svg:title/>
        <svg:desc/>
      </draw:frame>
      <presentation:notes style:page-layout-name="pageLayout2" draw:style-name="a1938">
        <draw:page-thumbnail svg:x="1.21063in" svg:y="0.88858in" svg:width="5.84567in" svg:height="4.38425in" presentation:class="page" draw:id="id5" presentation:style-name="a1922" draw:name="Segnaposto immagine diapositiva 1">
          <svg:title/>
          <svg:desc/>
        </draw:page-thumbnail>
        <draw:frame draw:id="id6" presentation:style-name="a1925" draw:name="Segnaposto note 2" svg:x="0.82677in" svg:y="5.55394in" svg:width="6.61378in" svg:height="5.26142in" presentation:class="notes" presentation:placeholder="false">
          <draw:text-box>
            <text:p text:style-name="a1924" text:class-names="" text:cond-style-name=""><text:span text:style-name="a1923" text:class-names=""/></text:p>
          </draw:text-box>
          <svg:title/>
          <svg:desc/>
        </draw:frame>
        <draw:frame draw:id="id7" presentation:style-name="a1928" draw:name="Segnaposto intestazione 3" svg:x="0in" svg:y="0in" svg:width="3.5878in" svg:height="0.58425in" presentation:class="header" presentation:placeholder="false">
          <draw:text-box>
            <text:p text:style-name="a1927" text:class-names="" text:cond-style-name=""><text:span text:style-name="a1926" text:class-names=""/></text:p>
          </draw:text-box>
          <svg:title/>
          <svg:desc/>
        </draw:frame>
        <draw:frame draw:id="id8" presentation:style-name="a1931" draw:name="Segnaposto data 4" svg:x="4.67953in" svg:y="0in" svg:width="3.5878in" svg:height="0.58425in" presentation:class="date-time" presentation:placeholder="false">
          <draw:text-box>
            <text:p text:style-name="a1930" text:class-names="" text:cond-style-name=""><text:span text:style-name="a1929" text:class-names=""/></text:p>
          </draw:text-box>
          <svg:title/>
          <svg:desc/>
        </draw:frame>
        <draw:frame draw:id="id9" presentation:style-name="a1934" draw:name="Segnaposto piè di pagina 5" svg:x="0in" svg:y="11.10827in" svg:width="3.5878in" svg:height="0.58425in" presentation:class="footer" presentation:placeholder="false">
          <draw:text-box>
            <text:p text:style-name="a1933" text:class-names="" text:cond-style-name=""><text:span text:style-name="a1932" text:class-names=""/></text:p>
          </draw:text-box>
          <svg:title/>
          <svg:desc/>
        </draw:frame>
        <draw:frame draw:id="id10" presentation:style-name="a1937" draw:name="Segnaposto numero diapositiva 6" svg:x="4.67953in" svg:y="11.10827in" svg:width="3.5878in" svg:height="0.58425in" presentation:class="page-number" presentation:placeholder="false">
          <draw:text-box>
            <text:p text:style-name="a1936" text:class-names="" text:cond-style-name=""><text:span text:style-name="a19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2-obj-Titolo-e-contenuto" style:page-layout-name="pageLayout1" draw:style-name="a1939">
      <draw:frame draw:id="id272" presentation:style-name="a1942" draw:name="Titolo 1" svg:x="0.3748in" svg:y="0.43189in" svg:width="6.74961in" svg:height="1.80866in" presentation:class="title" presentation:placeholder="false">
        <draw:text-box>
          <text:p text:style-name="a1941" text:class-names="" text:cond-style-name=""><text:span text:style-name="a1940" text:class-names="">Fare clic per modificare lo stile del titolo</text:span></text:p>
        </draw:text-box>
        <svg:title/>
        <svg:desc/>
      </draw:frame>
      <draw:frame draw:id="id273" presentation:style-name="a1945" draw:name="Segnaposto contenuto 2" svg:x="0.3748in" svg:y="2.53465in" svg:width="6.74961in" svg:height="6.28268in" presentation:class="title" presentation:placeholder="false">
        <draw:text-box>
          <text:p text:style-name="a1944" text:class-names="" text:cond-style-name=""><text:span text:style-name="a194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74" presentation:style-name="a1949" draw:name="Segnaposto data 3" svg:x="0.51575in" svg:y="10.04094in" svg:width="1.68701in" svg:height="0.57638in" presentation:class="date-time" presentation:placeholder="false">
        <draw:text-box>
          <text:p text:style-name="a1948" text:class-names="" text:cond-style-name=""><text:span text:style-name="a1946" text:class-names=""><text:date text:fixed="false" style:data-style-name="a1947">3/31/2019</text:date></text:span></text:p>
        </draw:text-box>
        <svg:title/>
        <svg:desc/>
      </draw:frame>
      <draw:frame draw:id="id275" presentation:style-name="a1952" draw:name="Segnaposto piè di pagina 4" svg:x="2.48425in" svg:y="10.04094in" svg:width="2.53071in" svg:height="0.57638in" presentation:class="footer" presentation:placeholder="false">
        <draw:text-box>
          <text:p text:style-name="a1951" text:class-names="" text:cond-style-name=""><text:span text:style-name="a1950" text:class-names=""/></text:p>
        </draw:text-box>
        <svg:title/>
        <svg:desc/>
      </draw:frame>
      <draw:frame draw:id="id276" presentation:style-name="a1955" draw:name="Segnaposto numero diapositiva 5" svg:x="5.29685in" svg:y="10.04094in" svg:width="1.68701in" svg:height="0.57638in" presentation:class="page-number" presentation:placeholder="false">
        <draw:text-box>
          <text:p text:style-name="a1954" text:class-names="" text:cond-style-name=""><text:span text:style-name="a1953" text:class-names=""><text:page-number style:num-format="1" text:fixed="false"/></text:span></text:p>
        </draw:text-box>
        <svg:title/>
        <svg:desc/>
      </draw:frame>
      <presentation:notes style:page-layout-name="pageLayout2" draw:style-name="a1972">
        <draw:page-thumbnail svg:x="1.21063in" svg:y="0.88858in" svg:width="5.84567in" svg:height="4.38425in" presentation:class="page" draw:id="id5" presentation:style-name="a1956" draw:name="Segnaposto immagine diapositiva 1">
          <svg:title/>
          <svg:desc/>
        </draw:page-thumbnail>
        <draw:frame draw:id="id6" presentation:style-name="a1959" draw:name="Segnaposto note 2" svg:x="0.82677in" svg:y="5.55394in" svg:width="6.61378in" svg:height="5.26142in" presentation:class="notes" presentation:placeholder="false">
          <draw:text-box>
            <text:p text:style-name="a1958" text:class-names="" text:cond-style-name=""><text:span text:style-name="a1957" text:class-names=""/></text:p>
          </draw:text-box>
          <svg:title/>
          <svg:desc/>
        </draw:frame>
        <draw:frame draw:id="id7" presentation:style-name="a1962" draw:name="Segnaposto intestazione 3" svg:x="0in" svg:y="0in" svg:width="3.5878in" svg:height="0.58425in" presentation:class="header" presentation:placeholder="false">
          <draw:text-box>
            <text:p text:style-name="a1961" text:class-names="" text:cond-style-name=""><text:span text:style-name="a1960" text:class-names=""/></text:p>
          </draw:text-box>
          <svg:title/>
          <svg:desc/>
        </draw:frame>
        <draw:frame draw:id="id8" presentation:style-name="a1965" draw:name="Segnaposto data 4" svg:x="4.67953in" svg:y="0in" svg:width="3.5878in" svg:height="0.58425in" presentation:class="date-time" presentation:placeholder="false">
          <draw:text-box>
            <text:p text:style-name="a1964" text:class-names="" text:cond-style-name=""><text:span text:style-name="a1963" text:class-names=""/></text:p>
          </draw:text-box>
          <svg:title/>
          <svg:desc/>
        </draw:frame>
        <draw:frame draw:id="id9" presentation:style-name="a1968" draw:name="Segnaposto piè di pagina 5" svg:x="0in" svg:y="11.10827in" svg:width="3.5878in" svg:height="0.58425in" presentation:class="footer" presentation:placeholder="false">
          <draw:text-box>
            <text:p text:style-name="a1967" text:class-names="" text:cond-style-name=""><text:span text:style-name="a1966" text:class-names=""/></text:p>
          </draw:text-box>
          <svg:title/>
          <svg:desc/>
        </draw:frame>
        <draw:frame draw:id="id10" presentation:style-name="a1971" draw:name="Segnaposto numero diapositiva 6" svg:x="4.67953in" svg:y="11.10827in" svg:width="3.5878in" svg:height="0.58425in" presentation:class="page-number" presentation:placeholder="false">
          <draw:text-box>
            <text:p text:style-name="a1970" text:class-names="" text:cond-style-name=""><text:span text:style-name="a19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3-secHead-Intestazione-sezione" style:page-layout-name="pageLayout1" draw:style-name="a1973">
      <draw:frame draw:id="id277" presentation:style-name="a1976" draw:name="Titolo 1" svg:x="0.5122in" svg:y="2.70157in" svg:width="6.4689in" svg:height="4.50512in" presentation:class="title" presentation:placeholder="false">
        <draw:text-box>
          <text:p text:style-name="a1975" text:class-names="" text:cond-style-name=""><text:span text:style-name="a1974" text:class-names="">Fare clic per modificare lo stile del titolo</text:span></text:p>
        </draw:text-box>
        <svg:title/>
        <svg:desc/>
      </draw:frame>
      <draw:frame draw:id="id278" presentation:style-name="a1980" draw:name="Segnaposto testo 2" svg:x="0.5122in" svg:y="7.25in" svg:width="6.4689in" svg:height="2.36969in" presentation:class="outline" presentation:placeholder="false">
        <draw:text-box>
          <text:list text:style-name="a1979">
            <text:list-item>
              <text:p text:style-name="a1978" text:class-names="" text:cond-style-name=""><text:span text:style-name="a1977" text:class-names="">Fare clic per modificare stili del testo dello schema</text:span></text:p>
            </text:list-item>
          </text:list>
        </draw:text-box>
        <svg:title/>
        <svg:desc/>
      </draw:frame>
      <draw:frame draw:id="id279" presentation:style-name="a1984" draw:name="Segnaposto data 3" svg:x="0.51575in" svg:y="10.04094in" svg:width="1.68701in" svg:height="0.57638in" presentation:class="date-time" presentation:placeholder="false">
        <draw:text-box>
          <text:p text:style-name="a1983" text:class-names="" text:cond-style-name=""><text:span text:style-name="a1981" text:class-names=""><text:date text:fixed="false" style:data-style-name="a1982">3/31/2019</text:date></text:span></text:p>
        </draw:text-box>
        <svg:title/>
        <svg:desc/>
      </draw:frame>
      <draw:frame draw:id="id280" presentation:style-name="a1987" draw:name="Segnaposto piè di pagina 4" svg:x="2.48425in" svg:y="10.04094in" svg:width="2.53071in" svg:height="0.57638in" presentation:class="footer" presentation:placeholder="false">
        <draw:text-box>
          <text:p text:style-name="a1986" text:class-names="" text:cond-style-name=""><text:span text:style-name="a1985" text:class-names=""/></text:p>
        </draw:text-box>
        <svg:title/>
        <svg:desc/>
      </draw:frame>
      <draw:frame draw:id="id281" presentation:style-name="a1990" draw:name="Segnaposto numero diapositiva 5" svg:x="5.29685in" svg:y="10.04094in" svg:width="1.68701in" svg:height="0.57638in" presentation:class="page-number" presentation:placeholder="false">
        <draw:text-box>
          <text:p text:style-name="a1989" text:class-names="" text:cond-style-name=""><text:span text:style-name="a1988" text:class-names=""><text:page-number style:num-format="1" text:fixed="false"/></text:span></text:p>
        </draw:text-box>
        <svg:title/>
        <svg:desc/>
      </draw:frame>
      <presentation:notes style:page-layout-name="pageLayout2" draw:style-name="a2007">
        <draw:page-thumbnail svg:x="1.21063in" svg:y="0.88858in" svg:width="5.84567in" svg:height="4.38425in" presentation:class="page" draw:id="id5" presentation:style-name="a1991" draw:name="Segnaposto immagine diapositiva 1">
          <svg:title/>
          <svg:desc/>
        </draw:page-thumbnail>
        <draw:frame draw:id="id6" presentation:style-name="a1994" draw:name="Segnaposto note 2" svg:x="0.82677in" svg:y="5.55394in" svg:width="6.61378in" svg:height="5.26142in" presentation:class="notes" presentation:placeholder="false">
          <draw:text-box>
            <text:p text:style-name="a1993" text:class-names="" text:cond-style-name=""><text:span text:style-name="a1992" text:class-names=""/></text:p>
          </draw:text-box>
          <svg:title/>
          <svg:desc/>
        </draw:frame>
        <draw:frame draw:id="id7" presentation:style-name="a1997" draw:name="Segnaposto intestazione 3" svg:x="0in" svg:y="0in" svg:width="3.5878in" svg:height="0.58425in" presentation:class="header" presentation:placeholder="false">
          <draw:text-box>
            <text:p text:style-name="a1996" text:class-names="" text:cond-style-name=""><text:span text:style-name="a1995" text:class-names=""/></text:p>
          </draw:text-box>
          <svg:title/>
          <svg:desc/>
        </draw:frame>
        <draw:frame draw:id="id8" presentation:style-name="a2000" draw:name="Segnaposto data 4" svg:x="4.67953in" svg:y="0in" svg:width="3.5878in" svg:height="0.58425in" presentation:class="date-time" presentation:placeholder="false">
          <draw:text-box>
            <text:p text:style-name="a1999" text:class-names="" text:cond-style-name=""><text:span text:style-name="a1998" text:class-names=""/></text:p>
          </draw:text-box>
          <svg:title/>
          <svg:desc/>
        </draw:frame>
        <draw:frame draw:id="id9" presentation:style-name="a2003" draw:name="Segnaposto piè di pagina 5" svg:x="0in" svg:y="11.10827in" svg:width="3.5878in" svg:height="0.58425in" presentation:class="footer" presentation:placeholder="false">
          <draw:text-box>
            <text:p text:style-name="a2002" text:class-names="" text:cond-style-name=""><text:span text:style-name="a2001" text:class-names=""/></text:p>
          </draw:text-box>
          <svg:title/>
          <svg:desc/>
        </draw:frame>
        <draw:frame draw:id="id10" presentation:style-name="a2006" draw:name="Segnaposto numero diapositiva 6" svg:x="4.67953in" svg:y="11.10827in" svg:width="3.5878in" svg:height="0.58425in" presentation:class="page-number" presentation:placeholder="false">
          <draw:text-box>
            <text:p text:style-name="a2005" text:class-names="" text:cond-style-name=""><text:span text:style-name="a2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4-twoObj-Due-contenuti" style:page-layout-name="pageLayout1" draw:style-name="a2008">
      <draw:frame draw:id="id282" presentation:style-name="a2011" draw:name="Titolo 1" svg:x="0.3748in" svg:y="0.43189in" svg:width="6.74961in" svg:height="1.80866in" presentation:class="title" presentation:placeholder="false">
        <draw:text-box>
          <text:p text:style-name="a2010" text:class-names="" text:cond-style-name=""><text:span text:style-name="a2009" text:class-names="">Fare clic per modificare lo stile del titolo</text:span></text:p>
        </draw:text-box>
        <svg:title/>
        <svg:desc/>
      </draw:frame>
      <draw:frame draw:id="id283" presentation:style-name="a2014" draw:name="Segnaposto contenuto 2" svg:x="0.3752in" svg:y="2.53465in" svg:width="3.29173in" svg:height="6.28307in" presentation:class="title" presentation:placeholder="false">
        <draw:text-box>
          <text:p text:style-name="a2013" text:class-names="" text:cond-style-name=""><text:span text:style-name="a201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4" presentation:style-name="a2017" draw:name="Segnaposto contenuto 3" svg:x="3.83346in" svg:y="2.53465in" svg:width="3.29173in" svg:height="6.28307in" presentation:class="title" presentation:placeholder="false">
        <draw:text-box>
          <text:p text:style-name="a2016" text:class-names="" text:cond-style-name=""><text:span text:style-name="a201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5" presentation:style-name="a2021" draw:name="Segnaposto data 4" svg:x="0.51575in" svg:y="10.04094in" svg:width="1.68701in" svg:height="0.57638in" presentation:class="date-time" presentation:placeholder="false">
        <draw:text-box>
          <text:p text:style-name="a2020" text:class-names="" text:cond-style-name=""><text:span text:style-name="a2018" text:class-names=""><text:date text:fixed="false" style:data-style-name="a2019">3/31/2019</text:date></text:span></text:p>
        </draw:text-box>
        <svg:title/>
        <svg:desc/>
      </draw:frame>
      <draw:frame draw:id="id286" presentation:style-name="a2024" draw:name="Segnaposto piè di pagina 5" svg:x="2.48425in" svg:y="10.04094in" svg:width="2.53071in" svg:height="0.57638in" presentation:class="footer" presentation:placeholder="false">
        <draw:text-box>
          <text:p text:style-name="a2023" text:class-names="" text:cond-style-name=""><text:span text:style-name="a2022" text:class-names=""/></text:p>
        </draw:text-box>
        <svg:title/>
        <svg:desc/>
      </draw:frame>
      <draw:frame draw:id="id287" presentation:style-name="a2027" draw:name="Segnaposto numero diapositiva 6" svg:x="5.29685in" svg:y="10.04094in" svg:width="1.68701in" svg:height="0.57638in" presentation:class="page-number" presentation:placeholder="false">
        <draw:text-box>
          <text:p text:style-name="a2026" text:class-names="" text:cond-style-name=""><text:span text:style-name="a2025" text:class-names=""><text:page-number style:num-format="1" text:fixed="false"/></text:span></text:p>
        </draw:text-box>
        <svg:title/>
        <svg:desc/>
      </draw:frame>
      <presentation:notes style:page-layout-name="pageLayout2" draw:style-name="a2044">
        <draw:page-thumbnail svg:x="1.21063in" svg:y="0.88858in" svg:width="5.84567in" svg:height="4.38425in" presentation:class="page" draw:id="id5" presentation:style-name="a2028" draw:name="Segnaposto immagine diapositiva 1">
          <svg:title/>
          <svg:desc/>
        </draw:page-thumbnail>
        <draw:frame draw:id="id6" presentation:style-name="a2031" draw:name="Segnaposto note 2" svg:x="0.82677in" svg:y="5.55394in" svg:width="6.61378in" svg:height="5.26142in" presentation:class="notes" presentation:placeholder="false">
          <draw:text-box>
            <text:p text:style-name="a2030" text:class-names="" text:cond-style-name=""><text:span text:style-name="a2029" text:class-names=""/></text:p>
          </draw:text-box>
          <svg:title/>
          <svg:desc/>
        </draw:frame>
        <draw:frame draw:id="id7" presentation:style-name="a2034" draw:name="Segnaposto intestazione 3" svg:x="0in" svg:y="0in" svg:width="3.5878in" svg:height="0.58425in" presentation:class="header" presentation:placeholder="false">
          <draw:text-box>
            <text:p text:style-name="a2033" text:class-names="" text:cond-style-name=""><text:span text:style-name="a2032" text:class-names=""/></text:p>
          </draw:text-box>
          <svg:title/>
          <svg:desc/>
        </draw:frame>
        <draw:frame draw:id="id8" presentation:style-name="a2037" draw:name="Segnaposto data 4" svg:x="4.67953in" svg:y="0in" svg:width="3.5878in" svg:height="0.58425in" presentation:class="date-time" presentation:placeholder="false">
          <draw:text-box>
            <text:p text:style-name="a2036" text:class-names="" text:cond-style-name=""><text:span text:style-name="a2035" text:class-names=""/></text:p>
          </draw:text-box>
          <svg:title/>
          <svg:desc/>
        </draw:frame>
        <draw:frame draw:id="id9" presentation:style-name="a2040" draw:name="Segnaposto piè di pagina 5" svg:x="0in" svg:y="11.10827in" svg:width="3.5878in" svg:height="0.58425in" presentation:class="footer" presentation:placeholder="false">
          <draw:text-box>
            <text:p text:style-name="a2039" text:class-names="" text:cond-style-name=""><text:span text:style-name="a2038" text:class-names=""/></text:p>
          </draw:text-box>
          <svg:title/>
          <svg:desc/>
        </draw:frame>
        <draw:frame draw:id="id10" presentation:style-name="a2043" draw:name="Segnaposto numero diapositiva 6" svg:x="4.67953in" svg:y="11.10827in" svg:width="3.5878in" svg:height="0.58425in" presentation:class="page-number" presentation:placeholder="false">
          <draw:text-box>
            <text:p text:style-name="a2042" text:class-names="" text:cond-style-name=""><text:span text:style-name="a20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5-twoTxTwoObj-Confronto" style:page-layout-name="pageLayout1" draw:style-name="a2045">
      <draw:frame draw:id="id288" presentation:style-name="a2048" draw:name="Titolo 1" svg:x="0.51732in" svg:y="0.57638in" svg:width="6.4689in" svg:height="2.0937in" presentation:class="title" presentation:placeholder="false">
        <draw:text-box>
          <text:p text:style-name="a2047" text:class-names="" text:cond-style-name=""><text:span text:style-name="a2046" text:class-names="">Fare clic per modificare lo stile del titolo</text:span></text:p>
        </draw:text-box>
        <svg:title/>
        <svg:desc/>
      </draw:frame>
      <draw:frame draw:id="id289" presentation:style-name="a2052" draw:name="Segnaposto testo 2" svg:x="0.51732in" svg:y="2.6563in" svg:width="3.17205in" svg:height="1.30039in" presentation:class="outline" presentation:placeholder="false">
        <draw:text-box>
          <text:list text:style-name="a2051">
            <text:list-item>
              <text:p text:style-name="a2050" text:class-names="" text:cond-style-name=""><text:span text:style-name="a2049" text:class-names="">Fare clic per modificare stili del testo dello schema</text:span></text:p>
            </text:list-item>
          </text:list>
        </draw:text-box>
        <svg:title/>
        <svg:desc/>
      </draw:frame>
      <draw:frame draw:id="id290" presentation:style-name="a2055" draw:name="Segnaposto contenuto 3" svg:x="0.51732in" svg:y="3.95669in" svg:width="3.17205in" svg:height="5.82126in" presentation:class="title" presentation:placeholder="false">
        <draw:text-box>
          <text:p text:style-name="a2054" text:class-names="" text:cond-style-name=""><text:span text:style-name="a20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1" presentation:style-name="a2059" draw:name="Segnaposto testo 4" svg:x="3.79685in" svg:y="2.6563in" svg:width="3.18937in" svg:height="1.30039in" presentation:class="outline" presentation:placeholder="false">
        <draw:text-box>
          <text:list text:style-name="a2058">
            <text:list-item>
              <text:p text:style-name="a2057" text:class-names="" text:cond-style-name=""><text:span text:style-name="a2056" text:class-names="">Fare clic per modificare stili del testo dello schema</text:span></text:p>
            </text:list-item>
          </text:list>
        </draw:text-box>
        <svg:title/>
        <svg:desc/>
      </draw:frame>
      <draw:frame draw:id="id292" presentation:style-name="a2062" draw:name="Segnaposto contenuto 5" svg:x="3.79685in" svg:y="3.95669in" svg:width="3.18937in" svg:height="5.82126in" presentation:class="title" presentation:placeholder="false">
        <draw:text-box>
          <text:p text:style-name="a2061" text:class-names="" text:cond-style-name=""><text:span text:style-name="a2060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3" presentation:style-name="a2066" draw:name="Segnaposto data 6" svg:x="0.51575in" svg:y="10.04094in" svg:width="1.68701in" svg:height="0.57638in" presentation:class="date-time" presentation:placeholder="false">
        <draw:text-box>
          <text:p text:style-name="a2065" text:class-names="" text:cond-style-name=""><text:span text:style-name="a2063" text:class-names=""><text:date text:fixed="false" style:data-style-name="a2064">3/31/2019</text:date></text:span></text:p>
        </draw:text-box>
        <svg:title/>
        <svg:desc/>
      </draw:frame>
      <draw:frame draw:id="id294" presentation:style-name="a2069" draw:name="Segnaposto piè di pagina 7" svg:x="2.48425in" svg:y="10.04094in" svg:width="2.53071in" svg:height="0.57638in" presentation:class="footer" presentation:placeholder="false">
        <draw:text-box>
          <text:p text:style-name="a2068" text:class-names="" text:cond-style-name=""><text:span text:style-name="a2067" text:class-names=""/></text:p>
        </draw:text-box>
        <svg:title/>
        <svg:desc/>
      </draw:frame>
      <draw:frame draw:id="id295" presentation:style-name="a2072" draw:name="Segnaposto numero diapositiva 8" svg:x="5.29685in" svg:y="10.04094in" svg:width="1.68701in" svg:height="0.57638in" presentation:class="page-number" presentation:placeholder="false">
        <draw:text-box>
          <text:p text:style-name="a2071" text:class-names="" text:cond-style-name=""><text:span text:style-name="a2070" text:class-names=""><text:page-number style:num-format="1" text:fixed="false"/></text:span></text:p>
        </draw:text-box>
        <svg:title/>
        <svg:desc/>
      </draw:frame>
      <presentation:notes style:page-layout-name="pageLayout2" draw:style-name="a2089">
        <draw:page-thumbnail svg:x="1.21063in" svg:y="0.88858in" svg:width="5.84567in" svg:height="4.38425in" presentation:class="page" draw:id="id5" presentation:style-name="a2073" draw:name="Segnaposto immagine diapositiva 1">
          <svg:title/>
          <svg:desc/>
        </draw:page-thumbnail>
        <draw:frame draw:id="id6" presentation:style-name="a2076" draw:name="Segnaposto note 2" svg:x="0.82677in" svg:y="5.55394in" svg:width="6.61378in" svg:height="5.26142in" presentation:class="notes" presentation:placeholder="false">
          <draw:text-box>
            <text:p text:style-name="a2075" text:class-names="" text:cond-style-name=""><text:span text:style-name="a2074" text:class-names=""/></text:p>
          </draw:text-box>
          <svg:title/>
          <svg:desc/>
        </draw:frame>
        <draw:frame draw:id="id7" presentation:style-name="a2079" draw:name="Segnaposto intestazione 3" svg:x="0in" svg:y="0in" svg:width="3.5878in" svg:height="0.58425in" presentation:class="header" presentation:placeholder="false">
          <draw:text-box>
            <text:p text:style-name="a2078" text:class-names="" text:cond-style-name=""><text:span text:style-name="a2077" text:class-names=""/></text:p>
          </draw:text-box>
          <svg:title/>
          <svg:desc/>
        </draw:frame>
        <draw:frame draw:id="id8" presentation:style-name="a2082" draw:name="Segnaposto data 4" svg:x="4.67953in" svg:y="0in" svg:width="3.5878in" svg:height="0.58425in" presentation:class="date-time" presentation:placeholder="false">
          <draw:text-box>
            <text:p text:style-name="a2081" text:class-names="" text:cond-style-name=""><text:span text:style-name="a2080" text:class-names=""/></text:p>
          </draw:text-box>
          <svg:title/>
          <svg:desc/>
        </draw:frame>
        <draw:frame draw:id="id9" presentation:style-name="a2085" draw:name="Segnaposto piè di pagina 5" svg:x="0in" svg:y="11.10827in" svg:width="3.5878in" svg:height="0.58425in" presentation:class="footer" presentation:placeholder="false">
          <draw:text-box>
            <text:p text:style-name="a2084" text:class-names="" text:cond-style-name=""><text:span text:style-name="a2083" text:class-names=""/></text:p>
          </draw:text-box>
          <svg:title/>
          <svg:desc/>
        </draw:frame>
        <draw:frame draw:id="id10" presentation:style-name="a2088" draw:name="Segnaposto numero diapositiva 6" svg:x="4.67953in" svg:y="11.10827in" svg:width="3.5878in" svg:height="0.58425in" presentation:class="page-number" presentation:placeholder="false">
          <draw:text-box>
            <text:p text:style-name="a2087" text:class-names="" text:cond-style-name=""><text:span text:style-name="a20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6-titleOnly-Solo-titolo" style:page-layout-name="pageLayout1" draw:style-name="a2090">
      <draw:frame draw:id="id296" presentation:style-name="a2093" draw:name="Titolo 1" svg:x="0.3748in" svg:y="0.43189in" svg:width="6.74961in" svg:height="1.80866in" presentation:class="title" presentation:placeholder="false">
        <draw:text-box>
          <text:p text:style-name="a2092" text:class-names="" text:cond-style-name=""><text:span text:style-name="a2091" text:class-names="">Fare clic per modificare lo stile del titolo</text:span></text:p>
        </draw:text-box>
        <svg:title/>
        <svg:desc/>
      </draw:frame>
      <draw:frame draw:id="id297" presentation:style-name="a2097" draw:name="Segnaposto data 2" svg:x="0.51575in" svg:y="10.04094in" svg:width="1.68701in" svg:height="0.57638in" presentation:class="date-time" presentation:placeholder="false">
        <draw:text-box>
          <text:p text:style-name="a2096" text:class-names="" text:cond-style-name=""><text:span text:style-name="a2094" text:class-names=""><text:date text:fixed="false" style:data-style-name="a2095">3/31/2019</text:date></text:span></text:p>
        </draw:text-box>
        <svg:title/>
        <svg:desc/>
      </draw:frame>
      <draw:frame draw:id="id298" presentation:style-name="a2100" draw:name="Segnaposto piè di pagina 3" svg:x="2.48425in" svg:y="10.04094in" svg:width="2.53071in" svg:height="0.57638in" presentation:class="footer" presentation:placeholder="false">
        <draw:text-box>
          <text:p text:style-name="a2099" text:class-names="" text:cond-style-name=""><text:span text:style-name="a2098" text:class-names=""/></text:p>
        </draw:text-box>
        <svg:title/>
        <svg:desc/>
      </draw:frame>
      <draw:frame draw:id="id299" presentation:style-name="a2103" draw:name="Segnaposto numero diapositiva 4" svg:x="5.29685in" svg:y="10.04094in" svg:width="1.68701in" svg:height="0.57638in" presentation:class="page-number" presentation:placeholder="false">
        <draw:text-box>
          <text:p text:style-name="a2102" text:class-names="" text:cond-style-name=""><text:span text:style-name="a2101" text:class-names=""><text:page-number style:num-format="1" text:fixed="false"/></text:span></text:p>
        </draw:text-box>
        <svg:title/>
        <svg:desc/>
      </draw:frame>
      <presentation:notes style:page-layout-name="pageLayout2" draw:style-name="a2120">
        <draw:page-thumbnail svg:x="1.21063in" svg:y="0.88858in" svg:width="5.84567in" svg:height="4.38425in" presentation:class="page" draw:id="id5" presentation:style-name="a2104" draw:name="Segnaposto immagine diapositiva 1">
          <svg:title/>
          <svg:desc/>
        </draw:page-thumbnail>
        <draw:frame draw:id="id6" presentation:style-name="a2107" draw:name="Segnaposto note 2" svg:x="0.82677in" svg:y="5.55394in" svg:width="6.61378in" svg:height="5.26142in" presentation:class="notes" presentation:placeholder="false">
          <draw:text-box>
            <text:p text:style-name="a2106" text:class-names="" text:cond-style-name=""><text:span text:style-name="a2105" text:class-names=""/></text:p>
          </draw:text-box>
          <svg:title/>
          <svg:desc/>
        </draw:frame>
        <draw:frame draw:id="id7" presentation:style-name="a2110" draw:name="Segnaposto intestazione 3" svg:x="0in" svg:y="0in" svg:width="3.5878in" svg:height="0.58425in" presentation:class="header" presentation:placeholder="false">
          <draw:text-box>
            <text:p text:style-name="a2109" text:class-names="" text:cond-style-name=""><text:span text:style-name="a2108" text:class-names=""/></text:p>
          </draw:text-box>
          <svg:title/>
          <svg:desc/>
        </draw:frame>
        <draw:frame draw:id="id8" presentation:style-name="a2113" draw:name="Segnaposto data 4" svg:x="4.67953in" svg:y="0in" svg:width="3.5878in" svg:height="0.58425in" presentation:class="date-time" presentation:placeholder="false">
          <draw:text-box>
            <text:p text:style-name="a2112" text:class-names="" text:cond-style-name=""><text:span text:style-name="a2111" text:class-names=""/></text:p>
          </draw:text-box>
          <svg:title/>
          <svg:desc/>
        </draw:frame>
        <draw:frame draw:id="id9" presentation:style-name="a2116" draw:name="Segnaposto piè di pagina 5" svg:x="0in" svg:y="11.10827in" svg:width="3.5878in" svg:height="0.58425in" presentation:class="footer" presentation:placeholder="false">
          <draw:text-box>
            <text:p text:style-name="a2115" text:class-names="" text:cond-style-name=""><text:span text:style-name="a2114" text:class-names=""/></text:p>
          </draw:text-box>
          <svg:title/>
          <svg:desc/>
        </draw:frame>
        <draw:frame draw:id="id10" presentation:style-name="a2119" draw:name="Segnaposto numero diapositiva 6" svg:x="4.67953in" svg:y="11.10827in" svg:width="3.5878in" svg:height="0.58425in" presentation:class="page-number" presentation:placeholder="false">
          <draw:text-box>
            <text:p text:style-name="a2118" text:class-names="" text:cond-style-name=""><text:span text:style-name="a2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7-blank-Vuota" style:page-layout-name="pageLayout1" draw:style-name="a2121">
      <draw:frame draw:id="id300" presentation:style-name="a2125" draw:name="Segnaposto data 1" svg:x="0.51575in" svg:y="10.04094in" svg:width="1.68701in" svg:height="0.57638in" presentation:class="date-time" presentation:placeholder="false">
        <draw:text-box>
          <text:p text:style-name="a2124" text:class-names="" text:cond-style-name=""><text:span text:style-name="a2122" text:class-names=""><text:date text:fixed="false" style:data-style-name="a2123">3/31/2019</text:date></text:span></text:p>
        </draw:text-box>
        <svg:title/>
        <svg:desc/>
      </draw:frame>
      <draw:frame draw:id="id301" presentation:style-name="a2128" draw:name="Segnaposto piè di pagina 2" svg:x="2.48425in" svg:y="10.04094in" svg:width="2.53071in" svg:height="0.57638in" presentation:class="footer" presentation:placeholder="false">
        <draw:text-box>
          <text:p text:style-name="a2127" text:class-names="" text:cond-style-name=""><text:span text:style-name="a2126" text:class-names=""/></text:p>
        </draw:text-box>
        <svg:title/>
        <svg:desc/>
      </draw:frame>
      <draw:frame draw:id="id302" presentation:style-name="a2131" draw:name="Segnaposto numero diapositiva 3" svg:x="5.29685in" svg:y="10.04094in" svg:width="1.68701in" svg:height="0.57638in" presentation:class="page-number" presentation:placeholder="false">
        <draw:text-box>
          <text:p text:style-name="a2130" text:class-names="" text:cond-style-name=""><text:span text:style-name="a2129" text:class-names=""><text:page-number style:num-format="1" text:fixed="false"/></text:span></text:p>
        </draw:text-box>
        <svg:title/>
        <svg:desc/>
      </draw:frame>
      <presentation:notes style:page-layout-name="pageLayout2" draw:style-name="a2148">
        <draw:page-thumbnail svg:x="1.21063in" svg:y="0.88858in" svg:width="5.84567in" svg:height="4.38425in" presentation:class="page" draw:id="id5" presentation:style-name="a2132" draw:name="Segnaposto immagine diapositiva 1">
          <svg:title/>
          <svg:desc/>
        </draw:page-thumbnail>
        <draw:frame draw:id="id6" presentation:style-name="a2135" draw:name="Segnaposto note 2" svg:x="0.82677in" svg:y="5.55394in" svg:width="6.61378in" svg:height="5.26142in" presentation:class="notes" presentation:placeholder="false">
          <draw:text-box>
            <text:p text:style-name="a2134" text:class-names="" text:cond-style-name=""><text:span text:style-name="a2133" text:class-names=""/></text:p>
          </draw:text-box>
          <svg:title/>
          <svg:desc/>
        </draw:frame>
        <draw:frame draw:id="id7" presentation:style-name="a2138" draw:name="Segnaposto intestazione 3" svg:x="0in" svg:y="0in" svg:width="3.5878in" svg:height="0.58425in" presentation:class="header" presentation:placeholder="false">
          <draw:text-box>
            <text:p text:style-name="a2137" text:class-names="" text:cond-style-name=""><text:span text:style-name="a2136" text:class-names=""/></text:p>
          </draw:text-box>
          <svg:title/>
          <svg:desc/>
        </draw:frame>
        <draw:frame draw:id="id8" presentation:style-name="a2141" draw:name="Segnaposto data 4" svg:x="4.67953in" svg:y="0in" svg:width="3.5878in" svg:height="0.58425in" presentation:class="date-time" presentation:placeholder="false">
          <draw:text-box>
            <text:p text:style-name="a2140" text:class-names="" text:cond-style-name=""><text:span text:style-name="a2139" text:class-names=""/></text:p>
          </draw:text-box>
          <svg:title/>
          <svg:desc/>
        </draw:frame>
        <draw:frame draw:id="id9" presentation:style-name="a2144" draw:name="Segnaposto piè di pagina 5" svg:x="0in" svg:y="11.10827in" svg:width="3.5878in" svg:height="0.58425in" presentation:class="footer" presentation:placeholder="false">
          <draw:text-box>
            <text:p text:style-name="a2143" text:class-names="" text:cond-style-name=""><text:span text:style-name="a2142" text:class-names=""/></text:p>
          </draw:text-box>
          <svg:title/>
          <svg:desc/>
        </draw:frame>
        <draw:frame draw:id="id10" presentation:style-name="a2147" draw:name="Segnaposto numero diapositiva 6" svg:x="4.67953in" svg:y="11.10827in" svg:width="3.5878in" svg:height="0.58425in" presentation:class="page-number" presentation:placeholder="false">
          <draw:text-box>
            <text:p text:style-name="a2146" text:class-names="" text:cond-style-name=""><text:span text:style-name="a2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8-objTx-Contenuto-con-didascalia" style:page-layout-name="pageLayout1" draw:style-name="a2149">
      <draw:frame draw:id="id303" presentation:style-name="a2152" draw:name="Titolo 1" svg:x="0.51732in" svg:y="0.72205in" svg:width="2.4185in" svg:height="2.52795in" presentation:class="title" presentation:placeholder="false">
        <draw:text-box>
          <text:p text:style-name="a2151" text:class-names="" text:cond-style-name=""><text:span text:style-name="a2150" text:class-names="">Fare clic per modificare lo stile del titolo</text:span></text:p>
        </draw:text-box>
        <svg:title/>
        <svg:desc/>
      </draw:frame>
      <draw:frame draw:id="id304" presentation:style-name="a2155" draw:name="Segnaposto contenuto 2" svg:x="3.18937in" svg:y="1.55906in" svg:width="3.79685in" svg:height="7.69961in" presentation:class="title" presentation:placeholder="false">
        <draw:text-box>
          <text:p text:style-name="a2154" text:class-names="" text:cond-style-name=""><text:span text:style-name="a21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05" presentation:style-name="a2159" draw:name="Segnaposto testo 3" svg:x="0.51732in" svg:y="3.25in" svg:width="2.4185in" svg:height="6.02087in" presentation:class="outline" presentation:placeholder="false">
        <draw:text-box>
          <text:list text:style-name="a2158">
            <text:list-item>
              <text:p text:style-name="a2157" text:class-names="" text:cond-style-name=""><text:span text:style-name="a2156" text:class-names="">Fare clic per modificare stili del testo dello schema</text:span></text:p>
            </text:list-item>
          </text:list>
        </draw:text-box>
        <svg:title/>
        <svg:desc/>
      </draw:frame>
      <draw:frame draw:id="id306" presentation:style-name="a2163" draw:name="Segnaposto data 4" svg:x="0.51575in" svg:y="10.04094in" svg:width="1.68701in" svg:height="0.57638in" presentation:class="date-time" presentation:placeholder="false">
        <draw:text-box>
          <text:p text:style-name="a2162" text:class-names="" text:cond-style-name=""><text:span text:style-name="a2160" text:class-names=""><text:date text:fixed="false" style:data-style-name="a2161">3/31/2019</text:date></text:span></text:p>
        </draw:text-box>
        <svg:title/>
        <svg:desc/>
      </draw:frame>
      <draw:frame draw:id="id307" presentation:style-name="a2166" draw:name="Segnaposto piè di pagina 5" svg:x="2.48425in" svg:y="10.04094in" svg:width="2.53071in" svg:height="0.57638in" presentation:class="footer" presentation:placeholder="false">
        <draw:text-box>
          <text:p text:style-name="a2165" text:class-names="" text:cond-style-name=""><text:span text:style-name="a2164" text:class-names=""/></text:p>
        </draw:text-box>
        <svg:title/>
        <svg:desc/>
      </draw:frame>
      <draw:frame draw:id="id308" presentation:style-name="a2169" draw:name="Segnaposto numero diapositiva 6" svg:x="5.29685in" svg:y="10.04094in" svg:width="1.68701in" svg:height="0.57638in" presentation:class="page-number" presentation:placeholder="false">
        <draw:text-box>
          <text:p text:style-name="a2168" text:class-names="" text:cond-style-name=""><text:span text:style-name="a2167" text:class-names=""><text:page-number style:num-format="1" text:fixed="false"/></text:span></text:p>
        </draw:text-box>
        <svg:title/>
        <svg:desc/>
      </draw:frame>
      <presentation:notes style:page-layout-name="pageLayout2" draw:style-name="a2186">
        <draw:page-thumbnail svg:x="1.21063in" svg:y="0.88858in" svg:width="5.84567in" svg:height="4.38425in" presentation:class="page" draw:id="id5" presentation:style-name="a2170" draw:name="Segnaposto immagine diapositiva 1">
          <svg:title/>
          <svg:desc/>
        </draw:page-thumbnail>
        <draw:frame draw:id="id6" presentation:style-name="a2173" draw:name="Segnaposto note 2" svg:x="0.82677in" svg:y="5.55394in" svg:width="6.61378in" svg:height="5.26142in" presentation:class="notes" presentation:placeholder="false">
          <draw:text-box>
            <text:p text:style-name="a2172" text:class-names="" text:cond-style-name=""><text:span text:style-name="a2171" text:class-names=""/></text:p>
          </draw:text-box>
          <svg:title/>
          <svg:desc/>
        </draw:frame>
        <draw:frame draw:id="id7" presentation:style-name="a2176" draw:name="Segnaposto intestazione 3" svg:x="0in" svg:y="0in" svg:width="3.5878in" svg:height="0.58425in" presentation:class="header" presentation:placeholder="false">
          <draw:text-box>
            <text:p text:style-name="a2175" text:class-names="" text:cond-style-name=""><text:span text:style-name="a2174" text:class-names=""/></text:p>
          </draw:text-box>
          <svg:title/>
          <svg:desc/>
        </draw:frame>
        <draw:frame draw:id="id8" presentation:style-name="a2179" draw:name="Segnaposto data 4" svg:x="4.67953in" svg:y="0in" svg:width="3.5878in" svg:height="0.58425in" presentation:class="date-time" presentation:placeholder="false">
          <draw:text-box>
            <text:p text:style-name="a2178" text:class-names="" text:cond-style-name=""><text:span text:style-name="a2177" text:class-names=""/></text:p>
          </draw:text-box>
          <svg:title/>
          <svg:desc/>
        </draw:frame>
        <draw:frame draw:id="id9" presentation:style-name="a2182" draw:name="Segnaposto piè di pagina 5" svg:x="0in" svg:y="11.10827in" svg:width="3.5878in" svg:height="0.58425in" presentation:class="footer" presentation:placeholder="false">
          <draw:text-box>
            <text:p text:style-name="a2181" text:class-names="" text:cond-style-name=""><text:span text:style-name="a2180" text:class-names=""/></text:p>
          </draw:text-box>
          <svg:title/>
          <svg:desc/>
        </draw:frame>
        <draw:frame draw:id="id10" presentation:style-name="a2185" draw:name="Segnaposto numero diapositiva 6" svg:x="4.67953in" svg:y="11.10827in" svg:width="3.5878in" svg:height="0.58425in" presentation:class="page-number" presentation:placeholder="false">
          <draw:text-box>
            <text:p text:style-name="a2184" text:class-names="" text:cond-style-name=""><text:span text:style-name="a2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9-picTx-Immagine-con-didascalia" style:page-layout-name="pageLayout1" draw:style-name="a2187">
      <draw:frame draw:id="id309" presentation:style-name="a2190" draw:name="Titolo 1" svg:x="0.51732in" svg:y="0.72205in" svg:width="2.4185in" svg:height="2.52795in" presentation:class="title" presentation:placeholder="false">
        <draw:text-box>
          <text:p text:style-name="a2189" text:class-names="" text:cond-style-name=""><text:span text:style-name="a2188" text:class-names="">Fare clic per modificare lo stile del titolo</text:span></text:p>
        </draw:text-box>
        <svg:title/>
        <svg:desc/>
      </draw:frame>
      <draw:frame draw:id="id310" presentation:style-name="a2193" draw:name="Segnaposto immagine 2" svg:x="3.18937in" svg:y="1.55906in" svg:width="3.79685in" svg:height="7.69961in" presentation:class="title" presentation:placeholder="false">
        <draw:text-box>
          <text:p text:style-name="a2192" text:class-names="" text:cond-style-name=""><text:span text:style-name="a2191" text:class-names=""/></text:p>
        </draw:text-box>
        <svg:title/>
        <svg:desc/>
      </draw:frame>
      <draw:frame draw:id="id311" presentation:style-name="a2197" draw:name="Segnaposto testo 3" svg:x="0.51732in" svg:y="3.25in" svg:width="2.4185in" svg:height="6.02087in" presentation:class="outline" presentation:placeholder="false">
        <draw:text-box>
          <text:list text:style-name="a2196">
            <text:list-item>
              <text:p text:style-name="a2195" text:class-names="" text:cond-style-name=""><text:span text:style-name="a2194" text:class-names="">Fare clic per modificare stili del testo dello schema</text:span></text:p>
            </text:list-item>
          </text:list>
        </draw:text-box>
        <svg:title/>
        <svg:desc/>
      </draw:frame>
      <draw:frame draw:id="id312" presentation:style-name="a2201" draw:name="Segnaposto data 4" svg:x="0.51575in" svg:y="10.04094in" svg:width="1.68701in" svg:height="0.57638in" presentation:class="date-time" presentation:placeholder="false">
        <draw:text-box>
          <text:p text:style-name="a2200" text:class-names="" text:cond-style-name=""><text:span text:style-name="a2198" text:class-names=""><text:date text:fixed="false" style:data-style-name="a2199">3/31/2019</text:date></text:span></text:p>
        </draw:text-box>
        <svg:title/>
        <svg:desc/>
      </draw:frame>
      <draw:frame draw:id="id313" presentation:style-name="a2204" draw:name="Segnaposto piè di pagina 5" svg:x="2.48425in" svg:y="10.04094in" svg:width="2.53071in" svg:height="0.57638in" presentation:class="footer" presentation:placeholder="false">
        <draw:text-box>
          <text:p text:style-name="a2203" text:class-names="" text:cond-style-name=""><text:span text:style-name="a2202" text:class-names=""/></text:p>
        </draw:text-box>
        <svg:title/>
        <svg:desc/>
      </draw:frame>
      <draw:frame draw:id="id314" presentation:style-name="a2207" draw:name="Segnaposto numero diapositiva 6" svg:x="5.29685in" svg:y="10.04094in" svg:width="1.68701in" svg:height="0.57638in" presentation:class="page-number" presentation:placeholder="false">
        <draw:text-box>
          <text:p text:style-name="a2206" text:class-names="" text:cond-style-name=""><text:span text:style-name="a2205" text:class-names=""><text:page-number style:num-format="1" text:fixed="false"/></text:span></text:p>
        </draw:text-box>
        <svg:title/>
        <svg:desc/>
      </draw:frame>
      <presentation:notes style:page-layout-name="pageLayout2" draw:style-name="a2224">
        <draw:page-thumbnail svg:x="1.21063in" svg:y="0.88858in" svg:width="5.84567in" svg:height="4.38425in" presentation:class="page" draw:id="id5" presentation:style-name="a2208" draw:name="Segnaposto immagine diapositiva 1">
          <svg:title/>
          <svg:desc/>
        </draw:page-thumbnail>
        <draw:frame draw:id="id6" presentation:style-name="a2211" draw:name="Segnaposto note 2" svg:x="0.82677in" svg:y="5.55394in" svg:width="6.61378in" svg:height="5.26142in" presentation:class="notes" presentation:placeholder="false">
          <draw:text-box>
            <text:p text:style-name="a2210" text:class-names="" text:cond-style-name=""><text:span text:style-name="a2209" text:class-names=""/></text:p>
          </draw:text-box>
          <svg:title/>
          <svg:desc/>
        </draw:frame>
        <draw:frame draw:id="id7" presentation:style-name="a2214" draw:name="Segnaposto intestazione 3" svg:x="0in" svg:y="0in" svg:width="3.5878in" svg:height="0.58425in" presentation:class="header" presentation:placeholder="false">
          <draw:text-box>
            <text:p text:style-name="a2213" text:class-names="" text:cond-style-name=""><text:span text:style-name="a2212" text:class-names=""/></text:p>
          </draw:text-box>
          <svg:title/>
          <svg:desc/>
        </draw:frame>
        <draw:frame draw:id="id8" presentation:style-name="a2217" draw:name="Segnaposto data 4" svg:x="4.67953in" svg:y="0in" svg:width="3.5878in" svg:height="0.58425in" presentation:class="date-time" presentation:placeholder="false">
          <draw:text-box>
            <text:p text:style-name="a2216" text:class-names="" text:cond-style-name=""><text:span text:style-name="a2215" text:class-names=""/></text:p>
          </draw:text-box>
          <svg:title/>
          <svg:desc/>
        </draw:frame>
        <draw:frame draw:id="id9" presentation:style-name="a2220" draw:name="Segnaposto piè di pagina 5" svg:x="0in" svg:y="11.10827in" svg:width="3.5878in" svg:height="0.58425in" presentation:class="footer" presentation:placeholder="false">
          <draw:text-box>
            <text:p text:style-name="a2219" text:class-names="" text:cond-style-name=""><text:span text:style-name="a2218" text:class-names=""/></text:p>
          </draw:text-box>
          <svg:title/>
          <svg:desc/>
        </draw:frame>
        <draw:frame draw:id="id10" presentation:style-name="a2223" draw:name="Segnaposto numero diapositiva 6" svg:x="4.67953in" svg:y="11.10827in" svg:width="3.5878in" svg:height="0.58425in" presentation:class="page-number" presentation:placeholder="false">
          <draw:text-box>
            <text:p text:style-name="a2222" text:class-names="" text:cond-style-name=""><text:span text:style-name="a22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0-vertTx-Titolo-e-testo-verticale" style:page-layout-name="pageLayout1" draw:style-name="a2225">
      <draw:frame draw:id="id315" presentation:style-name="a2228" draw:name="Titolo 1" svg:x="0.3748in" svg:y="0.43189in" svg:width="6.74961in" svg:height="1.80866in" presentation:class="title" presentation:placeholder="false">
        <draw:text-box>
          <text:p text:style-name="a2227" text:class-names="" text:cond-style-name=""><text:span text:style-name="a2226" text:class-names="">Fare clic per modificare lo stile del titolo</text:span></text:p>
        </draw:text-box>
        <svg:title/>
        <svg:desc/>
      </draw:frame>
      <draw:frame draw:id="id316" presentation:style-name="a2244" draw:name="Segnaposto testo verticale 2" svg:x="0.3748in" svg:y="2.53465in" svg:width="6.74961in" svg:height="6.28268in" presentation:class="outline" presentation:placeholder="false">
        <draw:text-box>
          <text:list text:style-name="a2231">
            <text:list-item>
              <text:p text:style-name="a2230" text:class-names="" text:cond-style-name=""><text:span text:style-name="a2229" text:class-names="">Fare clic per modificare stili del testo dello schema</text:span></text:p>
            </text:list-item>
          </text:list>
          <text:list text:style-name="a2234">
            <text:list-item>
              <text:list text:style-name="a2234">
                <text:list-item>
                  <text:p text:style-name="a2233" text:class-names="" text:cond-style-name=""><text:span text:style-name="a2232" text:class-names="">Secondo livello</text:span></text:p>
                </text:list-item>
              </text:list>
            </text:list-item>
          </text:list>
          <text:list text:style-name="a2237">
            <text:list-item>
              <text:list text:style-name="a2237">
                <text:list-item>
                  <text:list text:style-name="a2237">
                    <text:list-item>
                      <text:p text:style-name="a2236" text:class-names="" text:cond-style-name=""><text:span text:style-name="a22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40">
            <text:list-item>
              <text:list text:style-name="a2240">
                <text:list-item>
                  <text:list text:style-name="a2240">
                    <text:list-item>
                      <text:list text:style-name="a2240">
                        <text:list-item>
                          <text:p text:style-name="a2239" text:class-names="" text:cond-style-name=""><text:span text:style-name="a22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3">
            <text:list-item>
              <text:list text:style-name="a2243">
                <text:list-item>
                  <text:list text:style-name="a2243">
                    <text:list-item>
                      <text:list text:style-name="a2243">
                        <text:list-item>
                          <text:list text:style-name="a2243">
                            <text:list-item>
                              <text:p text:style-name="a2242" text:class-names="" text:cond-style-name=""><text:span text:style-name="a224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7" presentation:style-name="a2248" draw:name="Segnaposto data 3" svg:x="0.51575in" svg:y="10.04094in" svg:width="1.68701in" svg:height="0.57638in" presentation:class="date-time" presentation:placeholder="false">
        <draw:text-box>
          <text:p text:style-name="a2247" text:class-names="" text:cond-style-name=""><text:span text:style-name="a2245" text:class-names=""><text:date text:fixed="false" style:data-style-name="a2246">3/31/2019</text:date></text:span></text:p>
        </draw:text-box>
        <svg:title/>
        <svg:desc/>
      </draw:frame>
      <draw:frame draw:id="id318" presentation:style-name="a2251" draw:name="Segnaposto piè di pagina 4" svg:x="2.48425in" svg:y="10.04094in" svg:width="2.53071in" svg:height="0.57638in" presentation:class="footer" presentation:placeholder="false">
        <draw:text-box>
          <text:p text:style-name="a2250" text:class-names="" text:cond-style-name=""><text:span text:style-name="a2249" text:class-names=""/></text:p>
        </draw:text-box>
        <svg:title/>
        <svg:desc/>
      </draw:frame>
      <draw:frame draw:id="id319" presentation:style-name="a2254" draw:name="Segnaposto numero diapositiva 5" svg:x="5.29685in" svg:y="10.04094in" svg:width="1.68701in" svg:height="0.57638in" presentation:class="page-number" presentation:placeholder="false">
        <draw:text-box>
          <text:p text:style-name="a2253" text:class-names="" text:cond-style-name=""><text:span text:style-name="a2252" text:class-names=""><text:page-number style:num-format="1" text:fixed="false"/></text:span></text:p>
        </draw:text-box>
        <svg:title/>
        <svg:desc/>
      </draw:frame>
      <presentation:notes style:page-layout-name="pageLayout2" draw:style-name="a2271">
        <draw:page-thumbnail svg:x="1.21063in" svg:y="0.88858in" svg:width="5.84567in" svg:height="4.38425in" presentation:class="page" draw:id="id5" presentation:style-name="a2255" draw:name="Segnaposto immagine diapositiva 1">
          <svg:title/>
          <svg:desc/>
        </draw:page-thumbnail>
        <draw:frame draw:id="id6" presentation:style-name="a2258" draw:name="Segnaposto note 2" svg:x="0.82677in" svg:y="5.55394in" svg:width="6.61378in" svg:height="5.26142in" presentation:class="notes" presentation:placeholder="false">
          <draw:text-box>
            <text:p text:style-name="a2257" text:class-names="" text:cond-style-name=""><text:span text:style-name="a2256" text:class-names=""/></text:p>
          </draw:text-box>
          <svg:title/>
          <svg:desc/>
        </draw:frame>
        <draw:frame draw:id="id7" presentation:style-name="a2261" draw:name="Segnaposto intestazione 3" svg:x="0in" svg:y="0in" svg:width="3.5878in" svg:height="0.58425in" presentation:class="header" presentation:placeholder="false">
          <draw:text-box>
            <text:p text:style-name="a2260" text:class-names="" text:cond-style-name=""><text:span text:style-name="a2259" text:class-names=""/></text:p>
          </draw:text-box>
          <svg:title/>
          <svg:desc/>
        </draw:frame>
        <draw:frame draw:id="id8" presentation:style-name="a2264" draw:name="Segnaposto data 4" svg:x="4.67953in" svg:y="0in" svg:width="3.5878in" svg:height="0.58425in" presentation:class="date-time" presentation:placeholder="false">
          <draw:text-box>
            <text:p text:style-name="a2263" text:class-names="" text:cond-style-name=""><text:span text:style-name="a2262" text:class-names=""/></text:p>
          </draw:text-box>
          <svg:title/>
          <svg:desc/>
        </draw:frame>
        <draw:frame draw:id="id9" presentation:style-name="a2267" draw:name="Segnaposto piè di pagina 5" svg:x="0in" svg:y="11.10827in" svg:width="3.5878in" svg:height="0.58425in" presentation:class="footer" presentation:placeholder="false">
          <draw:text-box>
            <text:p text:style-name="a2266" text:class-names="" text:cond-style-name=""><text:span text:style-name="a2265" text:class-names=""/></text:p>
          </draw:text-box>
          <svg:title/>
          <svg:desc/>
        </draw:frame>
        <draw:frame draw:id="id10" presentation:style-name="a2270" draw:name="Segnaposto numero diapositiva 6" svg:x="4.67953in" svg:y="11.10827in" svg:width="3.5878in" svg:height="0.58425in" presentation:class="page-number" presentation:placeholder="false">
          <draw:text-box>
            <text:p text:style-name="a2269" text:class-names="" text:cond-style-name=""><text:span text:style-name="a22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1-vertTitleAndTx-Titolo-e-testo-verticale" style:page-layout-name="pageLayout1" draw:style-name="a2272">
      <draw:frame draw:id="id320" presentation:style-name="a2275" draw:name="Titolo verticale 1" svg:x="5.4374in" svg:y="0.43228in" svg:width="1.6874in" svg:height="8.38543in" presentation:class="title" presentation:placeholder="false">
        <draw:text-box>
          <text:p text:style-name="a2274" text:class-names="" text:cond-style-name=""><text:span text:style-name="a2273" text:class-names="">Fare clic per modificare lo stile del titolo</text:span></text:p>
        </draw:text-box>
        <svg:title/>
        <svg:desc/>
      </draw:frame>
      <draw:frame draw:id="id321" presentation:style-name="a2291" draw:name="Segnaposto testo verticale 2" svg:x="0.3752in" svg:y="0.43228in" svg:width="4.89567in" svg:height="8.38543in" presentation:class="outline" presentation:placeholder="false">
        <draw:text-box>
          <text:list text:style-name="a2278">
            <text:list-item>
              <text:p text:style-name="a2277" text:class-names="" text:cond-style-name=""><text:span text:style-name="a2276" text:class-names="">Fare clic per modificare stili del testo dello schema</text:span></text:p>
            </text:list-item>
          </text:list>
          <text:list text:style-name="a2281">
            <text:list-item>
              <text:list text:style-name="a2281">
                <text:list-item>
                  <text:p text:style-name="a2280" text:class-names="" text:cond-style-name=""><text:span text:style-name="a2279" text:class-names="">Secondo livello</text:span></text:p>
                </text:list-item>
              </text:list>
            </text:list-item>
          </text:list>
          <text:list text:style-name="a2284">
            <text:list-item>
              <text:list text:style-name="a2284">
                <text:list-item>
                  <text:list text:style-name="a2284">
                    <text:list-item>
                      <text:p text:style-name="a2283" text:class-names="" text:cond-style-name=""><text:span text:style-name="a22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87">
            <text:list-item>
              <text:list text:style-name="a2287">
                <text:list-item>
                  <text:list text:style-name="a2287">
                    <text:list-item>
                      <text:list text:style-name="a2287">
                        <text:list-item>
                          <text:p text:style-name="a2286" text:class-names="" text:cond-style-name=""><text:span text:style-name="a22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0">
            <text:list-item>
              <text:list text:style-name="a2290">
                <text:list-item>
                  <text:list text:style-name="a2290">
                    <text:list-item>
                      <text:list text:style-name="a2290">
                        <text:list-item>
                          <text:list text:style-name="a2290">
                            <text:list-item>
                              <text:p text:style-name="a2289" text:class-names="" text:cond-style-name=""><text:span text:style-name="a228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2" presentation:style-name="a2295" draw:name="Segnaposto data 3" svg:x="0.51575in" svg:y="10.04094in" svg:width="1.68701in" svg:height="0.57638in" presentation:class="date-time" presentation:placeholder="false">
        <draw:text-box>
          <text:p text:style-name="a2294" text:class-names="" text:cond-style-name=""><text:span text:style-name="a2292" text:class-names=""><text:date text:fixed="false" style:data-style-name="a2293">3/31/2019</text:date></text:span></text:p>
        </draw:text-box>
        <svg:title/>
        <svg:desc/>
      </draw:frame>
      <draw:frame draw:id="id323" presentation:style-name="a2298" draw:name="Segnaposto piè di pagina 4" svg:x="2.48425in" svg:y="10.04094in" svg:width="2.53071in" svg:height="0.57638in" presentation:class="footer" presentation:placeholder="false">
        <draw:text-box>
          <text:p text:style-name="a2297" text:class-names="" text:cond-style-name=""><text:span text:style-name="a2296" text:class-names=""/></text:p>
        </draw:text-box>
        <svg:title/>
        <svg:desc/>
      </draw:frame>
      <draw:frame draw:id="id324" presentation:style-name="a2301" draw:name="Segnaposto numero diapositiva 5" svg:x="5.29685in" svg:y="10.04094in" svg:width="1.68701in" svg:height="0.57638in" presentation:class="page-number" presentation:placeholder="false">
        <draw:text-box>
          <text:p text:style-name="a2300" text:class-names="" text:cond-style-name=""><text:span text:style-name="a2299" text:class-names=""><text:page-number style:num-format="1" text:fixed="false"/></text:span></text:p>
        </draw:text-box>
        <svg:title/>
        <svg:desc/>
      </draw:frame>
      <presentation:notes style:page-layout-name="pageLayout2" draw:style-name="a2318">
        <draw:page-thumbnail svg:x="1.21063in" svg:y="0.88858in" svg:width="5.84567in" svg:height="4.38425in" presentation:class="page" draw:id="id5" presentation:style-name="a2302" draw:name="Segnaposto immagine diapositiva 1">
          <svg:title/>
          <svg:desc/>
        </draw:page-thumbnail>
        <draw:frame draw:id="id6" presentation:style-name="a2305" draw:name="Segnaposto note 2" svg:x="0.82677in" svg:y="5.55394in" svg:width="6.61378in" svg:height="5.26142in" presentation:class="notes" presentation:placeholder="false">
          <draw:text-box>
            <text:p text:style-name="a2304" text:class-names="" text:cond-style-name=""><text:span text:style-name="a2303" text:class-names=""/></text:p>
          </draw:text-box>
          <svg:title/>
          <svg:desc/>
        </draw:frame>
        <draw:frame draw:id="id7" presentation:style-name="a2308" draw:name="Segnaposto intestazione 3" svg:x="0in" svg:y="0in" svg:width="3.5878in" svg:height="0.58425in" presentation:class="header" presentation:placeholder="false">
          <draw:text-box>
            <text:p text:style-name="a2307" text:class-names="" text:cond-style-name=""><text:span text:style-name="a2306" text:class-names=""/></text:p>
          </draw:text-box>
          <svg:title/>
          <svg:desc/>
        </draw:frame>
        <draw:frame draw:id="id8" presentation:style-name="a2311" draw:name="Segnaposto data 4" svg:x="4.67953in" svg:y="0in" svg:width="3.5878in" svg:height="0.58425in" presentation:class="date-time" presentation:placeholder="false">
          <draw:text-box>
            <text:p text:style-name="a2310" text:class-names="" text:cond-style-name=""><text:span text:style-name="a2309" text:class-names=""/></text:p>
          </draw:text-box>
          <svg:title/>
          <svg:desc/>
        </draw:frame>
        <draw:frame draw:id="id9" presentation:style-name="a2314" draw:name="Segnaposto piè di pagina 5" svg:x="0in" svg:y="11.10827in" svg:width="3.5878in" svg:height="0.58425in" presentation:class="footer" presentation:placeholder="false">
          <draw:text-box>
            <text:p text:style-name="a2313" text:class-names="" text:cond-style-name=""><text:span text:style-name="a2312" text:class-names=""/></text:p>
          </draw:text-box>
          <svg:title/>
          <svg:desc/>
        </draw:frame>
        <draw:frame draw:id="id10" presentation:style-name="a2317" draw:name="Segnaposto numero diapositiva 6" svg:x="4.67953in" svg:y="11.10827in" svg:width="3.5878in" svg:height="0.58425in" presentation:class="page-number" presentation:placeholder="false">
          <draw:text-box>
            <text:p text:style-name="a2316" text:class-names="" text:cond-style-name=""><text:span text:style-name="a231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319">
      <draw:frame draw:id="id325" presentation:style-name="a2322" draw:name="Segnaposto intestazione 1" svg:x="0in" svg:y="0in" svg:width="3.25472in" svg:height="0.49961in" presentation:class="header" presentation:placeholder="false">
        <draw:text-box>
          <text:p text:style-name="a2321" text:class-names="" text:cond-style-name=""><text:span text:style-name="a2320" text:class-names=""/></text:p>
        </draw:text-box>
        <svg:title/>
        <svg:desc/>
      </draw:frame>
      <draw:frame draw:id="id326" presentation:style-name="a2325" draw:name="Segnaposto data 2" svg:x="4.24528in" svg:y="0in" svg:width="3.25472in" svg:height="0.49961in" presentation:class="date-time" presentation:placeholder="false">
        <draw:text-box>
          <text:p text:style-name="a2324" text:class-names="" text:cond-style-name=""><text:span text:style-name="a2323" text:class-names=""/></text:p>
        </draw:text-box>
        <svg:title/>
        <svg:desc/>
      </draw:frame>
      <draw:frame draw:id="id327" presentation:style-name="a2328" draw:name="Segnaposto piè di pagina 3" svg:x="0in" svg:y="9.5in" svg:width="3.25472in" svg:height="0.49961in" presentation:class="footer" presentation:placeholder="false">
        <draw:text-box>
          <text:p text:style-name="a2327" text:class-names="" text:cond-style-name=""><text:span text:style-name="a2326" text:class-names=""/></text:p>
        </draw:text-box>
        <svg:title/>
        <svg:desc/>
      </draw:frame>
      <draw:frame draw:id="id328" presentation:style-name="a2331" draw:name="Segnaposto numero diapositiva 4" svg:x="4.24528in" svg:y="9.5in" svg:width="3.25472in" svg:height="0.49961in" presentation:class="page-number" presentation:placeholder="false">
        <draw:text-box>
          <text:p text:style-name="a2330" text:class-names="" text:cond-style-name=""><text:span text:style-name="a2329" text:class-names=""><text:page-number style:num-format="1" text:fixed="false"/></text:span></text:p>
        </draw:text-box>
        <svg:title/>
        <svg:desc/>
      </draw:frame>
      <draw:page-thumbnail draw:page-number="1" svg:x="1.30035in" svg:y="1in" svg:width="1.52257in" svg:height="2.19965in"/>
      <draw:page-thumbnail draw:page-number="2" svg:x="1.30035in" svg:y="3.89931in" svg:width="1.52257in" svg:height="2.19965in"/>
      <draw:page-thumbnail draw:page-number="3" svg:x="1.30035in" svg:y="6.79861in" svg:width="1.52257in" svg:height="2.19965in"/>
      <draw:page-thumbnail draw:page-number="4" svg:x="4.67535in" svg:y="1in" svg:width="1.52257in" svg:height="2.19965in"/>
      <draw:page-thumbnail draw:page-number="5" svg:x="4.67535in" svg:y="3.89931in" svg:width="1.52257in" svg:height="2.19965in"/>
      <draw:page-thumbnail draw:page-number="6" svg:x="4.67535in" svg:y="6.79861in" svg:width="1.52257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Pietro Griffa</meta:initial-creator>
    <dc:creator>Pietro Griffa</dc:creator>
    <meta:creation-date>2019-02-21T17:01:48Z</meta:creation-date>
    <dc:date>2019-03-31T20:18:15Z</dc:date>
    <meta:editing-cycles>25</meta:editing-cycles>
    <meta:editing-duration>PT54217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>A4 (21x29,7 c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document-statistic meta:paragraph-count="24" meta:word-count="205"/>
  </office:meta>
</office:document-meta>
</file>